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8.5mm"/>
    </style:style>
    <style:style style:name="co10" style:family="table-column">
      <style:table-column-properties fo:break-before="auto" style:column-width="30.59mm"/>
    </style:style>
    <style:style style:name="co11" style:family="table-column">
      <style:table-column-properties fo:break-before="auto" style:column-width="31.94mm"/>
    </style:style>
    <style:style style:name="co12" style:family="table-column">
      <style:table-column-properties fo:break-before="auto" style:column-width="38.66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76.32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6.7mm"/>
    </style:style>
    <style:style style:name="co20" style:family="table-column">
      <style:table-column-properties fo:break-before="auto" style:column-width="27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 style:data-style-name="N5"/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map style:condition="cell-content()&lt;[$'1998'.$L$24]" style:apply-style-name="abstencao_20_menor" style:base-cell-address="'1998'.L41"/>
    </style:style>
    <style:style style:name="ce10" style:family="table-cell" style:parent-style-name="Default" style:data-style-name="N107">
      <style:map style:condition="cell-content()&lt;[$'1998'.$L$25]" style:apply-style-name="abstencao_20_menor" style:base-cell-address="'1998'.L42"/>
    </style:style>
    <style:style style:name="ce11" style:family="table-cell" style:parent-style-name="Default" style:data-style-name="N1">
      <style:map style:condition="cell-content()&lt;0" style:apply-style-name="abstencao_20_menor" style:base-cell-address="'1998'.M40"/>
    </style:style>
  </office:automatic-styles>
  <office:body>
    <office:spreadsheet>
      <table:calculation-settings table:automatic-find-labels="false"/>
      <table:table table:name="Sumári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dros gerais das eleições gerais de 1998 a 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iado manualmente de <text:a xlink:href="http://www.tse.jus.br/eleicoes/eleicoes-anteriores" xlink:type="simple">http://www.tse.jus.br/eleicoes/eleicoes-anteriores</text:a>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eleitorado apto</text:p>
          </table:table-cell>
          <table:table-cell office:value-type="string" calcext:value-type="string">
            <text:p>Abstenções</text:p>
          </table:table-cell>
          <table:table-cell office:value-type="string" calcext:value-type="string">
            <text:p>Taxa total</text:p>
          </table:table-cell>
          <table:table-cell office:value-type="string" calcext:value-type="string">
            <text:p>média das taxas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1998_err.C24]" office:value-type="float" office:value="994757" calcext:value-type="float">
            <text:p>994757</text:p>
          </table:table-cell>
          <table:table-cell table:formula="of:=[1998_err.G24]" office:value-type="float" office:value="191863" calcext:value-type="float">
            <text:p>191863</text:p>
          </table:table-cell>
          <table:table-cell table:style-name="ce1" table:formula="of:=[1998_err.H24]" office:value-type="percentage" office:value="0.192874239638424" calcext:value-type="percentage">
            <text:p>19,29%</text:p>
          </table:table-cell>
          <table:table-cell table:style-name="ce1" table:formula="of:=[1998_err.I24]" office:value-type="percentage" office:value="0.435147220014139" calcext:value-type="percentage">
            <text:p>43,51%</text:p>
          </table:table-cell>
        </table:table-row>
      </table:table>
      <table:table table:name="1998_er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Justiça Eleitoral - Eleiçơes 1998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nsulta de Resultados Eleitorais - Quadro Geral Zona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ZONA - UF (DISTRITO FEDERAL) - Cargo (PRESIDENTE)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1/06/2018 - 13:30:10 <text:s/>- <text:s/>Dados sujeitos a alteraçăo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Última atualizaçăo em: 15/12/2005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Primeiro turno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(M) Eleitorado</text:p>
          </table:table-cell>
          <table:table-cell office:value-type="string" calcext:value-type="string">
            <text:p>(A) Aptos Totalizados</text:p>
          </table:table-cell>
          <table:table-cell office:value-type="string" calcext:value-type="string">
            <text:p>% (A/M)</text:p>
          </table:table-cell>
          <table:table-cell office:value-type="string" calcext:value-type="string">
            <text:p>(B) Compare.</text:p>
          </table:table-cell>
          <table:table-cell office:value-type="string" calcext:value-type="string">
            <text:p>% (B/A)</text:p>
          </table:table-cell>
          <table:table-cell office:value-type="string" calcext:value-type="string">
            <text:p>(C) Abstençăo</text:p>
          </table:table-cell>
          <table:table-cell office:value-type="string" calcext:value-type="string">
            <text:p>% (C/A)</text:p>
          </table:table-cell>
          <table:table-cell table:style-name="Default"/>
          <table:table-cell/>
          <table:table-cell office:value-type="string" calcext:value-type="string">
            <text:p>(D) Votos Válidos</text:p>
          </table:table-cell>
          <table:table-cell office:value-type="string" calcext:value-type="string">
            <text:p>% (D/B)</text:p>
          </table:table-cell>
          <table:table-cell office:value-type="string" calcext:value-type="string">
            <text:p>(E) Votos Brancos</text:p>
          </table:table-cell>
          <table:table-cell office:value-type="string" calcext:value-type="string">
            <text:p>% (E/B)</text:p>
          </table:table-cell>
          <table:table-cell office:value-type="string" calcext:value-type="string">
            <text:p>(F) Votos Nulos</text:p>
          </table:table-cell>
          <table:table-cell office:value-type="string" calcext:value-type="string">
            <text:p>% (F/B)</text:p>
          </table:table-cell>
          <table:table-cell office:value-type="string" calcext:value-type="string">
            <text:p>(G) Votos Anulados e Apurados em Separados</text:p>
          </table:table-cell>
          <table:table-cell office:value-type="string" calcext:value-type="string">
            <text:p>% (G/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6376" calcext:value-type="float">
            <text:p>1263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13" calcext:value-type="float">
            <text:p>100413</text:p>
          </table:table-cell>
          <table:table-cell office:value-type="float" office:value="79456" calcext:value-type="float">
            <text:p>79456</text:p>
          </table:table-cell>
          <table:table-cell office:value-type="float" office:value="25963" calcext:value-type="float">
            <text:p>25963</text:p>
          </table:table-cell>
          <table:table-cell office:value-type="float" office:value="20544" calcext:value-type="float">
            <text:p>20544</text:p>
          </table:table-cell>
          <table:table-cell table:formula="of:=[.G9]/[.C9]" office:value-type="percentage" office:value="0.205442489080205" calcext:value-type="percentage">
            <text:p>20,54%</text:p>
          </table:table-cell>
          <table:table-cell table:style-name="ce3" table:formula="of:=[.G9]+[.E9]" office:value-type="float" office:value="126376" calcext:value-type="float">
            <text:p>126.376,00</text:p>
          </table:table-cell>
          <table:table-cell office:value-type="float" office:value="95063" calcext:value-type="float">
            <text:p>95063</text:p>
          </table:table-cell>
          <table:table-cell office:value-type="float" office:value="94672" calcext:value-type="float">
            <text:p>94672</text:p>
          </table:table-cell>
          <table:table-cell office:value-type="float" office:value="1504" calcext:value-type="float">
            <text:p>1504</text:p>
          </table:table-cell>
          <table:table-cell office:value-type="float" office:value="1498" calcext:value-type="float">
            <text:p>1498</text:p>
          </table:table-cell>
          <table:table-cell office:value-type="float" office:value="3846" calcext:value-type="float">
            <text:p>3846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4158" calcext:value-type="float">
            <text:p>44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22" calcext:value-type="float">
            <text:p>3722</text:p>
          </table:table-cell>
          <table:table-cell office:value-type="float" office:value="84288" calcext:value-type="float">
            <text:p>84288</text:p>
          </table:table-cell>
          <table:table-cell office:value-type="float" office:value="6938" calcext:value-type="float">
            <text:p>6938</text:p>
          </table:table-cell>
          <table:table-cell office:value-type="float" office:value="15712" calcext:value-type="float">
            <text:p>15712</text:p>
          </table:table-cell>
          <table:table-cell table:formula="of:=[.G10]/[.C10]" office:value-type="percentage" office:value="0.157117623080755" calcext:value-type="percentage">
            <text:p>15,71%</text:p>
          </table:table-cell>
          <table:table-cell table:style-name="ce3" table:formula="of:=[.G10]+[.E10]" office:value-type="float" office:value="10660" calcext:value-type="float">
            <text:p>10.660,00</text:p>
          </table:table-cell>
          <table:table-cell office:value-type="float" office:value="31018" calcext:value-type="float">
            <text:p>31018</text:p>
          </table:table-cell>
          <table:table-cell office:value-type="float" office:value="83337" calcext:value-type="float">
            <text:p>83337</text:p>
          </table:table-cell>
          <table:table-cell office:value-type="float" office:value="759" calcext:value-type="float">
            <text:p>759</text:p>
          </table:table-cell>
          <table:table-cell office:value-type="float" office:value="2039" calcext:value-type="float">
            <text:p>2039</text:p>
          </table:table-cell>
          <table:table-cell office:value-type="float" office:value="5443" calcext:value-type="float">
            <text:p>5443</text:p>
          </table:table-cell>
          <table:table-cell office:value-type="float" office:value="14624" calcext:value-type="float">
            <text:p>14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542" calcext:value-type="float">
            <text:p>18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917" calcext:value-type="float">
            <text:p>157917</text:p>
          </table:table-cell>
          <table:table-cell office:value-type="float" office:value="85167" calcext:value-type="float">
            <text:p>85167</text:p>
          </table:table-cell>
          <table:table-cell office:value-type="float" office:value="27503" calcext:value-type="float">
            <text:p>27503</text:p>
          </table:table-cell>
          <table:table-cell office:value-type="float" office:value="14833" calcext:value-type="float">
            <text:p>14833</text:p>
          </table:table-cell>
          <table:table-cell table:formula="of:=[.G11]/[.C11]" office:value-type="percentage" office:value="1.48328119943911" calcext:value-type="percentage">
            <text:p>148,33%</text:p>
          </table:table-cell>
          <table:table-cell table:style-name="ce3" table:formula="of:=[.G11]+[.E11]" office:value-type="float" office:value="185420" calcext:value-type="float">
            <text:p>185.420,00</text:p>
          </table:table-cell>
          <table:table-cell office:value-type="float" office:value="144527" calcext:value-type="float">
            <text:p>144527</text:p>
          </table:table-cell>
          <table:table-cell office:value-type="float" office:value="91521" calcext:value-type="float">
            <text:p>91521</text:p>
          </table:table-cell>
          <table:table-cell office:value-type="float" office:value="2524" calcext:value-type="float">
            <text:p>2524</text:p>
          </table:table-cell>
          <table:table-cell office:value-type="float" office:value="1598" calcext:value-type="float">
            <text:p>1598</text:p>
          </table:table-cell>
          <table:table-cell office:value-type="float" office:value="10866" calcext:value-type="float">
            <text:p>10866</text:p>
          </table:table-cell>
          <table:table-cell office:value-type="float" office:value="6881" calcext:value-type="float">
            <text:p>6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2444" calcext:value-type="float">
            <text:p>142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857" calcext:value-type="float">
            <text:p>121857</text:p>
          </table:table-cell>
          <table:table-cell office:value-type="float" office:value="85547" calcext:value-type="float">
            <text:p>85547</text:p>
          </table:table-cell>
          <table:table-cell office:value-type="float" office:value="20587" calcext:value-type="float">
            <text:p>20587</text:p>
          </table:table-cell>
          <table:table-cell office:value-type="float" office:value="14453" calcext:value-type="float">
            <text:p>14453</text:p>
          </table:table-cell>
          <table:table-cell table:formula="of:=[.G12]/[.C12]" office:value-type="percentage" office:value="0.144526972003033" calcext:value-type="percentage">
            <text:p>14,45%</text:p>
          </table:table-cell>
          <table:table-cell table:style-name="ce3" table:formula="of:=[.G12]+[.E12]" office:value-type="float" office:value="142444" calcext:value-type="float">
            <text:p>142.444,00</text:p>
          </table:table-cell>
          <table:table-cell office:value-type="float" office:value="106889" calcext:value-type="float">
            <text:p>106889</text:p>
          </table:table-cell>
          <table:table-cell office:value-type="float" office:value="87717" calcext:value-type="float">
            <text:p>87717</text:p>
          </table:table-cell>
          <table:table-cell office:value-type="float" office:value="2354" calcext:value-type="float">
            <text:p>2354</text:p>
          </table:table-cell>
          <table:table-cell office:value-type="float" office:value="1932" calcext:value-type="float">
            <text:p>1932</text:p>
          </table:table-cell>
          <table:table-cell office:value-type="float" office:value="12614" calcext:value-type="float">
            <text:p>12614</text:p>
          </table:table-cell>
          <table:table-cell office:value-type="float" office:value="10351" calcext:value-type="float">
            <text:p>10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158" calcext:value-type="float">
            <text:p>7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39" calcext:value-type="float">
            <text:p>61839</text:p>
          </table:table-cell>
          <table:table-cell office:value-type="float" office:value="86391" calcext:value-type="float">
            <text:p>86391</text:p>
          </table:table-cell>
          <table:table-cell office:value-type="float" office:value="9741" calcext:value-type="float">
            <text:p>9741</text:p>
          </table:table-cell>
          <table:table-cell office:value-type="float" office:value="13609" calcext:value-type="float">
            <text:p>13609</text:p>
          </table:table-cell>
          <table:table-cell table:formula="of:=[.G13]/[.C13]" office:value-type="percentage" office:value="1.36085498742666" calcext:value-type="percentage">
            <text:p>136,09%</text:p>
          </table:table-cell>
          <table:table-cell table:style-name="ce3" table:formula="of:=[.G13]+[.E13]" office:value-type="float" office:value="71580" calcext:value-type="float">
            <text:p>71.580,00</text:p>
          </table:table-cell>
          <table:table-cell office:value-type="float" office:value="55741" calcext:value-type="float">
            <text:p>55741</text:p>
          </table:table-cell>
          <table:table-cell office:value-type="float" office:value="90139" calcext:value-type="float">
            <text:p>90139</text:p>
          </table:table-cell>
          <table:table-cell office:value-type="float" office:value="1076" calcext:value-type="float">
            <text:p>1076</text:p>
          </table:table-cell>
          <table:table-cell office:value-type="float" office:value="1740" calcext:value-type="float">
            <text:p>1740</text:p>
          </table:table-cell>
          <table:table-cell office:value-type="float" office:value="5022" calcext:value-type="float">
            <text:p>5022</text:p>
          </table:table-cell>
          <table:table-cell office:value-type="float" office:value="8121" calcext:value-type="float">
            <text:p>8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0784" calcext:value-type="float">
            <text:p>60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456" calcext:value-type="float">
            <text:p>52456</text:p>
          </table:table-cell>
          <table:table-cell office:value-type="float" office:value="86299" calcext:value-type="float">
            <text:p>86299</text:p>
          </table:table-cell>
          <table:table-cell office:value-type="float" office:value="8328" calcext:value-type="float">
            <text:p>8328</text:p>
          </table:table-cell>
          <table:table-cell office:value-type="float" office:value="13701" calcext:value-type="float">
            <text:p>13701</text:p>
          </table:table-cell>
          <table:table-cell table:formula="of:=[.G14]/[.C14]" office:value-type="percentage" office:value="0.137009739405107" calcext:value-type="percentage">
            <text:p>13,70%</text:p>
          </table:table-cell>
          <table:table-cell table:style-name="ce3" table:formula="of:=[.G14]+[.E14]" office:value-type="float" office:value="60784" calcext:value-type="float">
            <text:p>60.784,00</text:p>
          </table:table-cell>
          <table:table-cell office:value-type="float" office:value="45746" calcext:value-type="float">
            <text:p>45746</text:p>
          </table:table-cell>
          <table:table-cell office:value-type="float" office:value="87208" calcext:value-type="float">
            <text:p>87208</text:p>
          </table:table-cell>
          <table:table-cell office:value-type="float" office:value="107" calcext:value-type="float">
            <text:p>107</text:p>
          </table:table-cell>
          <table:table-cell office:value-type="float" office:value="2040" calcext:value-type="float">
            <text:p>2040</text:p>
          </table:table-cell>
          <table:table-cell office:value-type="float" office:value="564" calcext:value-type="float">
            <text:p>564</text:p>
          </table:table-cell>
          <table:table-cell office:value-type="float" office:value="10752" calcext:value-type="float">
            <text:p>10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3972" calcext:value-type="float">
            <text:p>33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372" calcext:value-type="float">
            <text:p>29372</text:p>
          </table:table-cell>
          <table:table-cell office:value-type="float" office:value="86459" calcext:value-type="float">
            <text:p>86459</text:p>
          </table:table-cell>
          <table:table-cell office:value-type="float" office:value="46" calcext:value-type="float">
            <text:p>46</text:p>
          </table:table-cell>
          <table:table-cell office:value-type="float" office:value="13541" calcext:value-type="float">
            <text:p>13541</text:p>
          </table:table-cell>
          <table:table-cell table:formula="of:=[.G15]/[.C15]" office:value-type="percentage" office:value="0.00135405628164371" calcext:value-type="percentage">
            <text:p>0,14%</text:p>
          </table:table-cell>
          <table:table-cell table:style-name="ce3" table:formula="of:=[.G15]+[.E15]" office:value-type="float" office:value="29418" calcext:value-type="float">
            <text:p>29.418,00</text:p>
          </table:table-cell>
          <table:table-cell office:value-type="float" office:value="25478" calcext:value-type="float">
            <text:p>25478</text:p>
          </table:table-cell>
          <table:table-cell office:value-type="float" office:value="86742" calcext:value-type="float">
            <text:p>86742</text:p>
          </table:table-cell>
          <table:table-cell office:value-type="float" office:value="605" calcext:value-type="float">
            <text:p>605</text:p>
          </table:table-cell>
          <table:table-cell office:value-type="float" office:value="2060" calcext:value-type="float">
            <text:p>2060</text:p>
          </table:table-cell>
          <table:table-cell office:value-type="float" office:value="3289" calcext:value-type="float">
            <text:p>3289</text:p>
          </table:table-cell>
          <table:table-cell office:value-type="float" office:value="11198" calcext:value-type="float">
            <text:p>1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6502" calcext:value-type="float">
            <text:p>1465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093" calcext:value-type="float">
            <text:p>126093</text:p>
          </table:table-cell>
          <table:table-cell office:value-type="float" office:value="86069" calcext:value-type="float">
            <text:p>86069</text:p>
          </table:table-cell>
          <table:table-cell office:value-type="float" office:value="20409" calcext:value-type="float">
            <text:p>20409</text:p>
          </table:table-cell>
          <table:table-cell office:value-type="float" office:value="13931" calcext:value-type="float">
            <text:p>13931</text:p>
          </table:table-cell>
          <table:table-cell table:formula="of:=[.G16]/[.C16]" office:value-type="percentage" office:value="0.139308678379817" calcext:value-type="percentage">
            <text:p>13,93%</text:p>
          </table:table-cell>
          <table:table-cell table:style-name="ce3" table:formula="of:=[.G16]+[.E16]" office:value-type="float" office:value="146502" calcext:value-type="float">
            <text:p>146.502,00</text:p>
          </table:table-cell>
          <table:table-cell office:value-type="float" office:value="111745" calcext:value-type="float">
            <text:p>111745</text:p>
          </table:table-cell>
          <table:table-cell office:value-type="float" office:value="88621" calcext:value-type="float">
            <text:p>88621</text:p>
          </table:table-cell>
          <table:table-cell office:value-type="float" office:value="2589" calcext:value-type="float">
            <text:p>2589</text:p>
          </table:table-cell>
          <table:table-cell office:value-type="float" office:value="2053" calcext:value-type="float">
            <text:p>2053</text:p>
          </table:table-cell>
          <table:table-cell office:value-type="float" office:value="11759" calcext:value-type="float">
            <text:p>11759</text:p>
          </table:table-cell>
          <table:table-cell office:value-type="float" office:value="9326" calcext:value-type="float">
            <text:p>9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5496" calcext:value-type="float">
            <text:p>85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74" calcext:value-type="float">
            <text:p>72574</text:p>
          </table:table-cell>
          <table:table-cell office:value-type="float" office:value="84886" calcext:value-type="float">
            <text:p>84886</text:p>
          </table:table-cell>
          <table:table-cell office:value-type="float" office:value="12922" calcext:value-type="float">
            <text:p>12922</text:p>
          </table:table-cell>
          <table:table-cell office:value-type="float" office:value="15114" calcext:value-type="float">
            <text:p>15114</text:p>
          </table:table-cell>
          <table:table-cell table:formula="of:=[.G17]/[.C17]" office:value-type="percentage" office:value="0.151141573874801" calcext:value-type="percentage">
            <text:p>15,11%</text:p>
          </table:table-cell>
          <table:table-cell table:style-name="ce3" table:formula="of:=[.G17]+[.E17]" office:value-type="float" office:value="85496" calcext:value-type="float">
            <text:p>85.496,00</text:p>
          </table:table-cell>
          <table:table-cell office:value-type="float" office:value="67631" calcext:value-type="float">
            <text:p>67631</text:p>
          </table:table-cell>
          <table:table-cell office:value-type="float" office:value="93189" calcext:value-type="float">
            <text:p>93189</text:p>
          </table:table-cell>
          <table:table-cell office:value-type="float" office:value="1086" calcext:value-type="float">
            <text:p>1086</text:p>
          </table:table-cell>
          <table:table-cell office:value-type="float" office:value="1496" calcext:value-type="float">
            <text:p>1496</text:p>
          </table:table-cell>
          <table:table-cell office:value-type="float" office:value="3857" calcext:value-type="float">
            <text:p>3857</text:p>
          </table:table-cell>
          <table:table-cell office:value-type="float" office:value="5315" calcext:value-type="float">
            <text:p>5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4816" calcext:value-type="float">
            <text:p>448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649" calcext:value-type="float">
            <text:p>37649</text:p>
          </table:table-cell>
          <table:table-cell office:value-type="float" office:value="84008" calcext:value-type="float">
            <text:p>84008</text:p>
          </table:table-cell>
          <table:table-cell office:value-type="float" office:value="7167" calcext:value-type="float">
            <text:p>7167</text:p>
          </table:table-cell>
          <table:table-cell office:value-type="float" office:value="15992" calcext:value-type="float">
            <text:p>15992</text:p>
          </table:table-cell>
          <table:table-cell table:formula="of:=[.G18]/[.C18]" office:value-type="percentage" office:value="0.159920564084256" calcext:value-type="percentage">
            <text:p>15,99%</text:p>
          </table:table-cell>
          <table:table-cell table:style-name="ce3" table:formula="of:=[.G18]+[.E18]" office:value-type="float" office:value="44816" calcext:value-type="float">
            <text:p>44.816,00</text:p>
          </table:table-cell>
          <table:table-cell office:value-type="float" office:value="33658" calcext:value-type="float">
            <text:p>33658</text:p>
          </table:table-cell>
          <table:table-cell office:value-type="float" office:value="89399" calcext:value-type="float">
            <text:p>89399</text:p>
          </table:table-cell>
          <table:table-cell office:value-type="float" office:value="685" calcext:value-type="float">
            <text:p>685</text:p>
          </table:table-cell>
          <table:table-cell office:value-type="float" office:value="1819" calcext:value-type="float">
            <text:p>1819</text:p>
          </table:table-cell>
          <table:table-cell office:value-type="float" office:value="3306" calcext:value-type="float">
            <text:p>3306</text:p>
          </table:table-cell>
          <table:table-cell office:value-type="float" office:value="8781" calcext:value-type="float">
            <text:p>8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652" calcext:value-type="float">
            <text:p>46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697" calcext:value-type="float">
            <text:p>38697</text:p>
          </table:table-cell>
          <table:table-cell office:value-type="float" office:value="83184" calcext:value-type="float">
            <text:p>83184</text:p>
          </table:table-cell>
          <table:table-cell office:value-type="float" office:value="7823" calcext:value-type="float">
            <text:p>7823</text:p>
          </table:table-cell>
          <table:table-cell office:value-type="float" office:value="16816" calcext:value-type="float">
            <text:p>16816</text:p>
          </table:table-cell>
          <table:table-cell table:formula="of:=[.G19]/[.C19]" office:value-type="percentage" office:value="1.68164230438521" calcext:value-type="percentage">
            <text:p>168,16%</text:p>
          </table:table-cell>
          <table:table-cell table:style-name="ce3" table:formula="of:=[.G19]+[.E19]" office:value-type="float" office:value="46520" calcext:value-type="float">
            <text:p>46.520,00</text:p>
          </table:table-cell>
          <table:table-cell office:value-type="float" office:value="36332" calcext:value-type="float">
            <text:p>36332</text:p>
          </table:table-cell>
          <table:table-cell office:value-type="float" office:value="93888" calcext:value-type="float">
            <text:p>93888</text:p>
          </table:table-cell>
          <table:table-cell office:value-type="float" office:value="564" calcext:value-type="float">
            <text:p>564</text:p>
          </table:table-cell>
          <table:table-cell office:value-type="float" office:value="1457" calcext:value-type="float">
            <text:p>1457</text:p>
          </table:table-cell>
          <table:table-cell office:value-type="float" office:value="1801" calcext:value-type="float">
            <text:p>1801</text:p>
          </table:table-cell>
          <table:table-cell office:value-type="float" office:value="4654" calcext:value-type="float">
            <text:p>4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3186" calcext:value-type="float">
            <text:p>1131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89" calcext:value-type="float">
            <text:p>98189</text:p>
          </table:table-cell>
          <table:table-cell office:value-type="float" office:value="86750" calcext:value-type="float">
            <text:p>86750</text:p>
          </table:table-cell>
          <table:table-cell office:value-type="float" office:value="14997" calcext:value-type="float">
            <text:p>14997</text:p>
          </table:table-cell>
          <table:table-cell office:value-type="float" office:value="13250" calcext:value-type="float">
            <text:p>13250</text:p>
          </table:table-cell>
          <table:table-cell table:formula="of:=[.G20]/[.C20]" office:value-type="percentage" office:value="0.132498718922835" calcext:value-type="percentage">
            <text:p>13,25%</text:p>
          </table:table-cell>
          <table:table-cell table:style-name="ce3" table:formula="of:=[.G20]+[.E20]" office:value-type="float" office:value="113186" calcext:value-type="float">
            <text:p>113.186,00</text:p>
          </table:table-cell>
          <table:table-cell office:value-type="float" office:value="87916" calcext:value-type="float">
            <text:p>87916</text:p>
          </table:table-cell>
          <table:table-cell office:value-type="float" office:value="89538" calcext:value-type="float">
            <text:p>89538</text:p>
          </table:table-cell>
          <table:table-cell office:value-type="float" office:value="1934" calcext:value-type="float">
            <text:p>1934</text:p>
          </table:table-cell>
          <table:table-cell office:value-type="float" office:value="1970" calcext:value-type="float">
            <text:p>1970</text:p>
          </table:table-cell>
          <table:table-cell office:value-type="float" office:value="8339" calcext:value-type="float">
            <text:p>8339</text:p>
          </table:table-cell>
          <table:table-cell office:value-type="float" office:value="8493" calcext:value-type="float">
            <text:p>8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62407" calcext:value-type="float">
            <text:p>624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762" calcext:value-type="float">
            <text:p>53762</text:p>
          </table:table-cell>
          <table:table-cell office:value-type="float" office:value="86147" calcext:value-type="float">
            <text:p>86147</text:p>
          </table:table-cell>
          <table:table-cell office:value-type="float" office:value="8645" calcext:value-type="float">
            <text:p>8645</text:p>
          </table:table-cell>
          <table:table-cell office:value-type="float" office:value="13853" calcext:value-type="float">
            <text:p>13853</text:p>
          </table:table-cell>
          <table:table-cell table:formula="of:=[.G21]/[.C21]" office:value-type="percentage" office:value="0.138526126876793" calcext:value-type="percentage">
            <text:p>13,85%</text:p>
          </table:table-cell>
          <table:table-cell table:style-name="ce3" table:formula="of:=[.G21]+[.E21]" office:value-type="float" office:value="62407" calcext:value-type="float">
            <text:p>62.407,00</text:p>
          </table:table-cell>
          <table:table-cell office:value-type="float" office:value="46753" calcext:value-type="float">
            <text:p>46753</text:p>
          </table:table-cell>
          <table:table-cell office:value-type="float" office:value="86963" calcext:value-type="float">
            <text:p>86963</text:p>
          </table:table-cell>
          <table:table-cell office:value-type="float" office:value="948" calcext:value-type="float">
            <text:p>948</text:p>
          </table:table-cell>
          <table:table-cell office:value-type="float" office:value="1763" calcext:value-type="float">
            <text:p>1763</text:p>
          </table:table-cell>
          <table:table-cell office:value-type="float" office:value="6061" calcext:value-type="float">
            <text:p>6061</text:p>
          </table:table-cell>
          <table:table-cell office:value-type="float" office:value="11274" calcext:value-type="float">
            <text:p>11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4264" calcext:value-type="float">
            <text:p>1042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47" calcext:value-type="float">
            <text:p>8347</text:p>
          </table:table-cell>
          <table:table-cell office:value-type="float" office:value="80056" calcext:value-type="float">
            <text:p>80056</text:p>
          </table:table-cell>
          <table:table-cell office:value-type="float" office:value="20794" calcext:value-type="float">
            <text:p>20794</text:p>
          </table:table-cell>
          <table:table-cell office:value-type="float" office:value="19944" calcext:value-type="float">
            <text:p>19944</text:p>
          </table:table-cell>
          <table:table-cell table:formula="of:=[.G22]/[.C22]" office:value-type="percentage" office:value="0.199436046957723" calcext:value-type="percentage">
            <text:p>19,94%</text:p>
          </table:table-cell>
          <table:table-cell table:style-name="ce3" table:formula="of:=[.G22]+[.E22]" office:value-type="float" office:value="29141" calcext:value-type="float">
            <text:p>29.141,00</text:p>
          </table:table-cell>
          <table:table-cell office:value-type="float" office:value="78645" calcext:value-type="float">
            <text:p>78645</text:p>
          </table:table-cell>
          <table:table-cell office:value-type="float" office:value="94219" calcext:value-type="float">
            <text:p>94219</text:p>
          </table:table-cell>
          <table:table-cell office:value-type="float" office:value="1246" calcext:value-type="float">
            <text:p>1246</text:p>
          </table:table-cell>
          <table:table-cell office:value-type="float" office:value="1493" calcext:value-type="float">
            <text:p>1493</text:p>
          </table:table-cell>
          <table:table-cell office:value-type="float" office:value="3579" calcext:value-type="float">
            <text:p>3579</text:p>
          </table:table-cell>
          <table:table-cell office:value-type="float" office:value="4288" calcext:value-type="float">
            <text:p>4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OTAIS</text:p>
          </table:table-cell>
          <table:table-cell table:style-name="ce3" table:formula="of:=SUM([.B9:.B23])" office:value-type="float" office:value="994757" calcext:value-type="float">
            <text:p>994.757,00</text:p>
          </table:table-cell>
          <table:table-cell table:style-name="ce3" table:formula="of:=SUM([.C9:.C23])" office:value-type="float" office:value="994757" calcext:value-type="float">
            <text:p>994.757,00</text:p>
          </table:table-cell>
          <table:table-cell/>
          <table:table-cell table:formula="of:=SUM([.E9:.E23])" office:value-type="float" office:value="962887" calcext:value-type="float">
            <text:p>962887</text:p>
          </table:table-cell>
          <table:table-cell/>
          <table:table-cell table:formula="of:=SUM([.G9:.G23])" office:value-type="float" office:value="191863" calcext:value-type="float">
            <text:p>191863</text:p>
          </table:table-cell>
          <table:table-cell table:style-name="ce1" table:formula="of:=[.G24]/[.C24]" office:value-type="percentage" office:value="0.192874239638424" calcext:value-type="percentage">
            <text:p>19,29%</text:p>
          </table:table-cell>
          <table:table-cell table:formula="of:=AVERAGE([.I9:.I22])" office:value-type="percentage" office:value="0.435147220014139" calcext:value-type="percentage">
            <text:p>43,51%</text:p>
          </table:table-cell>
          <table:table-cell table:style-name="ce1"/>
          <table:table-cell table:formula="of:=SUM([.K9:.K23])" office:value-type="float" office:value="967142" calcext:value-type="float">
            <text:p>967142</text:p>
          </table:table-cell>
          <table:table-cell/>
          <table:table-cell table:formula="of:=SUM([.M9:.M23])" office:value-type="float" office:value="17981" calcext:value-type="float">
            <text:p>17981</text:p>
          </table:table-cell>
          <table:table-cell/>
          <table:table-cell table:formula="of:=SUM([.O9:.O23])" office:value-type="float" office:value="80346" calcext:value-type="float">
            <text:p>8034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4]+[.G24]" office:value-type="float" office:value="1154750" calcext:value-type="float">
            <text:p>115475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formula="of:=[.B24]-[.E25]" office:value-type="float" office:value="-159993" calcext:value-type="float">
            <text:p>-159993</text:p>
          </table:table-cell>
          <table:table-cell table:number-columns-repeated="4"/>
          <table:table-cell table:formula="of:=STDEV([.G9:.G22])" office:value-type="float" office:value="8159.08244039921" calcext:value-type="float">
            <text:p>8159,0824403992</text:p>
          </table:table-cell>
          <table:table-cell table:formula="of:=STDEV([.H9:.H22])" office:value-type="float" office:value="2313.4844005155" calcext:value-type="float">
            <text:p>2313,4844005155</text:p>
          </table:table-cell>
          <table:table-cell table:style-name="Default" table:formula="of:=STDEV([.I9:.I22])" office:value-type="float" office:value="0.587034681645997" calcext:value-type="float">
            <text:p>0,5870346816</text:p>
          </table:table-cell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egundo turno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(M) Eleitorado</text:p>
          </table:table-cell>
          <table:table-cell office:value-type="string" calcext:value-type="string">
            <text:p>(A) Aptos Totalizados</text:p>
          </table:table-cell>
          <table:table-cell office:value-type="string" calcext:value-type="string">
            <text:p>% (A/M)</text:p>
          </table:table-cell>
          <table:table-cell office:value-type="string" calcext:value-type="string">
            <text:p>(B) Compare.</text:p>
          </table:table-cell>
          <table:table-cell office:value-type="string" calcext:value-type="string">
            <text:p>% (B/A)</text:p>
          </table:table-cell>
          <table:table-cell office:value-type="string" calcext:value-type="string">
            <text:p>(C) Abstençăo</text:p>
          </table:table-cell>
          <table:table-cell office:value-type="string" calcext:value-type="string">
            <text:p>% (C/A)</text:p>
          </table:table-cell>
          <table:table-cell table:style-name="Default"/>
          <table:table-cell/>
          <table:table-cell office:value-type="string" calcext:value-type="string">
            <text:p>(D) Votos Válidos</text:p>
          </table:table-cell>
          <table:table-cell office:value-type="string" calcext:value-type="string">
            <text:p>% (D/B)</text:p>
          </table:table-cell>
          <table:table-cell office:value-type="string" calcext:value-type="string">
            <text:p>(E) Votos Brancos</text:p>
          </table:table-cell>
          <table:table-cell office:value-type="string" calcext:value-type="string">
            <text:p>% (E/B)</text:p>
          </table:table-cell>
          <table:table-cell office:value-type="string" calcext:value-type="string">
            <text:p>(F) Votos Nulos</text:p>
          </table:table-cell>
          <table:table-cell office:value-type="string" calcext:value-type="string">
            <text:p>% (F/B)</text:p>
          </table:table-cell>
          <table:table-cell office:value-type="string" calcext:value-type="string">
            <text:p>(G) Votos Anulados e Apurados em Separados</text:p>
          </table:table-cell>
          <table:table-cell office:value-type="string" calcext:value-type="string">
            <text:p>% (G/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6376" calcext:value-type="float">
            <text:p>1263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233" calcext:value-type="float">
            <text:p>98233</text:p>
          </table:table-cell>
          <table:table-cell office:value-type="float" office:value="77731" calcext:value-type="float">
            <text:p>77731</text:p>
          </table:table-cell>
          <table:table-cell office:value-type="float" office:value="28143" calcext:value-type="float">
            <text:p>28143</text:p>
          </table:table-cell>
          <table:table-cell office:value-type="float" office:value="22269" calcext:value-type="float">
            <text:p>22269</text:p>
          </table:table-cell>
          <table:table-cell office:value-type="percentage" office:value="22.27" calcext:value-type="percentage">
            <text:p>2227,00%</text:p>
          </table:table-cell>
          <table:table-cell table:style-name="ce1"/>
          <table:table-cell office:value-type="float" office:value="95608" calcext:value-type="float">
            <text:p>95608</text:p>
          </table:table-cell>
          <table:table-cell office:value-type="float" office:value="97328" calcext:value-type="float">
            <text:p>97328</text:p>
          </table:table-cell>
          <table:table-cell office:value-type="float" office:value="962" calcext:value-type="float">
            <text:p>962</text:p>
          </table:table-cell>
          <table:table-cell office:value-type="float" office:value="979" calcext:value-type="float">
            <text:p>979</text:p>
          </table:table-cell>
          <table:table-cell office:value-type="float" office:value="1.663" calcext:value-type="float">
            <text:p>1,663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4158" calcext:value-type="float">
            <text:p>44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608" calcext:value-type="float">
            <text:p>37608</text:p>
          </table:table-cell>
          <table:table-cell office:value-type="float" office:value="85167" calcext:value-type="float">
            <text:p>85167</text:p>
          </table:table-cell>
          <table:table-cell office:value-type="float" office:value="655" calcext:value-type="float">
            <text:p>655</text:p>
          </table:table-cell>
          <table:table-cell office:value-type="float" office:value="14833" calcext:value-type="float">
            <text:p>14833</text:p>
          </table:table-cell>
          <table:table-cell office:value-type="percentage" office:value="14.83" calcext:value-type="percentage">
            <text:p>1483,00%</text:p>
          </table:table-cell>
          <table:table-cell table:style-name="ce1"/>
          <table:table-cell office:value-type="float" office:value="36895" calcext:value-type="float">
            <text:p>36895</text:p>
          </table:table-cell>
          <table:table-cell office:value-type="float" office:value="98104" calcext:value-type="float">
            <text:p>98104</text:p>
          </table:table-cell>
          <table:table-cell office:value-type="float" office:value="149" calcext:value-type="float">
            <text:p>149</text:p>
          </table:table-cell>
          <table:table-cell office:value-type="float" office:value="396" calcext:value-type="float">
            <text:p>396</text:p>
          </table:table-cell>
          <table:table-cell office:value-type="float" office:value="564" calcext:value-type="float">
            <text:p>56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542" calcext:value-type="float">
            <text:p>18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087" calcext:value-type="float">
            <text:p>157087</text:p>
          </table:table-cell>
          <table:table-cell office:value-type="float" office:value="84720" calcext:value-type="float">
            <text:p>84720</text:p>
          </table:table-cell>
          <table:table-cell office:value-type="float" office:value="28333" calcext:value-type="float">
            <text:p>28333</text:p>
          </table:table-cell>
          <table:table-cell office:value-type="float" office:value="15280" calcext:value-type="float">
            <text:p>15280</text:p>
          </table:table-cell>
          <table:table-cell office:value-type="percentage" office:value="15.28" calcext:value-type="percentage">
            <text:p>1528,00%</text:p>
          </table:table-cell>
          <table:table-cell table:style-name="ce1"/>
          <table:table-cell office:value-type="float" office:value="153228" calcext:value-type="float">
            <text:p>153228</text:p>
          </table:table-cell>
          <table:table-cell office:value-type="float" office:value="97543" calcext:value-type="float">
            <text:p>97543</text:p>
          </table:table-cell>
          <table:table-cell office:value-type="float" office:value="939" calcext:value-type="float">
            <text:p>939</text:p>
          </table:table-cell>
          <table:table-cell office:value-type="float" office:value="598" calcext:value-type="float">
            <text:p>598</text:p>
          </table:table-cell>
          <table:table-cell office:value-type="float" office:value="2.92" calcext:value-type="float">
            <text:p>2,92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2444" calcext:value-type="float">
            <text:p>142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762" calcext:value-type="float">
            <text:p>121762</text:p>
          </table:table-cell>
          <table:table-cell office:value-type="float" office:value="85481" calcext:value-type="float">
            <text:p>85481</text:p>
          </table:table-cell>
          <table:table-cell office:value-type="float" office:value="20682" calcext:value-type="float">
            <text:p>20682</text:p>
          </table:table-cell>
          <table:table-cell office:value-type="float" office:value="14519" calcext:value-type="float">
            <text:p>14519</text:p>
          </table:table-cell>
          <table:table-cell office:value-type="percentage" office:value="14.52" calcext:value-type="percentage">
            <text:p>1452,00%</text:p>
          </table:table-cell>
          <table:table-cell table:style-name="ce1"/>
          <table:table-cell office:value-type="float" office:value="118731" calcext:value-type="float">
            <text:p>118731</text:p>
          </table:table-cell>
          <table:table-cell office:value-type="float" office:value="97511" calcext:value-type="float">
            <text:p>97511</text:p>
          </table:table-cell>
          <table:table-cell office:value-type="float" office:value="734" calcext:value-type="float">
            <text:p>734</text:p>
          </table:table-cell>
          <table:table-cell office:value-type="float" office:value="603" calcext:value-type="float">
            <text:p>603</text:p>
          </table:table-cell>
          <table:table-cell office:value-type="float" office:value="2.297" calcext:value-type="float">
            <text:p>2,2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158" calcext:value-type="float">
            <text:p>7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37" calcext:value-type="float">
            <text:p>61337</text:p>
          </table:table-cell>
          <table:table-cell office:value-type="float" office:value="85690" calcext:value-type="float">
            <text:p>85690</text:p>
          </table:table-cell>
          <table:table-cell office:value-type="float" office:value="10243" calcext:value-type="float">
            <text:p>10243</text:p>
          </table:table-cell>
          <table:table-cell office:value-type="float" office:value="14310" calcext:value-type="float">
            <text:p>14310</text:p>
          </table:table-cell>
          <table:table-cell office:value-type="percentage" office:value="14.31" calcext:value-type="percentage">
            <text:p>1431,00%</text:p>
          </table:table-cell>
          <table:table-cell table:style-name="ce1"/>
          <table:table-cell office:value-type="float" office:value="59792" calcext:value-type="float">
            <text:p>59792</text:p>
          </table:table-cell>
          <table:table-cell office:value-type="float" office:value="97481" calcext:value-type="float">
            <text:p>97481</text:p>
          </table:table-cell>
          <table:table-cell office:value-type="float" office:value="350" calcext:value-type="float">
            <text:p>350</text:p>
          </table:table-cell>
          <table:table-cell office:value-type="float" office:value="571" calcext:value-type="float">
            <text:p>571</text:p>
          </table:table-cell>
          <table:table-cell office:value-type="float" office:value="1.195" calcext:value-type="float">
            <text:p>1,195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0784" calcext:value-type="float">
            <text:p>60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348" calcext:value-type="float">
            <text:p>52348</text:p>
          </table:table-cell>
          <table:table-cell office:value-type="float" office:value="86121" calcext:value-type="float">
            <text:p>86121</text:p>
          </table:table-cell>
          <table:table-cell office:value-type="float" office:value="8436" calcext:value-type="float">
            <text:p>8436</text:p>
          </table:table-cell>
          <table:table-cell office:value-type="float" office:value="13879" calcext:value-type="float">
            <text:p>13879</text:p>
          </table:table-cell>
          <table:table-cell office:value-type="percentage" office:value="13.88" calcext:value-type="percentage">
            <text:p>1388,00%</text:p>
          </table:table-cell>
          <table:table-cell table:style-name="ce1"/>
          <table:table-cell office:value-type="float" office:value="51298" calcext:value-type="float">
            <text:p>51298</text:p>
          </table:table-cell>
          <table:table-cell office:value-type="float" office:value="97994" calcext:value-type="float">
            <text:p>97994</text:p>
          </table:table-cell>
          <table:table-cell office:value-type="float" office:value="258" calcext:value-type="float">
            <text:p>258</text:p>
          </table:table-cell>
          <table:table-cell office:value-type="float" office:value="493" calcext:value-type="float">
            <text:p>493</text:p>
          </table:table-cell>
          <table:table-cell office:value-type="float" office:value="792" calcext:value-type="float">
            <text:p>792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3972" calcext:value-type="float">
            <text:p>33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337" calcext:value-type="float">
            <text:p>29337</text:p>
          </table:table-cell>
          <table:table-cell office:value-type="float" office:value="86356" calcext:value-type="float">
            <text:p>86356</text:p>
          </table:table-cell>
          <table:table-cell office:value-type="float" office:value="4635" calcext:value-type="float">
            <text:p>4635</text:p>
          </table:table-cell>
          <table:table-cell office:value-type="float" office:value="13644" calcext:value-type="float">
            <text:p>13644</text:p>
          </table:table-cell>
          <table:table-cell office:value-type="percentage" office:value="13.64" calcext:value-type="percentage">
            <text:p>1364,00%</text:p>
          </table:table-cell>
          <table:table-cell table:style-name="ce1"/>
          <table:table-cell office:value-type="float" office:value="28736" calcext:value-type="float">
            <text:p>28736</text:p>
          </table:table-cell>
          <table:table-cell office:value-type="float" office:value="97951" calcext:value-type="float">
            <text:p>97951</text:p>
          </table:table-cell>
          <table:table-cell office:value-type="float" office:value="137" calcext:value-type="float">
            <text:p>137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6502" calcext:value-type="float">
            <text:p>1465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774" calcext:value-type="float">
            <text:p>125774</text:p>
          </table:table-cell>
          <table:table-cell office:value-type="float" office:value="85851" calcext:value-type="float">
            <text:p>85851</text:p>
          </table:table-cell>
          <table:table-cell office:value-type="float" office:value="20728" calcext:value-type="float">
            <text:p>20728</text:p>
          </table:table-cell>
          <table:table-cell office:value-type="float" office:value="14149" calcext:value-type="float">
            <text:p>14149</text:p>
          </table:table-cell>
          <table:table-cell office:value-type="percentage" office:value="14.15" calcext:value-type="percentage">
            <text:p>1415,00%</text:p>
          </table:table-cell>
          <table:table-cell table:style-name="ce1"/>
          <table:table-cell office:value-type="float" office:value="1224" calcext:value-type="float">
            <text:p>1224</text:p>
          </table:table-cell>
          <table:table-cell office:value-type="float" office:value="97317" calcext:value-type="float">
            <text:p>97317</text:p>
          </table:table-cell>
          <table:table-cell office:value-type="float" office:value="845" calcext:value-type="float">
            <text:p>845</text:p>
          </table:table-cell>
          <table:table-cell office:value-type="float" office:value="672" calcext:value-type="float">
            <text:p>672</text:p>
          </table:table-cell>
          <table:table-cell office:value-type="float" office:value="2.529" calcext:value-type="float">
            <text:p>2,529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5496" calcext:value-type="float">
            <text:p>85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902" calcext:value-type="float">
            <text:p>71902</text:p>
          </table:table-cell>
          <table:table-cell office:value-type="float" office:value="84100" calcext:value-type="float">
            <text:p>84100</text:p>
          </table:table-cell>
          <table:table-cell office:value-type="float" office:value="13594" calcext:value-type="float">
            <text:p>13594</text:p>
          </table:table-cell>
          <table:table-cell office:value-type="float" office:value="15900" calcext:value-type="float">
            <text:p>15900</text:p>
          </table:table-cell>
          <table:table-cell office:value-type="percentage" office:value="15.9" calcext:value-type="percentage">
            <text:p>1590,00%</text:p>
          </table:table-cell>
          <table:table-cell table:style-name="ce1"/>
          <table:table-cell office:value-type="float" office:value="70165" calcext:value-type="float">
            <text:p>70165</text:p>
          </table:table-cell>
          <table:table-cell office:value-type="float" office:value="97584" calcext:value-type="float">
            <text:p>97584</text:p>
          </table:table-cell>
          <table:table-cell office:value-type="float" office:value="462" calcext:value-type="float">
            <text:p>462</text:p>
          </table:table-cell>
          <table:table-cell office:value-type="float" office:value="643" calcext:value-type="float">
            <text:p>643</text:p>
          </table:table-cell>
          <table:table-cell office:value-type="float" office:value="1.275" calcext:value-type="float">
            <text:p>1,275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4816" calcext:value-type="float">
            <text:p>448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34" calcext:value-type="float">
            <text:p>3734</text:p>
          </table:table-cell>
          <table:table-cell office:value-type="float" office:value="83318" calcext:value-type="float">
            <text:p>83318</text:p>
          </table:table-cell>
          <table:table-cell office:value-type="float" office:value="7476" calcext:value-type="float">
            <text:p>7476</text:p>
          </table:table-cell>
          <table:table-cell office:value-type="float" office:value="16682" calcext:value-type="float">
            <text:p>16682</text:p>
          </table:table-cell>
          <table:table-cell office:value-type="percentage" office:value="16.68" calcext:value-type="percentage">
            <text:p>1668,00%</text:p>
          </table:table-cell>
          <table:table-cell table:style-name="ce1"/>
          <table:table-cell office:value-type="float" office:value="36609" calcext:value-type="float">
            <text:p>36609</text:p>
          </table:table-cell>
          <table:table-cell office:value-type="float" office:value="98042" calcext:value-type="float">
            <text:p>98042</text:p>
          </table:table-cell>
          <table:table-cell office:value-type="float" office:value="184" calcext:value-type="float">
            <text:p>184</text:p>
          </table:table-cell>
          <table:table-cell office:value-type="float" office:value="493" calcext:value-type="float">
            <text:p>493</text:p>
          </table:table-cell>
          <table:table-cell office:value-type="float" office:value="547" calcext:value-type="float">
            <text:p>547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652" calcext:value-type="float">
            <text:p>46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119" calcext:value-type="float">
            <text:p>38119</text:p>
          </table:table-cell>
          <table:table-cell office:value-type="float" office:value="81941" calcext:value-type="float">
            <text:p>81941</text:p>
          </table:table-cell>
          <table:table-cell office:value-type="float" office:value="8401" calcext:value-type="float">
            <text:p>8401</text:p>
          </table:table-cell>
          <table:table-cell office:value-type="float" office:value="18059" calcext:value-type="float">
            <text:p>18059</text:p>
          </table:table-cell>
          <table:table-cell office:value-type="percentage" office:value="18.06" calcext:value-type="percentage">
            <text:p>1806,00%</text:p>
          </table:table-cell>
          <table:table-cell table:style-name="ce1"/>
          <table:table-cell office:value-type="float" office:value="37107" calcext:value-type="float">
            <text:p>37107</text:p>
          </table:table-cell>
          <table:table-cell office:value-type="float" office:value="97345" calcext:value-type="float">
            <text:p>97345</text:p>
          </table:table-cell>
          <table:table-cell office:value-type="float" office:value="292" calcext:value-type="float">
            <text:p>292</text:p>
          </table:table-cell>
          <table:table-cell office:value-type="float" office:value="766" calcext:value-type="float">
            <text:p>766</text:p>
          </table:table-cell>
          <table:table-cell office:value-type="float" office:value="720" calcext:value-type="float">
            <text:p>720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3186" calcext:value-type="float">
            <text:p>1131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87" calcext:value-type="float">
            <text:p>9787</text:p>
          </table:table-cell>
          <table:table-cell office:value-type="float" office:value="86468" calcext:value-type="float">
            <text:p>86468</text:p>
          </table:table-cell>
          <table:table-cell office:value-type="float" office:value="15316" calcext:value-type="float">
            <text:p>15316</text:p>
          </table:table-cell>
          <table:table-cell office:value-type="float" office:value="13532" calcext:value-type="float">
            <text:p>13532</text:p>
          </table:table-cell>
          <table:table-cell office:value-type="percentage" office:value="13.53" calcext:value-type="percentage">
            <text:p>1353,00%</text:p>
          </table:table-cell>
          <table:table-cell table:style-name="ce1"/>
          <table:table-cell office:value-type="float" office:value="954" calcext:value-type="float">
            <text:p>954</text:p>
          </table:table-cell>
          <table:table-cell office:value-type="float" office:value="97476" calcext:value-type="float">
            <text:p>97476</text:p>
          </table:table-cell>
          <table:table-cell office:value-type="float" office:value="588" calcext:value-type="float">
            <text:p>588</text:p>
          </table:table-cell>
          <table:table-cell office:value-type="float" office:value="601" calcext:value-type="float">
            <text:p>601</text:p>
          </table:table-cell>
          <table:table-cell office:value-type="float" office:value="1.882" calcext:value-type="float">
            <text:p>1,882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62407" calcext:value-type="float">
            <text:p>624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179" calcext:value-type="float">
            <text:p>54179</text:p>
          </table:table-cell>
          <table:table-cell office:value-type="float" office:value="86816" calcext:value-type="float">
            <text:p>86816</text:p>
          </table:table-cell>
          <table:table-cell office:value-type="float" office:value="8228" calcext:value-type="float">
            <text:p>8228</text:p>
          </table:table-cell>
          <table:table-cell office:value-type="float" office:value="13184" calcext:value-type="float">
            <text:p>13184</text:p>
          </table:table-cell>
          <table:table-cell office:value-type="percentage" office:value="13.18" calcext:value-type="percentage">
            <text:p>1318,00%</text:p>
          </table:table-cell>
          <table:table-cell table:style-name="ce1"/>
          <table:table-cell office:value-type="float" office:value="53261" calcext:value-type="float">
            <text:p>53261</text:p>
          </table:table-cell>
          <table:table-cell office:value-type="float" office:value="98306" calcext:value-type="float">
            <text:p>98306</text:p>
          </table:table-cell>
          <table:table-cell office:value-type="float" office:value="197" calcext:value-type="float">
            <text:p>197</text:p>
          </table:table-cell>
          <table:table-cell office:value-type="float" office:value="364" calcext:value-type="float">
            <text:p>364</text:p>
          </table:table-cell>
          <table:table-cell office:value-type="float" office:value="721" calcext:value-type="float">
            <text:p>721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4264" calcext:value-type="float">
            <text:p>1042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026" calcext:value-type="float">
            <text:p>82026</text:p>
          </table:table-cell>
          <table:table-cell office:value-type="float" office:value="78671" calcext:value-type="float">
            <text:p>78671</text:p>
          </table:table-cell>
          <table:table-cell office:value-type="float" office:value="22238" calcext:value-type="float">
            <text:p>22238</text:p>
          </table:table-cell>
          <table:table-cell office:value-type="float" office:value="21329" calcext:value-type="float">
            <text:p>21329</text:p>
          </table:table-cell>
          <table:table-cell office:value-type="percentage" office:value="21.33" calcext:value-type="percentage">
            <text:p>2133,00%</text:p>
          </table:table-cell>
          <table:table-cell table:style-name="ce1"/>
          <table:table-cell office:value-type="float" office:value="80046" calcext:value-type="float">
            <text:p>80046</text:p>
          </table:table-cell>
          <table:table-cell office:value-type="float" office:value="97586" calcext:value-type="float">
            <text:p>97586</text:p>
          </table:table-cell>
          <table:table-cell office:value-type="float" office:value="713" calcext:value-type="float">
            <text:p>713</text:p>
          </table:table-cell>
          <table:table-cell office:value-type="float" office:value="869" calcext:value-type="float">
            <text:p>869</text:p>
          </table:table-cell>
          <table:table-cell office:value-type="float" office:value="1.267" calcext:value-type="float">
            <text:p>1,267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table:formula="of:=SUM([.B32:.B46])" office:value-type="float" office:value="994757" calcext:value-type="float">
            <text:p>994.757,00</text:p>
          </table:table-cell>
          <table:table-cell table:style-name="ce3" table:formula="of:=SUM([.C32:.C46])" office:value-type="float" office:value="994757" calcext:value-type="float">
            <text:p>994.757,00</text:p>
          </table:table-cell>
          <table:table-cell table:style-name="ce3"/>
          <table:table-cell table:style-name="ce3" table:formula="of:=SUM([.E32:.E46])" office:value-type="float" office:value="943233" calcext:value-type="float">
            <text:p>943.233,00</text:p>
          </table:table-cell>
          <table:table-cell table:style-name="ce3"/>
          <table:table-cell table:style-name="ce3" table:formula="of:=SUM([.G32:.G46])" office:value-type="float" office:value="197108" calcext:value-type="float">
            <text:p>197.108,00</text:p>
          </table:table-cell>
          <table:table-cell/>
          <table:table-cell table:formula="of:=AVERAGE([.I32:.I45])" office:value-type="percentage" office:value="15.8257142857143" calcext:value-type="percentage">
            <text:p>1582,57%</text:p>
          </table:table-cell>
          <table:table-cell table:style-name="ce1"/>
          <table:table-cell table:formula="of:=SUM([.K32:.K46])" office:value-type="float" office:value="823654" calcext:value-type="float">
            <text:p>823654</text:p>
          </table:table-cell>
          <table:table-cell/>
          <table:table-cell table:formula="of:=SUM([.M32:.M46])" office:value-type="float" office:value="6810" calcext:value-type="float">
            <text:p>6810</text:p>
          </table:table-cell>
          <table:table-cell/>
          <table:table-cell table:formula="of:=SUM([.O32:.O46])" office:value-type="float" office:value="3823.028" calcext:value-type="float">
            <text:p>3823,028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formula="of:=[.B47]-[.E49]" office:value-type="float" office:value="-145584" calcext:value-type="float">
            <text:p>-145584</text:p>
          </table:table-cell>
          <table:table-cell table:number-columns-repeated="2"/>
          <table:table-cell table:formula="of:=[.E47]+[.G47]" office:value-type="float" office:value="1140341" calcext:value-type="float">
            <text:p>1140341</text:p>
          </table:table-cell>
          <table:table-cell table:number-columns-repeated="3"/>
          <table:table-cell table:style-name="Default"/>
          <table:table-cell table:number-columns-repeated="9"/>
        </table:table-row>
      </table:table>
      <table:table table:name="2002" table:style-name="ta1"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Justiça Eleitoral - Eleiçơes 2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sulta de Resultados Eleitorais - Quadro Geral Zo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ONA - UF (DISTRITO FEDERAL) - Cargo (GOVERNADOR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/06/2018 - 14:34:58 <text:s/>- <text:s/>Dados sujeitos a alteraçă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Última atualizaçăo em: 18/10/2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meiro Turn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(M) Eleitorado</text:p>
          </table:table-cell>
          <table:table-cell office:value-type="string" calcext:value-type="string">
            <text:p>(A) Aptos Totalizados</text:p>
          </table:table-cell>
          <table:table-cell office:value-type="string" calcext:value-type="string">
            <text:p>% (A/M)</text:p>
          </table:table-cell>
          <table:table-cell office:value-type="string" calcext:value-type="string">
            <text:p>(B) Compare.</text:p>
          </table:table-cell>
          <table:table-cell office:value-type="string" calcext:value-type="string">
            <text:p>% (B/A)</text:p>
          </table:table-cell>
          <table:table-cell office:value-type="string" calcext:value-type="string">
            <text:p>(C) Abstençăo</text:p>
          </table:table-cell>
          <table:table-cell office:value-type="string" calcext:value-type="string">
            <text:p>% (C/A)</text:p>
          </table:table-cell>
          <table:table-cell office:value-type="string" calcext:value-type="string">
            <text:p>(D) Votos Válidos</text:p>
          </table:table-cell>
          <table:table-cell office:value-type="string" calcext:value-type="string">
            <text:p>% (D/B)</text:p>
          </table:table-cell>
          <table:table-cell office:value-type="string" calcext:value-type="string">
            <text:p>(E) Votos Brancos</text:p>
          </table:table-cell>
          <table:table-cell office:value-type="string" calcext:value-type="string">
            <text:p>% (E/B)</text:p>
          </table:table-cell>
          <table:table-cell office:value-type="string" calcext:value-type="string">
            <text:p>(F) Votos Nulos</text:p>
          </table:table-cell>
          <table:table-cell office:value-type="string" calcext:value-type="string">
            <text:p>% (F/B)</text:p>
          </table:table-cell>
          <table:table-cell office:value-type="string" calcext:value-type="string">
            <text:p>(G) Votos Anulados e Apurados em Separados</text:p>
          </table:table-cell>
          <table:table-cell office:value-type="string" calcext:value-type="string">
            <text:p>% (G/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0.438" calcext:value-type="float">
            <text:p>130,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.831" calcext:value-type="float">
            <text:p>108,831</text:p>
          </table:table-cell>
          <table:table-cell office:value-type="float" office:value="83435" calcext:value-type="float">
            <text:p>83435</text:p>
          </table:table-cell>
          <table:table-cell office:value-type="float" office:value="21.607" calcext:value-type="float">
            <text:p>21,607</text:p>
          </table:table-cell>
          <table:table-cell office:value-type="float" office:value="16565" calcext:value-type="float">
            <text:p>16565</text:p>
          </table:table-cell>
          <table:table-cell office:value-type="float" office:value="104.079" calcext:value-type="float">
            <text:p>104,079</text:p>
          </table:table-cell>
          <table:table-cell office:value-type="float" office:value="95634" calcext:value-type="float">
            <text:p>95634</text:p>
          </table:table-cell>
          <table:table-cell office:value-type="float" office:value="1.703" calcext:value-type="float">
            <text:p>1,703</text:p>
          </table:table-cell>
          <table:table-cell office:value-type="float" office:value="1565" calcext:value-type="float">
            <text:p>1565</text:p>
          </table:table-cell>
          <table:table-cell office:value-type="float" office:value="2.734" calcext:value-type="float">
            <text:p>2,734</text:p>
          </table:table-cell>
          <table:table-cell office:value-type="float" office:value="2512" calcext:value-type="float">
            <text:p>2512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0.247" calcext:value-type="float">
            <text:p>70,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.162" calcext:value-type="float">
            <text:p>56,162</text:p>
          </table:table-cell>
          <table:table-cell office:value-type="float" office:value="79949" calcext:value-type="float">
            <text:p>79949</text:p>
          </table:table-cell>
          <table:table-cell office:value-type="float" office:value="14.085" calcext:value-type="float">
            <text:p>14,085</text:p>
          </table:table-cell>
          <table:table-cell office:value-type="float" office:value="20051" calcext:value-type="float">
            <text:p>20051</text:p>
          </table:table-cell>
          <table:table-cell office:value-type="float" office:value="51.766" calcext:value-type="float">
            <text:p>51,766</text:p>
          </table:table-cell>
          <table:table-cell office:value-type="float" office:value="92173" calcext:value-type="float">
            <text:p>92173</text:p>
          </table:table-cell>
          <table:table-cell office:value-type="float" office:value="1.309" calcext:value-type="float">
            <text:p>1,309</text:p>
          </table:table-cell>
          <table:table-cell office:value-type="float" office:value="2331" calcext:value-type="float">
            <text:p>2331</text:p>
          </table:table-cell>
          <table:table-cell office:value-type="float" office:value="3.087" calcext:value-type="float">
            <text:p>3,087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2.41" calcext:value-type="float">
            <text:p>112,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.057" calcext:value-type="float">
            <text:p>98,057</text:p>
          </table:table-cell>
          <table:table-cell office:value-type="float" office:value="87232" calcext:value-type="float">
            <text:p>87232</text:p>
          </table:table-cell>
          <table:table-cell office:value-type="float" office:value="14.353" calcext:value-type="float">
            <text:p>14,353</text:p>
          </table:table-cell>
          <table:table-cell office:value-type="float" office:value="12768" calcext:value-type="float">
            <text:p>12768</text:p>
          </table:table-cell>
          <table:table-cell office:value-type="float" office:value="93.062" calcext:value-type="float">
            <text:p>93,062</text:p>
          </table:table-cell>
          <table:table-cell office:value-type="float" office:value="94906" calcext:value-type="float">
            <text:p>94906</text:p>
          </table:table-cell>
          <table:table-cell office:value-type="float" office:value="1.686" calcext:value-type="float">
            <text:p>1,686</text:p>
          </table:table-cell>
          <table:table-cell office:value-type="float" office:value="1719" calcext:value-type="float">
            <text:p>1719</text:p>
          </table:table-cell>
          <table:table-cell office:value-type="float" office:value="3.309" calcext:value-type="float">
            <text:p>3,309</text:p>
          </table:table-cell>
          <table:table-cell office:value-type="float" office:value="3375" calcext:value-type="float">
            <text:p>3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1.521" calcext:value-type="float">
            <text:p>91,5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.512" calcext:value-type="float">
            <text:p>75,512</text:p>
          </table:table-cell>
          <table:table-cell office:value-type="float" office:value="82508" calcext:value-type="float">
            <text:p>82508</text:p>
          </table:table-cell>
          <table:table-cell office:value-type="float" office:value="16.009" calcext:value-type="float">
            <text:p>16,009</text:p>
          </table:table-cell>
          <table:table-cell office:value-type="float" office:value="17492" calcext:value-type="float">
            <text:p>17492</text:p>
          </table:table-cell>
          <table:table-cell office:value-type="float" office:value="69.617" calcext:value-type="float">
            <text:p>69,617</text:p>
          </table:table-cell>
          <table:table-cell office:value-type="float" office:value="92193" calcext:value-type="float">
            <text:p>92193</text:p>
          </table:table-cell>
          <table:table-cell office:value-type="float" office:value="1.44" calcext:value-type="float">
            <text:p>1,44</text:p>
          </table:table-cell>
          <table:table-cell office:value-type="float" office:value="1907" calcext:value-type="float">
            <text:p>1907</text:p>
          </table:table-cell>
          <table:table-cell office:value-type="float" office:value="3.623" calcext:value-type="float">
            <text:p>3,623</text:p>
          </table:table-cell>
          <table:table-cell office:value-type="float" office:value="4798" calcext:value-type="float">
            <text:p>4798</text:p>
          </table:table-cell>
          <table:table-cell office:value-type="float" office:value="832" calcext:value-type="float">
            <text:p>83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6.255" calcext:value-type="float">
            <text:p>86,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.1" calcext:value-type="float">
            <text:p>74,1</text:p>
          </table:table-cell>
          <table:table-cell office:value-type="float" office:value="85908" calcext:value-type="float">
            <text:p>85908</text:p>
          </table:table-cell>
          <table:table-cell office:value-type="float" office:value="12.155" calcext:value-type="float">
            <text:p>12,155</text:p>
          </table:table-cell>
          <table:table-cell office:value-type="float" office:value="14092" calcext:value-type="float">
            <text:p>14092</text:p>
          </table:table-cell>
          <table:table-cell office:value-type="float" office:value="69.819" calcext:value-type="float">
            <text:p>69,819</text:p>
          </table:table-cell>
          <table:table-cell office:value-type="float" office:value="94223" calcext:value-type="float">
            <text:p>94223</text:p>
          </table:table-cell>
          <table:table-cell office:value-type="float" office:value="1.375" calcext:value-type="float">
            <text:p>1,375</text:p>
          </table:table-cell>
          <table:table-cell office:value-type="float" office:value="1856" calcext:value-type="float">
            <text:p>1856</text:p>
          </table:table-cell>
          <table:table-cell office:value-type="float" office:value="2.906" calcext:value-type="float">
            <text:p>2,906</text:p>
          </table:table-cell>
          <table:table-cell office:value-type="float" office:value="3922" calcext:value-type="float">
            <text:p>3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2.55" calcext:value-type="float">
            <text:p>82,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.652" calcext:value-type="float">
            <text:p>69,652</text:p>
          </table:table-cell>
          <table:table-cell office:value-type="float" office:value="84376" calcext:value-type="float">
            <text:p>84376</text:p>
          </table:table-cell>
          <table:table-cell office:value-type="float" office:value="12.898" calcext:value-type="float">
            <text:p>12,898</text:p>
          </table:table-cell>
          <table:table-cell office:value-type="float" office:value="15624" calcext:value-type="float">
            <text:p>15624</text:p>
          </table:table-cell>
          <table:table-cell office:value-type="float" office:value="65.137" calcext:value-type="float">
            <text:p>65,137</text:p>
          </table:table-cell>
          <table:table-cell office:value-type="float" office:value="93518" calcext:value-type="float">
            <text:p>93518</text:p>
          </table:table-cell>
          <table:table-cell office:value-type="float" office:value="1.372" calcext:value-type="float">
            <text:p>1,372</text:p>
          </table:table-cell>
          <table:table-cell office:value-type="float" office:value="1970" calcext:value-type="float">
            <text:p>1970</text:p>
          </table:table-cell>
          <table:table-cell office:value-type="float" office:value="3.143" calcext:value-type="float">
            <text:p>3,143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1.68" calcext:value-type="float">
            <text:p>41,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.384" calcext:value-type="float">
            <text:p>35,384</text:p>
          </table:table-cell>
          <table:table-cell office:value-type="float" office:value="84894" calcext:value-type="float">
            <text:p>84894</text:p>
          </table:table-cell>
          <table:table-cell office:value-type="float" office:value="6.296" calcext:value-type="float">
            <text:p>6,296</text:p>
          </table:table-cell>
          <table:table-cell office:value-type="float" office:value="15106" calcext:value-type="float">
            <text:p>15106</text:p>
          </table:table-cell>
          <table:table-cell office:value-type="float" office:value="33" calcext:value-type="float">
            <text:p>33</text:p>
          </table:table-cell>
          <table:table-cell office:value-type="float" office:value="93262" calcext:value-type="float">
            <text:p>93262</text:p>
          </table:table-cell>
          <table:table-cell office:value-type="float" office:value="636" calcext:value-type="float">
            <text:p>636</text:p>
          </table:table-cell>
          <table:table-cell office:value-type="float" office:value="1797" calcext:value-type="float">
            <text:p>1797</text:p>
          </table:table-cell>
          <table:table-cell office:value-type="float" office:value="1.748" calcext:value-type="float">
            <text:p>1,748</text:p>
          </table:table-cell>
          <table:table-cell office:value-type="float" office:value="4940" calcext:value-type="float">
            <text:p>4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9.368" calcext:value-type="float">
            <text:p>79,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.208" calcext:value-type="float">
            <text:p>66,208</text:p>
          </table:table-cell>
          <table:table-cell office:value-type="float" office:value="83419" calcext:value-type="float">
            <text:p>83419</text:p>
          </table:table-cell>
          <table:table-cell office:value-type="float" office:value="13.16" calcext:value-type="float">
            <text:p>13,16</text:p>
          </table:table-cell>
          <table:table-cell office:value-type="float" office:value="16581" calcext:value-type="float">
            <text:p>16581</text:p>
          </table:table-cell>
          <table:table-cell office:value-type="float" office:value="61.255" calcext:value-type="float">
            <text:p>61,255</text:p>
          </table:table-cell>
          <table:table-cell office:value-type="float" office:value="92519" calcext:value-type="float">
            <text:p>92519</text:p>
          </table:table-cell>
          <table:table-cell office:value-type="float" office:value="1.373" calcext:value-type="float">
            <text:p>1,373</text:p>
          </table:table-cell>
          <table:table-cell office:value-type="float" office:value="2074" calcext:value-type="float">
            <text:p>2074</text:p>
          </table:table-cell>
          <table:table-cell office:value-type="float" office:value="3.208" calcext:value-type="float">
            <text:p>3,208</text:p>
          </table:table-cell>
          <table:table-cell office:value-type="float" office:value="4845" calcext:value-type="float">
            <text:p>4845</text:p>
          </table:table-cell>
          <table:table-cell office:value-type="float" office:value="372" calcext:value-type="float">
            <text:p>37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97.162" calcext:value-type="float">
            <text:p>97,1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.973" calcext:value-type="float">
            <text:p>82,973</text:p>
          </table:table-cell>
          <table:table-cell office:value-type="float" office:value="85397" calcext:value-type="float">
            <text:p>85397</text:p>
          </table:table-cell>
          <table:table-cell office:value-type="float" office:value="14.189" calcext:value-type="float">
            <text:p>14,189</text:p>
          </table:table-cell>
          <table:table-cell office:value-type="float" office:value="14603" calcext:value-type="float">
            <text:p>14603</text:p>
          </table:table-cell>
          <table:table-cell office:value-type="float" office:value="79.47" calcext:value-type="float">
            <text:p>79,47</text:p>
          </table:table-cell>
          <table:table-cell office:value-type="float" office:value="95778" calcext:value-type="float">
            <text:p>95778</text:p>
          </table:table-cell>
          <table:table-cell office:value-type="float" office:value="1.138" calcext:value-type="float">
            <text:p>1,138</text:p>
          </table:table-cell>
          <table:table-cell office:value-type="float" office:value="1372" calcext:value-type="float">
            <text:p>1372</text:p>
          </table:table-cell>
          <table:table-cell office:value-type="float" office:value="2.365" calcext:value-type="float">
            <text:p>2,365</text:p>
          </table:table-cell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9.856" calcext:value-type="float">
            <text:p>59,8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.549" calcext:value-type="float">
            <text:p>50,549</text:p>
          </table:table-cell>
          <table:table-cell office:value-type="float" office:value="84451" calcext:value-type="float">
            <text:p>84451</text:p>
          </table:table-cell>
          <table:table-cell office:value-type="float" office:value="9.307" calcext:value-type="float">
            <text:p>9,307</text:p>
          </table:table-cell>
          <table:table-cell office:value-type="float" office:value="15549" calcext:value-type="float">
            <text:p>15549</text:p>
          </table:table-cell>
          <table:table-cell office:value-type="float" office:value="48.01" calcext:value-type="float">
            <text:p>48,01</text:p>
          </table:table-cell>
          <table:table-cell office:value-type="float" office:value="94977" calcext:value-type="float">
            <text:p>94977</text:p>
          </table:table-cell>
          <table:table-cell office:value-type="float" office:value="801" calcext:value-type="float">
            <text:p>801</text:p>
          </table:table-cell>
          <table:table-cell office:value-type="float" office:value="1585" calcext:value-type="float">
            <text:p>1585</text:p>
          </table:table-cell>
          <table:table-cell office:value-type="float" office:value="1.738" calcext:value-type="float">
            <text:p>1,738</text:p>
          </table:table-cell>
          <table:table-cell office:value-type="float" office:value="3438" calcext:value-type="float">
            <text:p>3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4.056" calcext:value-type="float">
            <text:p>54,0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.496" calcext:value-type="float">
            <text:p>46,496</text:p>
          </table:table-cell>
          <table:table-cell office:value-type="float" office:value="86015" calcext:value-type="float">
            <text:p>86015</text:p>
          </table:table-cell>
          <table:table-cell office:value-type="float" office:value="7.56" calcext:value-type="float">
            <text:p>7,56</text:p>
          </table:table-cell>
          <table:table-cell office:value-type="float" office:value="13985" calcext:value-type="float">
            <text:p>13985</text:p>
          </table:table-cell>
          <table:table-cell office:value-type="float" office:value="44.691" calcext:value-type="float">
            <text:p>44,691</text:p>
          </table:table-cell>
          <table:table-cell office:value-type="float" office:value="96118" calcext:value-type="float">
            <text:p>96118</text:p>
          </table:table-cell>
          <table:table-cell office:value-type="float" office:value="710" calcext:value-type="float">
            <text:p>710</text:p>
          </table:table-cell>
          <table:table-cell office:value-type="float" office:value="1527" calcext:value-type="float">
            <text:p>1527</text:p>
          </table:table-cell>
          <table:table-cell office:value-type="float" office:value="1.095" calcext:value-type="float">
            <text:p>1,095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2.847" calcext:value-type="float">
            <text:p>122,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.91" calcext:value-type="float">
            <text:p>105,91</text:p>
          </table:table-cell>
          <table:table-cell office:value-type="float" office:value="86213" calcext:value-type="float">
            <text:p>86213</text:p>
          </table:table-cell>
          <table:table-cell office:value-type="float" office:value="16.937" calcext:value-type="float">
            <text:p>16,937</text:p>
          </table:table-cell>
          <table:table-cell office:value-type="float" office:value="13787" calcext:value-type="float">
            <text:p>13787</text:p>
          </table:table-cell>
          <table:table-cell office:value-type="float" office:value="99.852" calcext:value-type="float">
            <text:p>99,852</text:p>
          </table:table-cell>
          <table:table-cell office:value-type="float" office:value="94280" calcext:value-type="float">
            <text:p>94280</text:p>
          </table:table-cell>
          <table:table-cell office:value-type="float" office:value="1.91" calcext:value-type="float">
            <text:p>1,91</text:p>
          </table:table-cell>
          <table:table-cell office:value-type="float" office:value="1803" calcext:value-type="float">
            <text:p>1803</text:p>
          </table:table-cell>
          <table:table-cell office:value-type="float" office:value="4.148" calcext:value-type="float">
            <text:p>4,148</text:p>
          </table:table-cell>
          <table:table-cell office:value-type="float" office:value="3917" calcext:value-type="float">
            <text:p>3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11.781" calcext:value-type="float">
            <text:p>111,7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.763" calcext:value-type="float">
            <text:p>91,763</text:p>
          </table:table-cell>
          <table:table-cell office:value-type="float" office:value="82092" calcext:value-type="float">
            <text:p>82092</text:p>
          </table:table-cell>
          <table:table-cell office:value-type="float" office:value="20.018" calcext:value-type="float">
            <text:p>20,018</text:p>
          </table:table-cell>
          <table:table-cell office:value-type="float" office:value="17908" calcext:value-type="float">
            <text:p>17908</text:p>
          </table:table-cell>
          <table:table-cell office:value-type="float" office:value="86.498" calcext:value-type="float">
            <text:p>86,498</text:p>
          </table:table-cell>
          <table:table-cell office:value-type="float" office:value="94262" calcext:value-type="float">
            <text:p>94262</text:p>
          </table:table-cell>
          <table:table-cell office:value-type="float" office:value="1.552" calcext:value-type="float">
            <text:p>1,552</text:p>
          </table:table-cell>
          <table:table-cell office:value-type="float" office:value="1691" calcext:value-type="float">
            <text:p>1691</text:p>
          </table:table-cell>
          <table:table-cell office:value-type="float" office:value="3.713" calcext:value-type="float">
            <text:p>3,713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7.003" calcext:value-type="float">
            <text:p>117,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.847" calcext:value-type="float">
            <text:p>98,847</text:p>
          </table:table-cell>
          <table:table-cell office:value-type="float" office:value="84482" calcext:value-type="float">
            <text:p>84482</text:p>
          </table:table-cell>
          <table:table-cell office:value-type="float" office:value="18.156" calcext:value-type="float">
            <text:p>18,156</text:p>
          </table:table-cell>
          <table:table-cell office:value-type="float" office:value="15518" calcext:value-type="float">
            <text:p>15518</text:p>
          </table:table-cell>
          <table:table-cell office:value-type="float" office:value="94.797" calcext:value-type="float">
            <text:p>94,797</text:p>
          </table:table-cell>
          <table:table-cell office:value-type="float" office:value="95903" calcext:value-type="float">
            <text:p>95903</text:p>
          </table:table-cell>
          <table:table-cell office:value-type="float" office:value="1.507" calcext:value-type="float">
            <text:p>1,507</text:p>
          </table:table-cell>
          <table:table-cell office:value-type="float" office:value="1525" calcext:value-type="float">
            <text:p>1525</text:p>
          </table:table-cell>
          <table:table-cell office:value-type="float" office:value="2.543" calcext:value-type="float">
            <text:p>2,543</text:p>
          </table:table-cell>
          <table:table-cell office:value-type="float" office:value="2573" calcext:value-type="float">
            <text:p>2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3.429" calcext:value-type="float">
            <text:p>93,4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.582" calcext:value-type="float">
            <text:p>80,582</text:p>
          </table:table-cell>
          <table:table-cell office:value-type="float" office:value="86249" calcext:value-type="float">
            <text:p>86249</text:p>
          </table:table-cell>
          <table:table-cell office:value-type="float" office:value="12.847" calcext:value-type="float">
            <text:p>12,847</text:p>
          </table:table-cell>
          <table:table-cell office:value-type="float" office:value="13751" calcext:value-type="float">
            <text:p>13751</text:p>
          </table:table-cell>
          <table:table-cell office:value-type="float" office:value="77.078" calcext:value-type="float">
            <text:p>77,078</text:p>
          </table:table-cell>
          <table:table-cell office:value-type="float" office:value="95652" calcext:value-type="float">
            <text:p>95652</text:p>
          </table:table-cell>
          <table:table-cell office:value-type="float" office:value="1.146" calcext:value-type="float">
            <text:p>1,146</text:p>
          </table:table-cell>
          <table:table-cell office:value-type="float" office:value="1422" calcext:value-type="float">
            <text:p>1422</text:p>
          </table:table-cell>
          <table:table-cell office:value-type="float" office:value="2.358" calcext:value-type="float">
            <text:p>2,358</text:p>
          </table:table-cell>
          <table:table-cell office:value-type="float" office:value="2926" calcext:value-type="float">
            <text:p>2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5.369" calcext:value-type="float">
            <text:p>85,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.718" calcext:value-type="float">
            <text:p>73,718</text:p>
          </table:table-cell>
          <table:table-cell office:value-type="float" office:value="86352" calcext:value-type="float">
            <text:p>86352</text:p>
          </table:table-cell>
          <table:table-cell office:value-type="float" office:value="11.651" calcext:value-type="float">
            <text:p>11,651</text:p>
          </table:table-cell>
          <table:table-cell office:value-type="float" office:value="13648" calcext:value-type="float">
            <text:p>13648</text:p>
          </table:table-cell>
          <table:table-cell office:value-type="float" office:value="69.329" calcext:value-type="float">
            <text:p>69,329</text:p>
          </table:table-cell>
          <table:table-cell office:value-type="float" office:value="94046" calcext:value-type="float">
            <text:p>94046</text:p>
          </table:table-cell>
          <table:table-cell office:value-type="float" office:value="1.506" calcext:value-type="float">
            <text:p>1,506</text:p>
          </table:table-cell>
          <table:table-cell office:value-type="float" office:value="2043" calcext:value-type="float">
            <text:p>2043</text:p>
          </table:table-cell>
          <table:table-cell office:value-type="float" office:value="2.883" calcext:value-type="float">
            <text:p>2,883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2.465" calcext:value-type="float">
            <text:p>82,4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.359" calcext:value-type="float">
            <text:p>69,359</text:p>
          </table:table-cell>
          <table:table-cell office:value-type="float" office:value="84107" calcext:value-type="float">
            <text:p>84107</text:p>
          </table:table-cell>
          <table:table-cell office:value-type="float" office:value="13.106" calcext:value-type="float">
            <text:p>13,106</text:p>
          </table:table-cell>
          <table:table-cell office:value-type="float" office:value="15893" calcext:value-type="float">
            <text:p>15893</text:p>
          </table:table-cell>
          <table:table-cell office:value-type="float" office:value="64.989" calcext:value-type="float">
            <text:p>64,989</text:p>
          </table:table-cell>
          <table:table-cell office:value-type="float" office:value="93699" calcext:value-type="float">
            <text:p>93699</text:p>
          </table:table-cell>
          <table:table-cell office:value-type="float" office:value="1.309" calcext:value-type="float">
            <text:p>1,309</text:p>
          </table:table-cell>
          <table:table-cell office:value-type="float" office:value="1887" calcext:value-type="float">
            <text:p>1887</text:p>
          </table:table-cell>
          <table:table-cell office:value-type="float" office:value="3.061" calcext:value-type="float">
            <text:p>3,061</text:p>
          </table:table-cell>
          <table:table-cell office:value-type="float" office:value="4413" calcext:value-type="float">
            <text:p>4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SUM([.C9:.C26])" office:value-type="float" office:value="1518.437" calcext:value-type="float">
            <text:p>1518,437</text:p>
          </table:table-cell>
          <table:table-cell/>
          <table:table-cell table:formula="of:=SUM([.E9:.E26])" office:value-type="float" office:value="1284.103" calcext:value-type="float">
            <text:p>1284,103</text:p>
          </table:table-cell>
          <table:table-cell/>
          <table:table-cell table:formula="of:=SUM([.G9:.G26])" office:value-type="float" office:value="234.334" calcext:value-type="float">
            <text:p>234,334</text:p>
          </table:table-cell>
          <table:table-cell/>
          <table:table-cell table:formula="of:=SUM([.I9:.I26])" office:value-type="float" office:value="1212.449" calcext:value-type="float">
            <text:p>1212,449</text:p>
          </table:table-cell>
          <table:table-cell/>
          <table:table-cell table:formula="of:=SUM([.K9:.K26])" office:value-type="float" office:value="2167.326" calcext:value-type="float">
            <text:p>2167,326</text:p>
          </table:table-cell>
          <table:table-cell/>
          <table:table-cell table:formula="of:=SUM([.M9:.M26])" office:value-type="float" office:value="47.662" calcext:value-type="float">
            <text:p>47,66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Justiça Eleitoral - Eleiçơes 2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sulta de Resultados Eleitorais - Quadro Geral Zo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ONA - UF (DISTRITO FEDERAL) - Cargo (GOVERNADOR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/06/2018 - 14:36:18 <text:s/>- <text:s/>Dados sujeitos a alteraçă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Última atualizaçăo em: 18/10/2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gundo turn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(M) Eleitorado</text:p>
          </table:table-cell>
          <table:table-cell office:value-type="string" calcext:value-type="string">
            <text:p>(A) Aptos Totalizados</text:p>
          </table:table-cell>
          <table:table-cell office:value-type="string" calcext:value-type="string">
            <text:p>% (A/M)</text:p>
          </table:table-cell>
          <table:table-cell office:value-type="string" calcext:value-type="string">
            <text:p>(B) Compare.</text:p>
          </table:table-cell>
          <table:table-cell office:value-type="string" calcext:value-type="string">
            <text:p>% (B/A)</text:p>
          </table:table-cell>
          <table:table-cell office:value-type="string" calcext:value-type="string">
            <text:p>(C) Abstençăo</text:p>
          </table:table-cell>
          <table:table-cell office:value-type="string" calcext:value-type="string">
            <text:p>% (C/A)</text:p>
          </table:table-cell>
          <table:table-cell office:value-type="string" calcext:value-type="string">
            <text:p>(D) Votos Válidos</text:p>
          </table:table-cell>
          <table:table-cell office:value-type="string" calcext:value-type="string">
            <text:p>% (D/B)</text:p>
          </table:table-cell>
          <table:table-cell office:value-type="string" calcext:value-type="string">
            <text:p>(E) Votos Brancos</text:p>
          </table:table-cell>
          <table:table-cell office:value-type="string" calcext:value-type="string">
            <text:p>% (E/B)</text:p>
          </table:table-cell>
          <table:table-cell office:value-type="string" calcext:value-type="string">
            <text:p>(F) Votos Nulos</text:p>
          </table:table-cell>
          <table:table-cell office:value-type="string" calcext:value-type="string">
            <text:p>% (F/B)</text:p>
          </table:table-cell>
          <table:table-cell office:value-type="string" calcext:value-type="string">
            <text:p>(G) Votos Anulados e Apurados em Separados</text:p>
          </table:table-cell>
          <table:table-cell office:value-type="string" calcext:value-type="string">
            <text:p>% (G/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0.438" calcext:value-type="float">
            <text:p>130,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.059" calcext:value-type="float">
            <text:p>108,059</text:p>
          </table:table-cell>
          <table:table-cell office:value-type="float" office:value="82843" calcext:value-type="float">
            <text:p>82843</text:p>
          </table:table-cell>
          <table:table-cell office:value-type="float" office:value="22.379" calcext:value-type="float">
            <text:p>22,379</text:p>
          </table:table-cell>
          <table:table-cell office:value-type="float" office:value="17157" calcext:value-type="float">
            <text:p>17157</text:p>
          </table:table-cell>
          <table:table-cell office:value-type="float" office:value="104.188" calcext:value-type="float">
            <text:p>104,188</text:p>
          </table:table-cell>
          <table:table-cell office:value-type="float" office:value="96418" calcext:value-type="float">
            <text:p>96418</text:p>
          </table:table-cell>
          <table:table-cell office:value-type="float" office:value="1.552" calcext:value-type="float">
            <text:p>1,552</text:p>
          </table:table-cell>
          <table:table-cell office:value-type="float" office:value="1436" calcext:value-type="float">
            <text:p>1436</text:p>
          </table:table-cell>
          <table:table-cell office:value-type="float" office:value="2.319" calcext:value-type="float">
            <text:p>2,319</text:p>
          </table:table-cell>
          <table:table-cell office:value-type="float" office:value="2146" calcext:value-type="float">
            <text:p>2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0.247" calcext:value-type="float">
            <text:p>70,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.096" calcext:value-type="float">
            <text:p>60,096</text:p>
          </table:table-cell>
          <table:table-cell office:value-type="float" office:value="85550" calcext:value-type="float">
            <text:p>85550</text:p>
          </table:table-cell>
          <table:table-cell office:value-type="float" office:value="10.151" calcext:value-type="float">
            <text:p>10,151</text:p>
          </table:table-cell>
          <table:table-cell office:value-type="float" office:value="14450" calcext:value-type="float">
            <text:p>14450</text:p>
          </table:table-cell>
          <table:table-cell office:value-type="float" office:value="58.103" calcext:value-type="float">
            <text:p>58,103</text:p>
          </table:table-cell>
          <table:table-cell office:value-type="float" office:value="96684" calcext:value-type="float">
            <text:p>96684</text:p>
          </table:table-cell>
          <table:table-cell office:value-type="float" office:value="449" calcext:value-type="float">
            <text:p>449</text:p>
          </table:table-cell>
          <table:table-cell office:value-type="float" office:value="747" calcext:value-type="float">
            <text:p>747</text:p>
          </table:table-cell>
          <table:table-cell office:value-type="float" office:value="1.544" calcext:value-type="float">
            <text:p>1,544</text:p>
          </table:table-cell>
          <table:table-cell office:value-type="float" office:value="2569" calcext:value-type="float">
            <text:p>2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2.41" calcext:value-type="float">
            <text:p>112,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.896" calcext:value-type="float">
            <text:p>98,896</text:p>
          </table:table-cell>
          <table:table-cell office:value-type="float" office:value="87978" calcext:value-type="float">
            <text:p>87978</text:p>
          </table:table-cell>
          <table:table-cell office:value-type="float" office:value="13.514" calcext:value-type="float">
            <text:p>13,514</text:p>
          </table:table-cell>
          <table:table-cell office:value-type="float" office:value="12022" calcext:value-type="float">
            <text:p>12022</text:p>
          </table:table-cell>
          <table:table-cell office:value-type="float" office:value="95.713" calcext:value-type="float">
            <text:p>95,713</text:p>
          </table:table-cell>
          <table:table-cell office:value-type="float" office:value="96781" calcext:value-type="float">
            <text:p>96781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2.253" calcext:value-type="float">
            <text:p>2,253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1.521" calcext:value-type="float">
            <text:p>91,5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.169" calcext:value-type="float">
            <text:p>79,169</text:p>
          </table:table-cell>
          <table:table-cell office:value-type="float" office:value="86504" calcext:value-type="float">
            <text:p>86504</text:p>
          </table:table-cell>
          <table:table-cell office:value-type="float" office:value="12.352" calcext:value-type="float">
            <text:p>12,352</text:p>
          </table:table-cell>
          <table:table-cell office:value-type="float" office:value="13496" calcext:value-type="float">
            <text:p>13496</text:p>
          </table:table-cell>
          <table:table-cell office:value-type="float" office:value="76.607" calcext:value-type="float">
            <text:p>76,607</text:p>
          </table:table-cell>
          <table:table-cell office:value-type="float" office:value="96764" calcext:value-type="float">
            <text:p>96764</text:p>
          </table:table-cell>
          <table:table-cell office:value-type="float" office:value="637" calcext:value-type="float">
            <text:p>637</text:p>
          </table:table-cell>
          <table:table-cell office:value-type="float" office:value="805" calcext:value-type="float">
            <text:p>805</text:p>
          </table:table-cell>
          <table:table-cell office:value-type="float" office:value="1.925" calcext:value-type="float">
            <text:p>1,925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6.255" calcext:value-type="float">
            <text:p>86,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.765" calcext:value-type="float">
            <text:p>74,765</text:p>
          </table:table-cell>
          <table:table-cell office:value-type="float" office:value="86679" calcext:value-type="float">
            <text:p>86679</text:p>
          </table:table-cell>
          <table:table-cell office:value-type="float" office:value="11.49" calcext:value-type="float">
            <text:p>11,49</text:p>
          </table:table-cell>
          <table:table-cell office:value-type="float" office:value="13321" calcext:value-type="float">
            <text:p>13321</text:p>
          </table:table-cell>
          <table:table-cell office:value-type="float" office:value="72.405" calcext:value-type="float">
            <text:p>72,405</text:p>
          </table:table-cell>
          <table:table-cell office:value-type="float" office:value="96843" calcext:value-type="float">
            <text:p>96843</text:p>
          </table:table-cell>
          <table:table-cell office:value-type="float" office:value="610" calcext:value-type="float">
            <text:p>610</text:p>
          </table:table-cell>
          <table:table-cell office:value-type="float" office:value="816" calcext:value-type="float">
            <text:p>816</text:p>
          </table:table-cell>
          <table:table-cell office:value-type="float" office:value="1.75" calcext:value-type="float">
            <text:p>1,75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2.55" calcext:value-type="float">
            <text:p>82,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.287" calcext:value-type="float">
            <text:p>72,287</text:p>
          </table:table-cell>
          <table:table-cell office:value-type="float" office:value="87568" calcext:value-type="float">
            <text:p>87568</text:p>
          </table:table-cell>
          <table:table-cell office:value-type="float" office:value="10.263" calcext:value-type="float">
            <text:p>10,263</text:p>
          </table:table-cell>
          <table:table-cell office:value-type="float" office:value="12432" calcext:value-type="float">
            <text:p>12432</text:p>
          </table:table-cell>
          <table:table-cell office:value-type="float" office:value="70.115" calcext:value-type="float">
            <text:p>70,115</text:p>
          </table:table-cell>
          <table:table-cell office:value-type="float" office:value="96995" calcext:value-type="float">
            <text:p>96995</text:p>
          </table:table-cell>
          <table:table-cell office:value-type="float" office:value="527" calcext:value-type="float">
            <text:p>527</text:p>
          </table:table-cell>
          <table:table-cell office:value-type="float" office:value="729" calcext:value-type="float">
            <text:p>729</text:p>
          </table:table-cell>
          <table:table-cell office:value-type="float" office:value="1.645" calcext:value-type="float">
            <text:p>1,645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1.68" calcext:value-type="float">
            <text:p>41,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.047" calcext:value-type="float">
            <text:p>36,047</text:p>
          </table:table-cell>
          <table:table-cell office:value-type="float" office:value="86485" calcext:value-type="float">
            <text:p>86485</text:p>
          </table:table-cell>
          <table:table-cell office:value-type="float" office:value="5.633" calcext:value-type="float">
            <text:p>5,633</text:p>
          </table:table-cell>
          <table:table-cell office:value-type="float" office:value="13515" calcext:value-type="float">
            <text:p>13515</text:p>
          </table:table-cell>
          <table:table-cell office:value-type="float" office:value="34.848" calcext:value-type="float">
            <text:p>34,848</text:p>
          </table:table-cell>
          <table:table-cell office:value-type="float" office:value="96674" calcext:value-type="float">
            <text:p>96674</text:p>
          </table:table-cell>
          <table:table-cell office:value-type="float" office:value="288" calcext:value-type="float">
            <text:p>288</text:p>
          </table:table-cell>
          <table:table-cell office:value-type="float" office:value="799" calcext:value-type="float">
            <text:p>799</text:p>
          </table:table-cell>
          <table:table-cell office:value-type="float" office:value="911" calcext:value-type="float">
            <text:p>911</text:p>
          </table:table-cell>
          <table:table-cell office:value-type="float" office:value="2527" calcext:value-type="float">
            <text:p>2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9.368" calcext:value-type="float">
            <text:p>79,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.327" calcext:value-type="float">
            <text:p>68,327</text:p>
          </table:table-cell>
          <table:table-cell office:value-type="float" office:value="86089" calcext:value-type="float">
            <text:p>86089</text:p>
          </table:table-cell>
          <table:table-cell office:value-type="float" office:value="11.041" calcext:value-type="float">
            <text:p>11,041</text:p>
          </table:table-cell>
          <table:table-cell office:value-type="float" office:value="13911" calcext:value-type="float">
            <text:p>13911</text:p>
          </table:table-cell>
          <table:table-cell office:value-type="float" office:value="65.896" calcext:value-type="float">
            <text:p>65,896</text:p>
          </table:table-cell>
          <table:table-cell office:value-type="float" office:value="96442" calcext:value-type="float">
            <text:p>96442</text:p>
          </table:table-cell>
          <table:table-cell office:value-type="float" office:value="652" calcext:value-type="float">
            <text:p>652</text:p>
          </table:table-cell>
          <table:table-cell office:value-type="float" office:value="954" calcext:value-type="float">
            <text:p>954</text:p>
          </table:table-cell>
          <table:table-cell office:value-type="float" office:value="1.779" calcext:value-type="float">
            <text:p>1,779</text:p>
          </table:table-cell>
          <table:table-cell office:value-type="float" office:value="2604" calcext:value-type="float">
            <text:p>2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97.162" calcext:value-type="float">
            <text:p>97,1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.933" calcext:value-type="float">
            <text:p>83,933</text:p>
          </table:table-cell>
          <table:table-cell office:value-type="float" office:value="86385" calcext:value-type="float">
            <text:p>86385</text:p>
          </table:table-cell>
          <table:table-cell office:value-type="float" office:value="13.229" calcext:value-type="float">
            <text:p>13,229</text:p>
          </table:table-cell>
          <table:table-cell office:value-type="float" office:value="13615" calcext:value-type="float">
            <text:p>13615</text:p>
          </table:table-cell>
          <table:table-cell office:value-type="float" office:value="81.555" calcext:value-type="float">
            <text:p>81,555</text:p>
          </table:table-cell>
          <table:table-cell office:value-type="float" office:value="97167" calcext:value-type="float">
            <text:p>97167</text:p>
          </table:table-cell>
          <table:table-cell office:value-type="float" office:value="760" calcext:value-type="float">
            <text:p>760</text:p>
          </table:table-cell>
          <table:table-cell office:value-type="float" office:value="905" calcext:value-type="float">
            <text:p>905</text:p>
          </table:table-cell>
          <table:table-cell office:value-type="float" office:value="1.618" calcext:value-type="float">
            <text:p>1,618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9.856" calcext:value-type="float">
            <text:p>59,8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.386" calcext:value-type="float">
            <text:p>51,386</text:p>
          </table:table-cell>
          <table:table-cell office:value-type="float" office:value="85849" calcext:value-type="float">
            <text:p>85849</text:p>
          </table:table-cell>
          <table:table-cell office:value-type="float" office:value="8.47" calcext:value-type="float">
            <text:p>8,47</text:p>
          </table:table-cell>
          <table:table-cell office:value-type="float" office:value="14151" calcext:value-type="float">
            <text:p>14151</text:p>
          </table:table-cell>
          <table:table-cell office:value-type="float" office:value="49.902" calcext:value-type="float">
            <text:p>49,902</text:p>
          </table:table-cell>
          <table:table-cell office:value-type="float" office:value="97112" calcext:value-type="float">
            <text:p>97112</text:p>
          </table:table-cell>
          <table:table-cell office:value-type="float" office:value="402" calcext:value-type="float">
            <text:p>402</text:p>
          </table:table-cell>
          <table:table-cell office:value-type="float" office:value="782" calcext:value-type="float">
            <text:p>782</text:p>
          </table:table-cell>
          <table:table-cell office:value-type="float" office:value="1.082" calcext:value-type="float">
            <text:p>1,082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4.056" calcext:value-type="float">
            <text:p>54,0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.14" calcext:value-type="float">
            <text:p>46,14</text:p>
          </table:table-cell>
          <table:table-cell office:value-type="float" office:value="85356" calcext:value-type="float">
            <text:p>85356</text:p>
          </table:table-cell>
          <table:table-cell office:value-type="float" office:value="7.916" calcext:value-type="float">
            <text:p>7,916</text:p>
          </table:table-cell>
          <table:table-cell office:value-type="float" office:value="14644" calcext:value-type="float">
            <text:p>14644</text:p>
          </table:table-cell>
          <table:table-cell office:value-type="float" office:value="44.746" calcext:value-type="float">
            <text:p>44,746</text:p>
          </table:table-cell>
          <table:table-cell office:value-type="float" office:value="96979" calcext:value-type="float">
            <text:p>96979</text:p>
          </table:table-cell>
          <table:table-cell office:value-type="float" office:value="521" calcext:value-type="float">
            <text:p>521</text:p>
          </table:table-cell>
          <table:table-cell office:value-type="float" office:value="1129" calcext:value-type="float">
            <text:p>1129</text:p>
          </table:table-cell>
          <table:table-cell office:value-type="float" office:value="873" calcext:value-type="float">
            <text:p>873</text:p>
          </table:table-cell>
          <table:table-cell office:value-type="float" office:value="1892" calcext:value-type="float">
            <text:p>1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2.847" calcext:value-type="float">
            <text:p>122,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.355" calcext:value-type="float">
            <text:p>108,355</text:p>
          </table:table-cell>
          <table:table-cell office:value-type="float" office:value="88203" calcext:value-type="float">
            <text:p>88203</text:p>
          </table:table-cell>
          <table:table-cell office:value-type="float" office:value="14.492" calcext:value-type="float">
            <text:p>14,492</text:p>
          </table:table-cell>
          <table:table-cell office:value-type="float" office:value="11797" calcext:value-type="float">
            <text:p>11797</text:p>
          </table:table-cell>
          <table:table-cell office:value-type="float" office:value="104.887" calcext:value-type="float">
            <text:p>104,887</text:p>
          </table:table-cell>
          <table:table-cell office:value-type="float" office:value="96799" calcext:value-type="float">
            <text:p>96799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office:value-type="float" office:value="2.519" calcext:value-type="float">
            <text:p>2,519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11.781" calcext:value-type="float">
            <text:p>111,7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.85" calcext:value-type="float">
            <text:p>96,85</text:p>
          </table:table-cell>
          <table:table-cell office:value-type="float" office:value="86643" calcext:value-type="float">
            <text:p>86643</text:p>
          </table:table-cell>
          <table:table-cell office:value-type="float" office:value="14.931" calcext:value-type="float">
            <text:p>14,931</text:p>
          </table:table-cell>
          <table:table-cell office:value-type="float" office:value="13357" calcext:value-type="float">
            <text:p>13357</text:p>
          </table:table-cell>
          <table:table-cell office:value-type="float" office:value="94.066" calcext:value-type="float">
            <text:p>94,066</text:p>
          </table:table-cell>
          <table:table-cell office:value-type="float" office:value="97125" calcext:value-type="float">
            <text:p>97125</text:p>
          </table:table-cell>
          <table:table-cell office:value-type="float" office:value="661" calcext:value-type="float">
            <text:p>661</text:p>
          </table:table-cell>
          <table:table-cell office:value-type="float" office:value="682" calcext:value-type="float">
            <text:p>682</text:p>
          </table:table-cell>
          <table:table-cell office:value-type="float" office:value="2.123" calcext:value-type="float">
            <text:p>2,123</text:p>
          </table:table-cell>
          <table:table-cell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7.003" calcext:value-type="float">
            <text:p>117,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.408" calcext:value-type="float">
            <text:p>98,408</text:p>
          </table:table-cell>
          <table:table-cell office:value-type="float" office:value="84107" calcext:value-type="float">
            <text:p>84107</text:p>
          </table:table-cell>
          <table:table-cell office:value-type="float" office:value="18.595" calcext:value-type="float">
            <text:p>18,595</text:p>
          </table:table-cell>
          <table:table-cell office:value-type="float" office:value="15893" calcext:value-type="float">
            <text:p>15893</text:p>
          </table:table-cell>
          <table:table-cell office:value-type="float" office:value="95.143" calcext:value-type="float">
            <text:p>95,143</text:p>
          </table:table-cell>
          <table:table-cell office:value-type="float" office:value="96682" calcext:value-type="float">
            <text:p>96682</text:p>
          </table:table-cell>
          <table:table-cell office:value-type="float" office:value="1.338" calcext:value-type="float">
            <text:p>1,338</text:p>
          </table:table-cell>
          <table:table-cell office:value-type="float" office:value="1360" calcext:value-type="float">
            <text:p>1360</text:p>
          </table:table-cell>
          <table:table-cell office:value-type="float" office:value="1.927" calcext:value-type="float">
            <text:p>1,927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3.429" calcext:value-type="float">
            <text:p>93,4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.042" calcext:value-type="float">
            <text:p>81,042</text:p>
          </table:table-cell>
          <table:table-cell office:value-type="float" office:value="86742" calcext:value-type="float">
            <text:p>8674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258" calcext:value-type="float">
            <text:p>13258</text:p>
          </table:table-cell>
          <table:table-cell office:value-type="float" office:value="78.66" calcext:value-type="float">
            <text:p>78,66</text:p>
          </table:table-cell>
          <table:table-cell office:value-type="float" office:value="97061" calcext:value-type="float">
            <text:p>97061</text:p>
          </table:table-cell>
          <table:table-cell office:value-type="float" office:value="732" calcext:value-type="float">
            <text:p>732</text:p>
          </table:table-cell>
          <table:table-cell office:value-type="float" office:value="903" calcext:value-type="float">
            <text:p>903</text:p>
          </table:table-cell>
          <table:table-cell office:value-type="float" office:value="1.65" calcext:value-type="float">
            <text:p>1,65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5.369" calcext:value-type="float">
            <text:p>85,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.406" calcext:value-type="float">
            <text:p>75,406</text:p>
          </table:table-cell>
          <table:table-cell office:value-type="float" office:value="88329" calcext:value-type="float">
            <text:p>88329</text:p>
          </table:table-cell>
          <table:table-cell office:value-type="float" office:value="9.963" calcext:value-type="float">
            <text:p>9,963</text:p>
          </table:table-cell>
          <table:table-cell office:value-type="float" office:value="11671" calcext:value-type="float">
            <text:p>11671</text:p>
          </table:table-cell>
          <table:table-cell office:value-type="float" office:value="72.773" calcext:value-type="float">
            <text:p>72,773</text:p>
          </table:table-cell>
          <table:table-cell office:value-type="float" office:value="96508" calcext:value-type="float">
            <text:p>96508</text:p>
          </table:table-cell>
          <table:table-cell office:value-type="float" office:value="734" calcext:value-type="float">
            <text:p>734</text:p>
          </table:table-cell>
          <table:table-cell office:value-type="float" office:value="973" calcext:value-type="float">
            <text:p>973</text:p>
          </table:table-cell>
          <table:table-cell office:value-type="float" office:value="1.899" calcext:value-type="float">
            <text:p>1,899</text:p>
          </table:table-cell>
          <table:table-cell office:value-type="float" office:value="2518" calcext:value-type="float">
            <text:p>2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2.465" calcext:value-type="float">
            <text:p>82,4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.549" calcext:value-type="float">
            <text:p>71,549</text:p>
          </table:table-cell>
          <table:table-cell office:value-type="float" office:value="86763" calcext:value-type="float">
            <text:p>86763</text:p>
          </table:table-cell>
          <table:table-cell office:value-type="float" office:value="10.916" calcext:value-type="float">
            <text:p>10,916</text:p>
          </table:table-cell>
          <table:table-cell office:value-type="float" office:value="13237" calcext:value-type="float">
            <text:p>13237</text:p>
          </table:table-cell>
          <table:table-cell office:value-type="float" office:value="69.127" calcext:value-type="float">
            <text:p>69,127</text:p>
          </table:table-cell>
          <table:table-cell office:value-type="float" office:value="96615" calcext:value-type="float">
            <text:p>96615</text:p>
          </table:table-cell>
          <table:table-cell office:value-type="float" office:value="611" calcext:value-type="float">
            <text:p>611</text:p>
          </table:table-cell>
          <table:table-cell office:value-type="float" office:value="854" calcext:value-type="float">
            <text:p>854</text:p>
          </table:table-cell>
          <table:table-cell office:value-type="float" office:value="1.811" calcext:value-type="float">
            <text:p>1,811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1998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8" table:default-cell-style-name="Default"/>
        <table:table-column table:style-name="co1" table:number-columns-repeated="2" table:default-cell-style-name="ce6"/>
        <table:table-column table:style-name="co1" table:default-cell-style-name="ce4"/>
        <table:table-column table:style-name="co13" table:default-cell-style-name="Default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rno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Cargo</text:p>
          </table:table-cell>
          <table:table-cell table:style-name="Default" office:value-type="string" calcext:value-type="string">
            <text:p>(M) Eleitorado</text:p>
          </table:table-cell>
          <table:table-cell table:style-name="Default" office:value-type="string" calcext:value-type="string">
            <text:p>(A) Aptos Totalizados</text:p>
          </table:table-cell>
          <table:table-cell table:style-name="Default" office:value-type="string" calcext:value-type="string">
            <text:p>(B) Compare</text:p>
          </table:table-cell>
          <table:table-cell office:value-type="string" calcext:value-type="string">
            <text:p>% (B/A)</text:p>
          </table:table-cell>
          <table:table-cell table:style-name="Default" table:number-columns-repeated="2"/>
          <table:table-cell table:style-name="Default" office:value-type="string" calcext:value-type="string">
            <text:p>(C) Abstenção</text:p>
          </table:table-cell>
          <table:table-cell office:value-type="string" calcext:value-type="string">
            <text:p>% (C/A)</text:p>
          </table:table-cell>
          <table:table-cell table:style-name="Default" table:number-columns-repeated="3"/>
          <table:table-cell table:style-name="Default" office:value-type="string" calcext:value-type="string">
            <text:p>(D) Votos Válidos</text:p>
          </table:table-cell>
          <table:table-cell office:value-type="string" calcext:value-type="string">
            <text:p>% (D/B)</text:p>
          </table:table-cell>
          <table:table-cell table:style-name="Default" office:value-type="string" calcext:value-type="string">
            <text:p>(E) Votos Brancos</text:p>
          </table:table-cell>
          <table:table-cell office:value-type="string" calcext:value-type="string">
            <text:p>% (E/B)</text:p>
          </table:table-cell>
          <table:table-cell table:style-name="Default" office:value-type="string" calcext:value-type="string">
            <text:p>(F) Votos Nulos</text:p>
          </table:table-cell>
          <table:table-cell office:value-type="string" calcext:value-type="string">
            <text:p>% (F/B)</text:p>
          </table:table-cell>
          <table:table-cell office:value-type="string" calcext:value-type="string">
            <text:p>(G) Votos Anulados e Apurados em Separados</text:p>
          </table:table-cell>
          <table:table-cell office:value-type="string" calcext:value-type="string">
            <text:p>% (G/B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26376" calcext:value-type="float">
            <text:p>126.376</text:p>
          </table:table-cell>
          <table:table-cell office:value-type="float" office:value="100413" calcext:value-type="float">
            <text:p>100.413</text:p>
          </table:table-cell>
          <table:table-cell office:value-type="float" office:value="79456" calcext:value-type="float">
            <text:p>79456</text:p>
          </table:table-cell>
          <table:table-cell table:formula="of:=[.G7]/100000" office:value-type="percentage" office:value="0.79456" calcext:value-type="percentage">
            <text:p>79,456%</text:p>
          </table:table-cell>
          <table:table-cell table:formula="of:=[.F7]/[.E7]" office:value-type="percentage" office:value="0.794557510919795" calcext:value-type="percentage">
            <text:p>79,456%</text:p>
          </table:table-cell>
          <table:table-cell office:value-type="float" office:value="25963" calcext:value-type="float">
            <text:p>25.963</text:p>
          </table:table-cell>
          <table:table-cell office:value-type="float" office:value="20544" calcext:value-type="float">
            <text:p>20544</text:p>
          </table:table-cell>
          <table:table-cell table:formula="of:=[.K7]/100000" office:value-type="percentage" office:value="0.20544" calcext:value-type="percentage">
            <text:p>20,544%</text:p>
          </table:table-cell>
          <table:table-cell/>
          <table:table-cell table:formula="of:=[.J7]/[.E7]" office:value-type="percentage" office:value="0.205442489080205" calcext:value-type="percentage">
            <text:p>20,544%</text:p>
          </table:table-cell>
          <table:table-cell office:value-type="float" office:value="95063" calcext:value-type="float">
            <text:p>95.063</text:p>
          </table:table-cell>
          <table:table-cell office:value-type="float" office:value="94672" calcext:value-type="float">
            <text:p>94672</text:p>
          </table:table-cell>
          <table:table-cell office:value-type="float" office:value="1504" calcext:value-type="float">
            <text:p>1.504</text:p>
          </table:table-cell>
          <table:table-cell office:value-type="float" office:value="1498" calcext:value-type="float">
            <text:p>1498</text:p>
          </table:table-cell>
          <table:table-cell office:value-type="float" office:value="3846" calcext:value-type="float">
            <text:p>3.846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44158" calcext:value-type="float">
            <text:p>44.158</text:p>
          </table:table-cell>
          <table:table-cell office:value-type="float" office:value="37220" calcext:value-type="float">
            <text:p>37.220</text:p>
          </table:table-cell>
          <table:table-cell office:value-type="float" office:value="84288" calcext:value-type="float">
            <text:p>84288</text:p>
          </table:table-cell>
          <table:table-cell table:formula="of:=[.G8]/100000" office:value-type="percentage" office:value="0.84288" calcext:value-type="percentage">
            <text:p>84,288%</text:p>
          </table:table-cell>
          <table:table-cell table:formula="of:=[.F8]/[.E8]" office:value-type="percentage" office:value="0.842882376919244" calcext:value-type="percentage">
            <text:p>84,288%</text:p>
          </table:table-cell>
          <table:table-cell office:value-type="float" office:value="6938" calcext:value-type="float">
            <text:p>6.938</text:p>
          </table:table-cell>
          <table:table-cell office:value-type="float" office:value="15712" calcext:value-type="float">
            <text:p>15712</text:p>
          </table:table-cell>
          <table:table-cell table:formula="of:=[.K8]/100000" office:value-type="percentage" office:value="0.15712" calcext:value-type="percentage">
            <text:p>15,712%</text:p>
          </table:table-cell>
          <table:table-cell/>
          <table:table-cell table:formula="of:=[.J8]/[.E8]" office:value-type="percentage" office:value="0.157117623080755" calcext:value-type="percentage">
            <text:p>15,712%</text:p>
          </table:table-cell>
          <table:table-cell office:value-type="float" office:value="31018" calcext:value-type="float">
            <text:p>31.018</text:p>
          </table:table-cell>
          <table:table-cell office:value-type="float" office:value="83337" calcext:value-type="float">
            <text:p>83337</text:p>
          </table:table-cell>
          <table:table-cell office:value-type="float" office:value="759" calcext:value-type="float">
            <text:p>759</text:p>
          </table:table-cell>
          <table:table-cell office:value-type="float" office:value="2039" calcext:value-type="float">
            <text:p>2039</text:p>
          </table:table-cell>
          <table:table-cell office:value-type="float" office:value="5443" calcext:value-type="float">
            <text:p>5.443</text:p>
          </table:table-cell>
          <table:table-cell office:value-type="float" office:value="14624" calcext:value-type="float">
            <text:p>14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85420" calcext:value-type="float">
            <text:p>185.420</text:p>
          </table:table-cell>
          <table:table-cell office:value-type="float" office:value="157917" calcext:value-type="float">
            <text:p>157.917</text:p>
          </table:table-cell>
          <table:table-cell office:value-type="float" office:value="85167" calcext:value-type="float">
            <text:p>85167</text:p>
          </table:table-cell>
          <table:table-cell table:formula="of:=[.G9]/100000" office:value-type="percentage" office:value="0.85167" calcext:value-type="percentage">
            <text:p>85,167%</text:p>
          </table:table-cell>
          <table:table-cell table:formula="of:=[.F9]/[.E9]" office:value-type="percentage" office:value="0.851671880056089" calcext:value-type="percentage">
            <text:p>85,167%</text:p>
          </table:table-cell>
          <table:table-cell office:value-type="float" office:value="27503" calcext:value-type="float">
            <text:p>27.503</text:p>
          </table:table-cell>
          <table:table-cell office:value-type="float" office:value="14833" calcext:value-type="float">
            <text:p>14833</text:p>
          </table:table-cell>
          <table:table-cell table:formula="of:=[.K9]/100000" office:value-type="percentage" office:value="0.14833" calcext:value-type="percentage">
            <text:p>14,833%</text:p>
          </table:table-cell>
          <table:table-cell/>
          <table:table-cell table:formula="of:=[.J9]/[.E9]" office:value-type="percentage" office:value="0.148328119943911" calcext:value-type="percentage">
            <text:p>14,833%</text:p>
          </table:table-cell>
          <table:table-cell office:value-type="float" office:value="144527" calcext:value-type="float">
            <text:p>144.527</text:p>
          </table:table-cell>
          <table:table-cell office:value-type="float" office:value="91521" calcext:value-type="float">
            <text:p>91521</text:p>
          </table:table-cell>
          <table:table-cell office:value-type="float" office:value="2524" calcext:value-type="float">
            <text:p>2.524</text:p>
          </table:table-cell>
          <table:table-cell office:value-type="float" office:value="1598" calcext:value-type="float">
            <text:p>1598</text:p>
          </table:table-cell>
          <table:table-cell office:value-type="float" office:value="10866" calcext:value-type="float">
            <text:p>10.866</text:p>
          </table:table-cell>
          <table:table-cell office:value-type="float" office:value="6881" calcext:value-type="float">
            <text:p>6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42444" calcext:value-type="float">
            <text:p>142.444</text:p>
          </table:table-cell>
          <table:table-cell office:value-type="float" office:value="121857" calcext:value-type="float">
            <text:p>121.857</text:p>
          </table:table-cell>
          <table:table-cell office:value-type="float" office:value="85547" calcext:value-type="float">
            <text:p>85547</text:p>
          </table:table-cell>
          <table:table-cell table:formula="of:=[.G10]/100000" office:value-type="percentage" office:value="0.85547" calcext:value-type="percentage">
            <text:p>85,547%</text:p>
          </table:table-cell>
          <table:table-cell table:formula="of:=[.F10]/[.E10]" office:value-type="percentage" office:value="0.855473027996967" calcext:value-type="percentage">
            <text:p>85,547%</text:p>
          </table:table-cell>
          <table:table-cell office:value-type="float" office:value="20587" calcext:value-type="float">
            <text:p>20.587</text:p>
          </table:table-cell>
          <table:table-cell office:value-type="float" office:value="14453" calcext:value-type="float">
            <text:p>14453</text:p>
          </table:table-cell>
          <table:table-cell table:formula="of:=[.K10]/100000" office:value-type="percentage" office:value="0.14453" calcext:value-type="percentage">
            <text:p>14,453%</text:p>
          </table:table-cell>
          <table:table-cell/>
          <table:table-cell table:formula="of:=[.J10]/[.E10]" office:value-type="percentage" office:value="0.144526972003033" calcext:value-type="percentage">
            <text:p>14,453%</text:p>
          </table:table-cell>
          <table:table-cell office:value-type="float" office:value="106889" calcext:value-type="float">
            <text:p>106.889</text:p>
          </table:table-cell>
          <table:table-cell office:value-type="float" office:value="87717" calcext:value-type="float">
            <text:p>87717</text:p>
          </table:table-cell>
          <table:table-cell office:value-type="float" office:value="2354" calcext:value-type="float">
            <text:p>2.354</text:p>
          </table:table-cell>
          <table:table-cell office:value-type="float" office:value="1932" calcext:value-type="float">
            <text:p>1932</text:p>
          </table:table-cell>
          <table:table-cell office:value-type="float" office:value="12614" calcext:value-type="float">
            <text:p>12.614</text:p>
          </table:table-cell>
          <table:table-cell office:value-type="float" office:value="10351" calcext:value-type="float">
            <text:p>10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71580" calcext:value-type="float">
            <text:p>71.580</text:p>
          </table:table-cell>
          <table:table-cell office:value-type="float" office:value="61839" calcext:value-type="float">
            <text:p>61.839</text:p>
          </table:table-cell>
          <table:table-cell office:value-type="float" office:value="86391" calcext:value-type="float">
            <text:p>86391</text:p>
          </table:table-cell>
          <table:table-cell table:formula="of:=[.G11]/100000" office:value-type="percentage" office:value="0.86391" calcext:value-type="percentage">
            <text:p>86,391%</text:p>
          </table:table-cell>
          <table:table-cell table:formula="of:=[.F11]/[.E11]" office:value-type="percentage" office:value="0.863914501257334" calcext:value-type="percentage">
            <text:p>86,391%</text:p>
          </table:table-cell>
          <table:table-cell office:value-type="float" office:value="9741" calcext:value-type="float">
            <text:p>9.741</text:p>
          </table:table-cell>
          <table:table-cell office:value-type="float" office:value="13609" calcext:value-type="float">
            <text:p>13609</text:p>
          </table:table-cell>
          <table:table-cell table:formula="of:=[.K11]/100000" office:value-type="percentage" office:value="0.13609" calcext:value-type="percentage">
            <text:p>13,609%</text:p>
          </table:table-cell>
          <table:table-cell/>
          <table:table-cell table:formula="of:=[.J11]/[.E11]" office:value-type="percentage" office:value="0.136085498742666" calcext:value-type="percentage">
            <text:p>13,609%</text:p>
          </table:table-cell>
          <table:table-cell office:value-type="float" office:value="55741" calcext:value-type="float">
            <text:p>55.741</text:p>
          </table:table-cell>
          <table:table-cell office:value-type="float" office:value="90139" calcext:value-type="float">
            <text:p>90139</text:p>
          </table:table-cell>
          <table:table-cell office:value-type="float" office:value="1076" calcext:value-type="float">
            <text:p>1.076</text:p>
          </table:table-cell>
          <table:table-cell office:value-type="float" office:value="1740" calcext:value-type="float">
            <text:p>1740</text:p>
          </table:table-cell>
          <table:table-cell office:value-type="float" office:value="5022" calcext:value-type="float">
            <text:p>5.022</text:p>
          </table:table-cell>
          <table:table-cell office:value-type="float" office:value="8121" calcext:value-type="float">
            <text:p>8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60784" calcext:value-type="float">
            <text:p>60.784</text:p>
          </table:table-cell>
          <table:table-cell office:value-type="float" office:value="52456" calcext:value-type="float">
            <text:p>52.456</text:p>
          </table:table-cell>
          <table:table-cell office:value-type="float" office:value="86299" calcext:value-type="float">
            <text:p>86299</text:p>
          </table:table-cell>
          <table:table-cell table:formula="of:=[.G12]/100000" office:value-type="percentage" office:value="0.86299" calcext:value-type="percentage">
            <text:p>86,299%</text:p>
          </table:table-cell>
          <table:table-cell table:formula="of:=[.F12]/[.E12]" office:value-type="percentage" office:value="0.862990260594893" calcext:value-type="percentage">
            <text:p>86,299%</text:p>
          </table:table-cell>
          <table:table-cell office:value-type="float" office:value="8328" calcext:value-type="float">
            <text:p>8.328</text:p>
          </table:table-cell>
          <table:table-cell office:value-type="float" office:value="13701" calcext:value-type="float">
            <text:p>13701</text:p>
          </table:table-cell>
          <table:table-cell table:formula="of:=[.K12]/100000" office:value-type="percentage" office:value="0.13701" calcext:value-type="percentage">
            <text:p>13,701%</text:p>
          </table:table-cell>
          <table:table-cell/>
          <table:table-cell table:formula="of:=[.J12]/[.E12]" office:value-type="percentage" office:value="0.137009739405107" calcext:value-type="percentage">
            <text:p>13,701%</text:p>
          </table:table-cell>
          <table:table-cell office:value-type="float" office:value="45746" calcext:value-type="float">
            <text:p>45.746</text:p>
          </table:table-cell>
          <table:table-cell office:value-type="float" office:value="87208" calcext:value-type="float">
            <text:p>87208</text:p>
          </table:table-cell>
          <table:table-cell office:value-type="float" office:value="1070" calcext:value-type="float">
            <text:p>1.070</text:p>
          </table:table-cell>
          <table:table-cell office:value-type="float" office:value="2040" calcext:value-type="float">
            <text:p>2040</text:p>
          </table:table-cell>
          <table:table-cell office:value-type="float" office:value="5640" calcext:value-type="float">
            <text:p>5.640</text:p>
          </table:table-cell>
          <table:table-cell office:value-type="float" office:value="10752" calcext:value-type="float">
            <text:p>10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33972" calcext:value-type="float">
            <text:p>33.972</text:p>
          </table:table-cell>
          <table:table-cell office:value-type="float" office:value="29372" calcext:value-type="float">
            <text:p>29.372</text:p>
          </table:table-cell>
          <table:table-cell office:value-type="float" office:value="86459" calcext:value-type="float">
            <text:p>86459</text:p>
          </table:table-cell>
          <table:table-cell table:formula="of:=[.G13]/100000" office:value-type="percentage" office:value="0.86459" calcext:value-type="percentage">
            <text:p>86,459%</text:p>
          </table:table-cell>
          <table:table-cell table:formula="of:=[.F13]/[.E13]" office:value-type="percentage" office:value="0.864594371835629" calcext:value-type="percentage">
            <text:p>86,459%</text:p>
          </table:table-cell>
          <table:table-cell office:value-type="float" office:value="4600" calcext:value-type="float">
            <text:p>4.600</text:p>
          </table:table-cell>
          <table:table-cell office:value-type="float" office:value="13541" calcext:value-type="float">
            <text:p>13541</text:p>
          </table:table-cell>
          <table:table-cell table:formula="of:=[.K13]/100000" office:value-type="percentage" office:value="0.13541" calcext:value-type="percentage">
            <text:p>13,541%</text:p>
          </table:table-cell>
          <table:table-cell/>
          <table:table-cell table:formula="of:=[.J13]/[.E13]" office:value-type="percentage" office:value="0.135405628164371" calcext:value-type="percentage">
            <text:p>13,541%</text:p>
          </table:table-cell>
          <table:table-cell office:value-type="float" office:value="25478" calcext:value-type="float">
            <text:p>25.478</text:p>
          </table:table-cell>
          <table:table-cell office:value-type="float" office:value="86742" calcext:value-type="float">
            <text:p>86742</text:p>
          </table:table-cell>
          <table:table-cell office:value-type="float" office:value="605" calcext:value-type="float">
            <text:p>605</text:p>
          </table:table-cell>
          <table:table-cell office:value-type="float" office:value="2060" calcext:value-type="float">
            <text:p>2060</text:p>
          </table:table-cell>
          <table:table-cell office:value-type="float" office:value="3289" calcext:value-type="float">
            <text:p>3.289</text:p>
          </table:table-cell>
          <table:table-cell office:value-type="float" office:value="11198" calcext:value-type="float">
            <text:p>1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46502" calcext:value-type="float">
            <text:p>146.502</text:p>
          </table:table-cell>
          <table:table-cell office:value-type="float" office:value="126093" calcext:value-type="float">
            <text:p>126.093</text:p>
          </table:table-cell>
          <table:table-cell office:value-type="float" office:value="86069" calcext:value-type="float">
            <text:p>86069</text:p>
          </table:table-cell>
          <table:table-cell table:formula="of:=[.G14]/100000" office:value-type="percentage" office:value="0.86069" calcext:value-type="percentage">
            <text:p>86,069%</text:p>
          </table:table-cell>
          <table:table-cell table:formula="of:=[.F14]/[.E14]" office:value-type="percentage" office:value="0.860691321620183" calcext:value-type="percentage">
            <text:p>86,069%</text:p>
          </table:table-cell>
          <table:table-cell office:value-type="float" office:value="20409" calcext:value-type="float">
            <text:p>20.409</text:p>
          </table:table-cell>
          <table:table-cell office:value-type="float" office:value="13931" calcext:value-type="float">
            <text:p>13931</text:p>
          </table:table-cell>
          <table:table-cell table:formula="of:=[.K14]/100000" office:value-type="percentage" office:value="0.13931" calcext:value-type="percentage">
            <text:p>13,931%</text:p>
          </table:table-cell>
          <table:table-cell/>
          <table:table-cell table:formula="of:=[.J14]/[.E14]" office:value-type="percentage" office:value="0.139308678379817" calcext:value-type="percentage">
            <text:p>13,931%</text:p>
          </table:table-cell>
          <table:table-cell office:value-type="float" office:value="111745" calcext:value-type="float">
            <text:p>111.745</text:p>
          </table:table-cell>
          <table:table-cell office:value-type="float" office:value="88621" calcext:value-type="float">
            <text:p>88621</text:p>
          </table:table-cell>
          <table:table-cell office:value-type="float" office:value="2589" calcext:value-type="float">
            <text:p>2.589</text:p>
          </table:table-cell>
          <table:table-cell office:value-type="float" office:value="2053" calcext:value-type="float">
            <text:p>2053</text:p>
          </table:table-cell>
          <table:table-cell office:value-type="float" office:value="11759" calcext:value-type="float">
            <text:p>11.759</text:p>
          </table:table-cell>
          <table:table-cell office:value-type="float" office:value="9326" calcext:value-type="float">
            <text:p>9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85496" calcext:value-type="float">
            <text:p>85.496</text:p>
          </table:table-cell>
          <table:table-cell office:value-type="float" office:value="72574" calcext:value-type="float">
            <text:p>72.574</text:p>
          </table:table-cell>
          <table:table-cell office:value-type="float" office:value="84886" calcext:value-type="float">
            <text:p>84886</text:p>
          </table:table-cell>
          <table:table-cell table:formula="of:=[.G15]/100000" office:value-type="percentage" office:value="0.84886" calcext:value-type="percentage">
            <text:p>84,886%</text:p>
          </table:table-cell>
          <table:table-cell table:formula="of:=[.F15]/[.E15]" office:value-type="percentage" office:value="0.848858426125199" calcext:value-type="percentage">
            <text:p>84,886%</text:p>
          </table:table-cell>
          <table:table-cell office:value-type="float" office:value="12922" calcext:value-type="float">
            <text:p>12.922</text:p>
          </table:table-cell>
          <table:table-cell office:value-type="float" office:value="15114" calcext:value-type="float">
            <text:p>15114</text:p>
          </table:table-cell>
          <table:table-cell table:formula="of:=[.K15]/100000" office:value-type="percentage" office:value="0.15114" calcext:value-type="percentage">
            <text:p>15,114%</text:p>
          </table:table-cell>
          <table:table-cell/>
          <table:table-cell table:formula="of:=[.J15]/[.E15]" office:value-type="percentage" office:value="0.151141573874801" calcext:value-type="percentage">
            <text:p>15,114%</text:p>
          </table:table-cell>
          <table:table-cell office:value-type="float" office:value="67631" calcext:value-type="float">
            <text:p>67.631</text:p>
          </table:table-cell>
          <table:table-cell office:value-type="float" office:value="93189" calcext:value-type="float">
            <text:p>93189</text:p>
          </table:table-cell>
          <table:table-cell office:value-type="float" office:value="1086" calcext:value-type="float">
            <text:p>1.086</text:p>
          </table:table-cell>
          <table:table-cell office:value-type="float" office:value="1496" calcext:value-type="float">
            <text:p>1496</text:p>
          </table:table-cell>
          <table:table-cell office:value-type="float" office:value="3857" calcext:value-type="float">
            <text:p>3.857</text:p>
          </table:table-cell>
          <table:table-cell office:value-type="float" office:value="5315" calcext:value-type="float">
            <text:p>5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44816" calcext:value-type="float">
            <text:p>44.816</text:p>
          </table:table-cell>
          <table:table-cell office:value-type="float" office:value="37649" calcext:value-type="float">
            <text:p>37.649</text:p>
          </table:table-cell>
          <table:table-cell office:value-type="float" office:value="84008" calcext:value-type="float">
            <text:p>84008</text:p>
          </table:table-cell>
          <table:table-cell table:formula="of:=[.G16]/100000" office:value-type="percentage" office:value="0.84008" calcext:value-type="percentage">
            <text:p>84,008%</text:p>
          </table:table-cell>
          <table:table-cell table:formula="of:=[.F16]/[.E16]" office:value-type="percentage" office:value="0.840079435915744" calcext:value-type="percentage">
            <text:p>84,008%</text:p>
          </table:table-cell>
          <table:table-cell office:value-type="float" office:value="7167" calcext:value-type="float">
            <text:p>7.167</text:p>
          </table:table-cell>
          <table:table-cell office:value-type="float" office:value="15992" calcext:value-type="float">
            <text:p>15992</text:p>
          </table:table-cell>
          <table:table-cell table:formula="of:=[.K16]/100000" office:value-type="percentage" office:value="0.15992" calcext:value-type="percentage">
            <text:p>15,992%</text:p>
          </table:table-cell>
          <table:table-cell/>
          <table:table-cell table:formula="of:=[.J16]/[.E16]" office:value-type="percentage" office:value="0.159920564084256" calcext:value-type="percentage">
            <text:p>15,992%</text:p>
          </table:table-cell>
          <table:table-cell office:value-type="float" office:value="33658" calcext:value-type="float">
            <text:p>33.658</text:p>
          </table:table-cell>
          <table:table-cell office:value-type="float" office:value="89399" calcext:value-type="float">
            <text:p>89399</text:p>
          </table:table-cell>
          <table:table-cell office:value-type="float" office:value="685" calcext:value-type="float">
            <text:p>685</text:p>
          </table:table-cell>
          <table:table-cell office:value-type="float" office:value="1819" calcext:value-type="float">
            <text:p>1819</text:p>
          </table:table-cell>
          <table:table-cell office:value-type="float" office:value="3306" calcext:value-type="float">
            <text:p>3.306</text:p>
          </table:table-cell>
          <table:table-cell office:value-type="float" office:value="8781" calcext:value-type="float">
            <text:p>8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46520" calcext:value-type="float">
            <text:p>46.520</text:p>
          </table:table-cell>
          <table:table-cell office:value-type="float" office:value="38697" calcext:value-type="float">
            <text:p>38.697</text:p>
          </table:table-cell>
          <table:table-cell office:value-type="float" office:value="83184" calcext:value-type="float">
            <text:p>83184</text:p>
          </table:table-cell>
          <table:table-cell table:formula="of:=[.G17]/100000" office:value-type="percentage" office:value="0.83184" calcext:value-type="percentage">
            <text:p>83,184%</text:p>
          </table:table-cell>
          <table:table-cell table:formula="of:=[.F17]/[.E17]" office:value-type="percentage" office:value="0.831835769561479" calcext:value-type="percentage">
            <text:p>83,184%</text:p>
          </table:table-cell>
          <table:table-cell office:value-type="float" office:value="7823" calcext:value-type="float">
            <text:p>7.823</text:p>
          </table:table-cell>
          <table:table-cell office:value-type="float" office:value="16816" calcext:value-type="float">
            <text:p>16816</text:p>
          </table:table-cell>
          <table:table-cell table:formula="of:=[.K17]/100000" office:value-type="percentage" office:value="0.16816" calcext:value-type="percentage">
            <text:p>16,816%</text:p>
          </table:table-cell>
          <table:table-cell/>
          <table:table-cell table:formula="of:=[.J17]/[.E17]" office:value-type="percentage" office:value="0.168164230438521" calcext:value-type="percentage">
            <text:p>16,816%</text:p>
          </table:table-cell>
          <table:table-cell office:value-type="float" office:value="36332" calcext:value-type="float">
            <text:p>36.332</text:p>
          </table:table-cell>
          <table:table-cell office:value-type="float" office:value="93888" calcext:value-type="float">
            <text:p>93888</text:p>
          </table:table-cell>
          <table:table-cell office:value-type="float" office:value="564" calcext:value-type="float">
            <text:p>564</text:p>
          </table:table-cell>
          <table:table-cell office:value-type="float" office:value="1457" calcext:value-type="float">
            <text:p>1457</text:p>
          </table:table-cell>
          <table:table-cell office:value-type="float" office:value="1801" calcext:value-type="float">
            <text:p>1.801</text:p>
          </table:table-cell>
          <table:table-cell office:value-type="float" office:value="4654" calcext:value-type="float">
            <text:p>4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13186" calcext:value-type="float">
            <text:p>113.186</text:p>
          </table:table-cell>
          <table:table-cell office:value-type="float" office:value="98189" calcext:value-type="float">
            <text:p>98.189</text:p>
          </table:table-cell>
          <table:table-cell office:value-type="float" office:value="86750" calcext:value-type="float">
            <text:p>86750</text:p>
          </table:table-cell>
          <table:table-cell table:formula="of:=[.G18]/100000" office:value-type="percentage" office:value="0.8675" calcext:value-type="percentage">
            <text:p>86,750%</text:p>
          </table:table-cell>
          <table:table-cell table:formula="of:=[.F18]/[.E18]" office:value-type="percentage" office:value="0.867501281077165" calcext:value-type="percentage">
            <text:p>86,750%</text:p>
          </table:table-cell>
          <table:table-cell office:value-type="float" office:value="14997" calcext:value-type="float">
            <text:p>14.997</text:p>
          </table:table-cell>
          <table:table-cell office:value-type="float" office:value="13250" calcext:value-type="float">
            <text:p>13250</text:p>
          </table:table-cell>
          <table:table-cell table:formula="of:=[.K18]/100000" office:value-type="percentage" office:value="0.1325" calcext:value-type="percentage">
            <text:p>13,250%</text:p>
          </table:table-cell>
          <table:table-cell/>
          <table:table-cell table:formula="of:=[.J18]/[.E18]" office:value-type="percentage" office:value="0.132498718922835" calcext:value-type="percentage">
            <text:p>13,250%</text:p>
          </table:table-cell>
          <table:table-cell office:value-type="float" office:value="87916" calcext:value-type="float">
            <text:p>87.916</text:p>
          </table:table-cell>
          <table:table-cell office:value-type="float" office:value="89538" calcext:value-type="float">
            <text:p>89538</text:p>
          </table:table-cell>
          <table:table-cell office:value-type="float" office:value="1934" calcext:value-type="float">
            <text:p>1.934</text:p>
          </table:table-cell>
          <table:table-cell office:value-type="float" office:value="1970" calcext:value-type="float">
            <text:p>1970</text:p>
          </table:table-cell>
          <table:table-cell office:value-type="float" office:value="8339" calcext:value-type="float">
            <text:p>8.339</text:p>
          </table:table-cell>
          <table:table-cell office:value-type="float" office:value="8493" calcext:value-type="float">
            <text:p>8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62407" calcext:value-type="float">
            <text:p>62.407</text:p>
          </table:table-cell>
          <table:table-cell office:value-type="float" office:value="53762" calcext:value-type="float">
            <text:p>53.762</text:p>
          </table:table-cell>
          <table:table-cell office:value-type="float" office:value="86147" calcext:value-type="float">
            <text:p>86147</text:p>
          </table:table-cell>
          <table:table-cell table:formula="of:=[.G19]/100000" office:value-type="percentage" office:value="0.86147" calcext:value-type="percentage">
            <text:p>86,147%</text:p>
          </table:table-cell>
          <table:table-cell table:formula="of:=[.F19]/[.E19]" office:value-type="percentage" office:value="0.861473873123207" calcext:value-type="percentage">
            <text:p>86,147%</text:p>
          </table:table-cell>
          <table:table-cell office:value-type="float" office:value="8645" calcext:value-type="float">
            <text:p>8.645</text:p>
          </table:table-cell>
          <table:table-cell office:value-type="float" office:value="13853" calcext:value-type="float">
            <text:p>13853</text:p>
          </table:table-cell>
          <table:table-cell table:formula="of:=[.K19]/100000" office:value-type="percentage" office:value="0.13853" calcext:value-type="percentage">
            <text:p>13,853%</text:p>
          </table:table-cell>
          <table:table-cell/>
          <table:table-cell table:formula="of:=[.J19]/[.E19]" office:value-type="percentage" office:value="0.138526126876793" calcext:value-type="percentage">
            <text:p>13,853%</text:p>
          </table:table-cell>
          <table:table-cell office:value-type="float" office:value="46753" calcext:value-type="float">
            <text:p>46.753</text:p>
          </table:table-cell>
          <table:table-cell office:value-type="float" office:value="86963" calcext:value-type="float">
            <text:p>86963</text:p>
          </table:table-cell>
          <table:table-cell office:value-type="float" office:value="948" calcext:value-type="float">
            <text:p>948</text:p>
          </table:table-cell>
          <table:table-cell office:value-type="float" office:value="1763" calcext:value-type="float">
            <text:p>1763</text:p>
          </table:table-cell>
          <table:table-cell office:value-type="float" office:value="6061" calcext:value-type="float">
            <text:p>6.061</text:p>
          </table:table-cell>
          <table:table-cell office:value-type="float" office:value="11274" calcext:value-type="float">
            <text:p>11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sidente</text:p>
          </table:table-cell>
          <table:table-cell table:number-columns-repeated="2" office:value-type="float" office:value="104264" calcext:value-type="float">
            <text:p>104.264</text:p>
          </table:table-cell>
          <table:table-cell office:value-type="float" office:value="83470" calcext:value-type="float">
            <text:p>83.470</text:p>
          </table:table-cell>
          <table:table-cell office:value-type="float" office:value="80056" calcext:value-type="float">
            <text:p>80056</text:p>
          </table:table-cell>
          <table:table-cell table:formula="of:=[.G20]/100000" office:value-type="percentage" office:value="0.80056" calcext:value-type="percentage">
            <text:p>80,056%</text:p>
          </table:table-cell>
          <table:table-cell table:formula="of:=[.F20]/[.E20]" office:value-type="percentage" office:value="0.800563953042277" calcext:value-type="percentage">
            <text:p>80,056%</text:p>
          </table:table-cell>
          <table:table-cell office:value-type="float" office:value="20794" calcext:value-type="float">
            <text:p>20.794</text:p>
          </table:table-cell>
          <table:table-cell office:value-type="float" office:value="19944" calcext:value-type="float">
            <text:p>19944</text:p>
          </table:table-cell>
          <table:table-cell table:formula="of:=[.K20]/100000" office:value-type="percentage" office:value="0.19944" calcext:value-type="percentage">
            <text:p>19,944%</text:p>
          </table:table-cell>
          <table:table-cell/>
          <table:table-cell table:formula="of:=[.J20]/[.E20]" office:value-type="percentage" office:value="0.199436046957723" calcext:value-type="percentage">
            <text:p>19,944%</text:p>
          </table:table-cell>
          <table:table-cell office:value-type="float" office:value="78645" calcext:value-type="float">
            <text:p>78.645</text:p>
          </table:table-cell>
          <table:table-cell office:value-type="float" office:value="94219" calcext:value-type="float">
            <text:p>94219</text:p>
          </table:table-cell>
          <table:table-cell office:value-type="float" office:value="1246" calcext:value-type="float">
            <text:p>1.246</text:p>
          </table:table-cell>
          <table:table-cell office:value-type="float" office:value="1493" calcext:value-type="float">
            <text:p>1493</text:p>
          </table:table-cell>
          <table:table-cell office:value-type="float" office:value="3579" calcext:value-type="float">
            <text:p>3.579</text:p>
          </table:table-cell>
          <table:table-cell office:value-type="float" office:value="4288" calcext:value-type="float">
            <text:p>4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7:.D20])" office:value-type="float" office:value="1267925" calcext:value-type="float">
            <text:p>1.267.925</text:p>
          </table:table-cell>
          <table:table-cell table:style-name="ce5" table:formula="of:=SUM([.E7:.E20])" office:value-type="float" office:value="1267925" calcext:value-type="float">
            <text:p>1.267.925</text:p>
          </table:table-cell>
          <table:table-cell table:style-name="ce5" table:formula="of:=SUM([.F7:.F20])" office:value-type="float" office:value="1071508" calcext:value-type="float">
            <text:p>1.071.508</text:p>
          </table:table-cell>
          <table:table-cell/>
          <table:table-cell table:style-name="ce7" table:formula="of:=[.F21]/[.E21]" office:value-type="percentage" office:value="0.845087840369107" calcext:value-type="percentage">
            <text:p>84,509%</text:p>
          </table:table-cell>
          <table:table-cell table:style-name="ce1" table:formula="of:=AVERAGE([.I7:.I20])" office:value-type="percentage" office:value="0.846220570717515" calcext:value-type="percentage">
            <text:p>84,62%</text:p>
          </table:table-cell>
          <table:table-cell table:style-name="ce5" table:formula="of:=SUM([.J7:.J20])" office:value-type="float" office:value="196417" calcext:value-type="float">
            <text:p>196.417</text:p>
          </table:table-cell>
          <table:table-cell table:number-columns-repeated="3"/>
          <table:table-cell table:style-name="ce7" table:formula="of:=[.J21]/[.E21]" office:value-type="percentage" office:value="0.154912159630893" calcext:value-type="percentage">
            <text:p>15,491%</text:p>
          </table:table-cell>
          <table:table-cell table:formula="of:=SUM([.O7:.O20])" office:value-type="float" office:value="967142" calcext:value-type="float">
            <text:p>967.142</text:p>
          </table:table-cell>
          <table:table-cell/>
          <table:table-cell table:formula="of:=SUM([.Q7:.Q20])" office:value-type="float" office:value="18944" calcext:value-type="float">
            <text:p>18.944</text:p>
          </table:table-cell>
          <table:table-cell/>
          <table:table-cell table:formula="of:=SUM([.S7:.S20])" office:value-type="float" office:value="85422" calcext:value-type="float">
            <text:p>85.42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26376" calcext:value-type="float">
            <text:p>126.376</text:p>
          </table:table-cell>
          <table:table-cell office:value-type="float" office:value="100413" calcext:value-type="float">
            <text:p>100.413</text:p>
          </table:table-cell>
          <table:table-cell office:value-type="float" office:value="79456" calcext:value-type="float">
            <text:p>79456</text:p>
          </table:table-cell>
          <table:table-cell table:formula="of:=[.G23]/100000" office:value-type="percentage" office:value="0.79456" calcext:value-type="percentage">
            <text:p>79,456%</text:p>
          </table:table-cell>
          <table:table-cell table:formula="of:=[.F23]/[.E23]" office:value-type="percentage" office:value="0.794557510919795" calcext:value-type="percentage">
            <text:p>79,456%</text:p>
          </table:table-cell>
          <table:table-cell office:value-type="float" office:value="25963" calcext:value-type="float">
            <text:p>25.963</text:p>
          </table:table-cell>
          <table:table-cell office:value-type="float" office:value="20544" calcext:value-type="float">
            <text:p>20544</text:p>
          </table:table-cell>
          <table:table-cell table:formula="of:=[.K23]/100000" office:value-type="percentage" office:value="0.20544" calcext:value-type="percentage">
            <text:p>20,544%</text:p>
          </table:table-cell>
          <table:table-cell/>
          <table:table-cell table:formula="of:=[.J23]/[.E23]" office:value-type="percentage" office:value="0.205442489080205" calcext:value-type="percentage">
            <text:p>20,544%</text:p>
          </table:table-cell>
          <table:table-cell office:value-type="float" office:value="95784" calcext:value-type="float">
            <text:p>95.784</text:p>
          </table:table-cell>
          <table:table-cell office:value-type="float" office:value="95390" calcext:value-type="float">
            <text:p>95390</text:p>
          </table:table-cell>
          <table:table-cell office:value-type="float" office:value="1473" calcext:value-type="float">
            <text:p>1.473</text:p>
          </table:table-cell>
          <table:table-cell office:value-type="float" office:value="1467" calcext:value-type="float">
            <text:p>1467</text:p>
          </table:table-cell>
          <table:table-cell office:value-type="float" office:value="3156" calcext:value-type="float">
            <text:p>3.156</text:p>
          </table:table-cell>
          <table:table-cell office:value-type="float" office:value="3143" calcext:value-type="float">
            <text:p>3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4158" calcext:value-type="float">
            <text:p>44.158</text:p>
          </table:table-cell>
          <table:table-cell office:value-type="float" office:value="37220" calcext:value-type="float">
            <text:p>37.220</text:p>
          </table:table-cell>
          <table:table-cell office:value-type="float" office:value="84288" calcext:value-type="float">
            <text:p>84288</text:p>
          </table:table-cell>
          <table:table-cell table:formula="of:=[.G24]/100000" office:value-type="percentage" office:value="0.84288" calcext:value-type="percentage">
            <text:p>84,288%</text:p>
          </table:table-cell>
          <table:table-cell table:formula="of:=[.F24]/[.E24]" office:value-type="percentage" office:value="0.842882376919244" calcext:value-type="percentage">
            <text:p>84,288%</text:p>
          </table:table-cell>
          <table:table-cell office:value-type="float" office:value="6938" calcext:value-type="float">
            <text:p>6.938</text:p>
          </table:table-cell>
          <table:table-cell office:value-type="float" office:value="15712" calcext:value-type="float">
            <text:p>15712</text:p>
          </table:table-cell>
          <table:table-cell table:formula="of:=[.K24]/100000" office:value-type="percentage" office:value="0.15712" calcext:value-type="percentage">
            <text:p>15,712%</text:p>
          </table:table-cell>
          <table:table-cell/>
          <table:table-cell table:formula="of:=[.J24]/[.E24]" office:value-type="percentage" office:value="0.157117623080755" calcext:value-type="percentage">
            <text:p>15,712%</text:p>
          </table:table-cell>
          <table:table-cell office:value-type="float" office:value="33886" calcext:value-type="float">
            <text:p>33.886</text:p>
          </table:table-cell>
          <table:table-cell office:value-type="float" office:value="91042" calcext:value-type="float">
            <text:p>91042</text:p>
          </table:table-cell>
          <table:table-cell office:value-type="float" office:value="679" calcext:value-type="float">
            <text:p>679</text:p>
          </table:table-cell>
          <table:table-cell office:value-type="float" office:value="1824" calcext:value-type="float">
            <text:p>1824</text:p>
          </table:table-cell>
          <table:table-cell office:value-type="float" office:value="2655" calcext:value-type="float">
            <text:p>2.655</text:p>
          </table:table-cell>
          <table:table-cell office:value-type="float" office:value="7133" calcext:value-type="float">
            <text:p>7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85420" calcext:value-type="float">
            <text:p>185.420</text:p>
          </table:table-cell>
          <table:table-cell office:value-type="float" office:value="157917" calcext:value-type="float">
            <text:p>157.917</text:p>
          </table:table-cell>
          <table:table-cell office:value-type="float" office:value="85167" calcext:value-type="float">
            <text:p>85167</text:p>
          </table:table-cell>
          <table:table-cell table:formula="of:=[.G25]/100000" office:value-type="percentage" office:value="0.85167" calcext:value-type="percentage">
            <text:p>85,167%</text:p>
          </table:table-cell>
          <table:table-cell table:formula="of:=[.F25]/[.E25]" office:value-type="percentage" office:value="0.851671880056089" calcext:value-type="percentage">
            <text:p>85,167%</text:p>
          </table:table-cell>
          <table:table-cell office:value-type="float" office:value="27503" calcext:value-type="float">
            <text:p>27.503</text:p>
          </table:table-cell>
          <table:table-cell office:value-type="float" office:value="14833" calcext:value-type="float">
            <text:p>14833</text:p>
          </table:table-cell>
          <table:table-cell table:formula="of:=[.K25]/100000" office:value-type="percentage" office:value="0.14833" calcext:value-type="percentage">
            <text:p>14,833%</text:p>
          </table:table-cell>
          <table:table-cell/>
          <table:table-cell table:formula="of:=[.J25]/[.E25]" office:value-type="percentage" office:value="0.148328119943911" calcext:value-type="percentage">
            <text:p>14,833%</text:p>
          </table:table-cell>
          <table:table-cell office:value-type="float" office:value="148463" calcext:value-type="float">
            <text:p>148.463</text:p>
          </table:table-cell>
          <table:table-cell office:value-type="float" office:value="94013" calcext:value-type="float">
            <text:p>94013</text:p>
          </table:table-cell>
          <table:table-cell office:value-type="float" office:value="2300" calcext:value-type="float">
            <text:p>2.300</text:p>
          </table:table-cell>
          <table:table-cell office:value-type="float" office:value="1456" calcext:value-type="float">
            <text:p>1456</text:p>
          </table:table-cell>
          <table:table-cell office:value-type="float" office:value="7154" calcext:value-type="float">
            <text:p>7.154</text:p>
          </table:table-cell>
          <table:table-cell office:value-type="float" office:value="4530" calcext:value-type="float">
            <text:p>4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42444" calcext:value-type="float">
            <text:p>142.444</text:p>
          </table:table-cell>
          <table:table-cell office:value-type="float" office:value="121857" calcext:value-type="float">
            <text:p>121.857</text:p>
          </table:table-cell>
          <table:table-cell office:value-type="float" office:value="85547" calcext:value-type="float">
            <text:p>85547</text:p>
          </table:table-cell>
          <table:table-cell table:formula="of:=[.G26]/100000" office:value-type="percentage" office:value="0.85547" calcext:value-type="percentage">
            <text:p>85,547%</text:p>
          </table:table-cell>
          <table:table-cell table:formula="of:=[.F26]/[.E26]" office:value-type="percentage" office:value="0.855473027996967" calcext:value-type="percentage">
            <text:p>85,547%</text:p>
          </table:table-cell>
          <table:table-cell office:value-type="float" office:value="20587" calcext:value-type="float">
            <text:p>20.587</text:p>
          </table:table-cell>
          <table:table-cell office:value-type="float" office:value="14453" calcext:value-type="float">
            <text:p>14453</text:p>
          </table:table-cell>
          <table:table-cell table:formula="of:=[.K26]/100000" office:value-type="percentage" office:value="0.14453" calcext:value-type="percentage">
            <text:p>14,453%</text:p>
          </table:table-cell>
          <table:table-cell/>
          <table:table-cell table:formula="of:=[.J26]/[.E26]" office:value-type="percentage" office:value="0.144526972003033" calcext:value-type="percentage">
            <text:p>14,453%</text:p>
          </table:table-cell>
          <table:table-cell office:value-type="float" office:value="111655" calcext:value-type="float">
            <text:p>111.655</text:p>
          </table:table-cell>
          <table:table-cell office:value-type="float" office:value="91628" calcext:value-type="float">
            <text:p>91628</text:p>
          </table:table-cell>
          <table:table-cell office:value-type="float" office:value="2277" calcext:value-type="float">
            <text:p>2.277</text:p>
          </table:table-cell>
          <table:table-cell office:value-type="float" office:value="1869" calcext:value-type="float">
            <text:p>1869</text:p>
          </table:table-cell>
          <table:table-cell office:value-type="float" office:value="7925" calcext:value-type="float">
            <text:p>7.925</text:p>
          </table:table-cell>
          <table:table-cell office:value-type="float" office:value="6504" calcext:value-type="float">
            <text:p>6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71580" calcext:value-type="float">
            <text:p>71.580</text:p>
          </table:table-cell>
          <table:table-cell office:value-type="float" office:value="61839" calcext:value-type="float">
            <text:p>61.839</text:p>
          </table:table-cell>
          <table:table-cell office:value-type="float" office:value="86391" calcext:value-type="float">
            <text:p>86391</text:p>
          </table:table-cell>
          <table:table-cell table:formula="of:=[.G27]/100000" office:value-type="percentage" office:value="0.86391" calcext:value-type="percentage">
            <text:p>86,391%</text:p>
          </table:table-cell>
          <table:table-cell table:formula="of:=[.F27]/[.E27]" office:value-type="percentage" office:value="0.863914501257334" calcext:value-type="percentage">
            <text:p>86,391%</text:p>
          </table:table-cell>
          <table:table-cell office:value-type="float" office:value="9741" calcext:value-type="float">
            <text:p>9.741</text:p>
          </table:table-cell>
          <table:table-cell office:value-type="float" office:value="13609" calcext:value-type="float">
            <text:p>13609</text:p>
          </table:table-cell>
          <table:table-cell table:formula="of:=[.K27]/100000" office:value-type="percentage" office:value="0.13609" calcext:value-type="percentage">
            <text:p>13,609%</text:p>
          </table:table-cell>
          <table:table-cell/>
          <table:table-cell table:formula="of:=[.J27]/[.E27]" office:value-type="percentage" office:value="0.136085498742666" calcext:value-type="percentage">
            <text:p>13,609%</text:p>
          </table:table-cell>
          <table:table-cell office:value-type="float" office:value="57492" calcext:value-type="float">
            <text:p>57.492</text:p>
          </table:table-cell>
          <table:table-cell office:value-type="float" office:value="92970" calcext:value-type="float">
            <text:p>92970</text:p>
          </table:table-cell>
          <table:table-cell office:value-type="float" office:value="1048" calcext:value-type="float">
            <text:p>1.048</text:p>
          </table:table-cell>
          <table:table-cell office:value-type="float" office:value="1695" calcext:value-type="float">
            <text:p>1695</text:p>
          </table:table-cell>
          <table:table-cell office:value-type="float" office:value="3299" calcext:value-type="float">
            <text:p>3.299</text:p>
          </table:table-cell>
          <table:table-cell office:value-type="float" office:value="5335" calcext:value-type="float">
            <text:p>5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60784" calcext:value-type="float">
            <text:p>60.784</text:p>
          </table:table-cell>
          <table:table-cell office:value-type="float" office:value="52456" calcext:value-type="float">
            <text:p>52.456</text:p>
          </table:table-cell>
          <table:table-cell office:value-type="float" office:value="86299" calcext:value-type="float">
            <text:p>86299</text:p>
          </table:table-cell>
          <table:table-cell table:formula="of:=[.G28]/100000" office:value-type="percentage" office:value="0.86299" calcext:value-type="percentage">
            <text:p>86,299%</text:p>
          </table:table-cell>
          <table:table-cell table:formula="of:=[.F28]/[.E28]" office:value-type="percentage" office:value="0.862990260594893" calcext:value-type="percentage">
            <text:p>86,299%</text:p>
          </table:table-cell>
          <table:table-cell office:value-type="float" office:value="8328" calcext:value-type="float">
            <text:p>8.328</text:p>
          </table:table-cell>
          <table:table-cell office:value-type="float" office:value="13701" calcext:value-type="float">
            <text:p>13701</text:p>
          </table:table-cell>
          <table:table-cell table:formula="of:=[.K28]/100000" office:value-type="percentage" office:value="0.13701" calcext:value-type="percentage">
            <text:p>13,701%</text:p>
          </table:table-cell>
          <table:table-cell/>
          <table:table-cell table:formula="of:=[.J28]/[.E28]" office:value-type="percentage" office:value="0.137009739405107" calcext:value-type="percentage">
            <text:p>13,701%</text:p>
          </table:table-cell>
          <table:table-cell office:value-type="float" office:value="48077" calcext:value-type="float">
            <text:p>48.077</text:p>
          </table:table-cell>
          <table:table-cell office:value-type="float" office:value="91652" calcext:value-type="float">
            <text:p>91652</text:p>
          </table:table-cell>
          <table:table-cell office:value-type="float" office:value="1042" calcext:value-type="float">
            <text:p>1.042</text:p>
          </table:table-cell>
          <table:table-cell office:value-type="float" office:value="1986" calcext:value-type="float">
            <text:p>1986</text:p>
          </table:table-cell>
          <table:table-cell office:value-type="float" office:value="3337" calcext:value-type="float">
            <text:p>3.337</text:p>
          </table:table-cell>
          <table:table-cell office:value-type="float" office:value="6362" calcext:value-type="float">
            <text:p>6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33972" calcext:value-type="float">
            <text:p>33.972</text:p>
          </table:table-cell>
          <table:table-cell office:value-type="float" office:value="29372" calcext:value-type="float">
            <text:p>29.372</text:p>
          </table:table-cell>
          <table:table-cell office:value-type="float" office:value="86459" calcext:value-type="float">
            <text:p>86459</text:p>
          </table:table-cell>
          <table:table-cell table:formula="of:=[.G29]/100000" office:value-type="percentage" office:value="0.86459" calcext:value-type="percentage">
            <text:p>86,459%</text:p>
          </table:table-cell>
          <table:table-cell table:formula="of:=[.F29]/[.E29]" office:value-type="percentage" office:value="0.864594371835629" calcext:value-type="percentage">
            <text:p>86,459%</text:p>
          </table:table-cell>
          <table:table-cell office:value-type="float" office:value="4600" calcext:value-type="float">
            <text:p>4.600</text:p>
          </table:table-cell>
          <table:table-cell office:value-type="float" office:value="13541" calcext:value-type="float">
            <text:p>13541</text:p>
          </table:table-cell>
          <table:table-cell table:formula="of:=[.K29]/100000" office:value-type="percentage" office:value="0.13541" calcext:value-type="percentage">
            <text:p>13,541%</text:p>
          </table:table-cell>
          <table:table-cell/>
          <table:table-cell table:formula="of:=[.J29]/[.E29]" office:value-type="percentage" office:value="0.135405628164371" calcext:value-type="percentage">
            <text:p>13,541%</text:p>
          </table:table-cell>
          <table:table-cell office:value-type="float" office:value="27006" calcext:value-type="float">
            <text:p>27.006</text:p>
          </table:table-cell>
          <table:table-cell office:value-type="float" office:value="91945" calcext:value-type="float">
            <text:p>91945</text:p>
          </table:table-cell>
          <table:table-cell office:value-type="float" office:value="526" calcext:value-type="float">
            <text:p>526</text:p>
          </table:table-cell>
          <table:table-cell office:value-type="float" office:value="1791" calcext:value-type="float">
            <text:p>1791</text:p>
          </table:table-cell>
          <table:table-cell office:value-type="float" office:value="1840" calcext:value-type="float">
            <text:p>1.840</text:p>
          </table:table-cell>
          <table:table-cell office:value-type="float" office:value="6264" calcext:value-type="float">
            <text:p>6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46502" calcext:value-type="float">
            <text:p>146.502</text:p>
          </table:table-cell>
          <table:table-cell office:value-type="float" office:value="126093" calcext:value-type="float">
            <text:p>126.093</text:p>
          </table:table-cell>
          <table:table-cell office:value-type="float" office:value="86069" calcext:value-type="float">
            <text:p>86069</text:p>
          </table:table-cell>
          <table:table-cell table:formula="of:=[.G30]/100000" office:value-type="percentage" office:value="0.86069" calcext:value-type="percentage">
            <text:p>86,069%</text:p>
          </table:table-cell>
          <table:table-cell table:formula="of:=[.F30]/[.E30]" office:value-type="percentage" office:value="0.860691321620183" calcext:value-type="percentage">
            <text:p>86,069%</text:p>
          </table:table-cell>
          <table:table-cell office:value-type="float" office:value="20409" calcext:value-type="float">
            <text:p>20.409</text:p>
          </table:table-cell>
          <table:table-cell office:value-type="float" office:value="13931" calcext:value-type="float">
            <text:p>13931</text:p>
          </table:table-cell>
          <table:table-cell table:formula="of:=[.K30]/100000" office:value-type="percentage" office:value="0.13931" calcext:value-type="percentage">
            <text:p>13,931%</text:p>
          </table:table-cell>
          <table:table-cell/>
          <table:table-cell table:formula="of:=[.J30]/[.E30]" office:value-type="percentage" office:value="0.139308678379817" calcext:value-type="percentage">
            <text:p>13,931%</text:p>
          </table:table-cell>
          <table:table-cell office:value-type="float" office:value="115724" calcext:value-type="float">
            <text:p>115.724</text:p>
          </table:table-cell>
          <table:table-cell office:value-type="float" office:value="91777" calcext:value-type="float">
            <text:p>91777</text:p>
          </table:table-cell>
          <table:table-cell office:value-type="float" office:value="2479" calcext:value-type="float">
            <text:p>2.479</text:p>
          </table:table-cell>
          <table:table-cell office:value-type="float" office:value="1966" calcext:value-type="float">
            <text:p>1966</text:p>
          </table:table-cell>
          <table:table-cell office:value-type="float" office:value="7890" calcext:value-type="float">
            <text:p>7.890</text:p>
          </table:table-cell>
          <table:table-cell office:value-type="float" office:value="6257" calcext:value-type="float">
            <text:p>6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85496" calcext:value-type="float">
            <text:p>85.496</text:p>
          </table:table-cell>
          <table:table-cell office:value-type="float" office:value="72574" calcext:value-type="float">
            <text:p>72.574</text:p>
          </table:table-cell>
          <table:table-cell office:value-type="float" office:value="84886" calcext:value-type="float">
            <text:p>84886</text:p>
          </table:table-cell>
          <table:table-cell table:formula="of:=[.G31]/100000" office:value-type="percentage" office:value="0.84886" calcext:value-type="percentage">
            <text:p>84,886%</text:p>
          </table:table-cell>
          <table:table-cell table:formula="of:=[.F31]/[.E31]" office:value-type="percentage" office:value="0.848858426125199" calcext:value-type="percentage">
            <text:p>84,886%</text:p>
          </table:table-cell>
          <table:table-cell office:value-type="float" office:value="12922" calcext:value-type="float">
            <text:p>12.922</text:p>
          </table:table-cell>
          <table:table-cell office:value-type="float" office:value="15114" calcext:value-type="float">
            <text:p>15114</text:p>
          </table:table-cell>
          <table:table-cell table:formula="of:=[.K31]/100000" office:value-type="percentage" office:value="0.15114" calcext:value-type="percentage">
            <text:p>15,114%</text:p>
          </table:table-cell>
          <table:table-cell/>
          <table:table-cell table:formula="of:=[.J31]/[.E31]" office:value-type="percentage" office:value="0.151141573874801" calcext:value-type="percentage">
            <text:p>15,114%</text:p>
          </table:table-cell>
          <table:table-cell office:value-type="float" office:value="68706" calcext:value-type="float">
            <text:p>68.706</text:p>
          </table:table-cell>
          <table:table-cell office:value-type="float" office:value="94670" calcext:value-type="float">
            <text:p>94670</text:p>
          </table:table-cell>
          <table:table-cell office:value-type="float" office:value="996" calcext:value-type="float">
            <text:p>996</text:p>
          </table:table-cell>
          <table:table-cell office:value-type="float" office:value="1372" calcext:value-type="float">
            <text:p>1372</text:p>
          </table:table-cell>
          <table:table-cell office:value-type="float" office:value="2872" calcext:value-type="float">
            <text:p>2.872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4816" calcext:value-type="float">
            <text:p>44.816</text:p>
          </table:table-cell>
          <table:table-cell office:value-type="float" office:value="37649" calcext:value-type="float">
            <text:p>37.649</text:p>
          </table:table-cell>
          <table:table-cell office:value-type="float" office:value="84008" calcext:value-type="float">
            <text:p>84008</text:p>
          </table:table-cell>
          <table:table-cell table:formula="of:=[.G32]/100000" office:value-type="percentage" office:value="0.84008" calcext:value-type="percentage">
            <text:p>84,008%</text:p>
          </table:table-cell>
          <table:table-cell table:formula="of:=[.F32]/[.E32]" office:value-type="percentage" office:value="0.840079435915744" calcext:value-type="percentage">
            <text:p>84,008%</text:p>
          </table:table-cell>
          <table:table-cell office:value-type="float" office:value="7167" calcext:value-type="float">
            <text:p>7.167</text:p>
          </table:table-cell>
          <table:table-cell office:value-type="float" office:value="15992" calcext:value-type="float">
            <text:p>15992</text:p>
          </table:table-cell>
          <table:table-cell table:formula="of:=[.K32]/100000" office:value-type="percentage" office:value="0.15992" calcext:value-type="percentage">
            <text:p>15,992%</text:p>
          </table:table-cell>
          <table:table-cell/>
          <table:table-cell table:formula="of:=[.J32]/[.E32]" office:value-type="percentage" office:value="0.159920564084256" calcext:value-type="percentage">
            <text:p>15,992%</text:p>
          </table:table-cell>
          <table:table-cell office:value-type="float" office:value="35121" calcext:value-type="float">
            <text:p>35.121</text:p>
          </table:table-cell>
          <table:table-cell office:value-type="float" office:value="93285" calcext:value-type="float">
            <text:p>93285</text:p>
          </table:table-cell>
          <table:table-cell office:value-type="float" office:value="615" calcext:value-type="float">
            <text:p>615</text:p>
          </table:table-cell>
          <table:table-cell office:value-type="float" office:value="1634" calcext:value-type="float">
            <text:p>1634</text:p>
          </table:table-cell>
          <table:table-cell office:value-type="float" office:value="1913" calcext:value-type="float">
            <text:p>1.913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6520" calcext:value-type="float">
            <text:p>46.520</text:p>
          </table:table-cell>
          <table:table-cell office:value-type="float" office:value="38697" calcext:value-type="float">
            <text:p>38.697</text:p>
          </table:table-cell>
          <table:table-cell office:value-type="float" office:value="83184" calcext:value-type="float">
            <text:p>83184</text:p>
          </table:table-cell>
          <table:table-cell table:formula="of:=[.G33]/100000" office:value-type="percentage" office:value="0.83184" calcext:value-type="percentage">
            <text:p>83,184%</text:p>
          </table:table-cell>
          <table:table-cell table:formula="of:=[.F33]/[.E33]" office:value-type="percentage" office:value="0.831835769561479" calcext:value-type="percentage">
            <text:p>83,184%</text:p>
          </table:table-cell>
          <table:table-cell office:value-type="float" office:value="7823" calcext:value-type="float">
            <text:p>7.823</text:p>
          </table:table-cell>
          <table:table-cell office:value-type="float" office:value="16816" calcext:value-type="float">
            <text:p>16816</text:p>
          </table:table-cell>
          <table:table-cell table:formula="of:=[.K33]/100000" office:value-type="percentage" office:value="0.16816" calcext:value-type="percentage">
            <text:p>16,816%</text:p>
          </table:table-cell>
          <table:table-cell/>
          <table:table-cell table:formula="of:=[.J33]/[.E33]" office:value-type="percentage" office:value="0.168164230438521" calcext:value-type="percentage">
            <text:p>16,816%</text:p>
          </table:table-cell>
          <table:table-cell office:value-type="float" office:value="36685" calcext:value-type="float">
            <text:p>36.685</text:p>
          </table:table-cell>
          <table:table-cell office:value-type="float" office:value="94801" calcext:value-type="float">
            <text:p>94801</text:p>
          </table:table-cell>
          <table:table-cell office:value-type="float" office:value="599" calcext:value-type="float">
            <text:p>599</text:p>
          </table:table-cell>
          <table:table-cell office:value-type="float" office:value="1548" calcext:value-type="float">
            <text:p>1548</text:p>
          </table:table-cell>
          <table:table-cell office:value-type="float" office:value="1413" calcext:value-type="float">
            <text:p>1.413</text:p>
          </table:table-cell>
          <table:table-cell office:value-type="float" office:value="3651" calcext:value-type="float">
            <text:p>3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13186" calcext:value-type="float">
            <text:p>113.186</text:p>
          </table:table-cell>
          <table:table-cell office:value-type="float" office:value="98189" calcext:value-type="float">
            <text:p>98.189</text:p>
          </table:table-cell>
          <table:table-cell office:value-type="float" office:value="86750" calcext:value-type="float">
            <text:p>86750</text:p>
          </table:table-cell>
          <table:table-cell table:formula="of:=[.G34]/100000" office:value-type="percentage" office:value="0.8675" calcext:value-type="percentage">
            <text:p>86,750%</text:p>
          </table:table-cell>
          <table:table-cell table:formula="of:=[.F34]/[.E34]" office:value-type="percentage" office:value="0.867501281077165" calcext:value-type="percentage">
            <text:p>86,750%</text:p>
          </table:table-cell>
          <table:table-cell office:value-type="float" office:value="14997" calcext:value-type="float">
            <text:p>14.997</text:p>
          </table:table-cell>
          <table:table-cell office:value-type="float" office:value="13250" calcext:value-type="float">
            <text:p>13250</text:p>
          </table:table-cell>
          <table:table-cell table:formula="of:=[.K34]/100000" office:value-type="percentage" office:value="0.1325" calcext:value-type="percentage">
            <text:p>13,250%</text:p>
          </table:table-cell>
          <table:table-cell/>
          <table:table-cell table:formula="of:=[.J34]/[.E34]" office:value-type="percentage" office:value="0.132498718922835" calcext:value-type="percentage">
            <text:p>13,250%</text:p>
          </table:table-cell>
          <table:table-cell office:value-type="float" office:value="90722" calcext:value-type="float">
            <text:p>90.722</text:p>
          </table:table-cell>
          <table:table-cell office:value-type="float" office:value="92395" calcext:value-type="float">
            <text:p>92395</text:p>
          </table:table-cell>
          <table:table-cell office:value-type="float" office:value="1845" calcext:value-type="float">
            <text:p>1.845</text:p>
          </table:table-cell>
          <table:table-cell office:value-type="float" office:value="1879" calcext:value-type="float">
            <text:p>1879</text:p>
          </table:table-cell>
          <table:table-cell office:value-type="float" office:value="5622" calcext:value-type="float">
            <text:p>5.622</text:p>
          </table:table-cell>
          <table:table-cell office:value-type="float" office:value="5726" calcext:value-type="float">
            <text:p>5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62407" calcext:value-type="float">
            <text:p>62.407</text:p>
          </table:table-cell>
          <table:table-cell office:value-type="float" office:value="53762" calcext:value-type="float">
            <text:p>53.762</text:p>
          </table:table-cell>
          <table:table-cell office:value-type="float" office:value="86147" calcext:value-type="float">
            <text:p>86147</text:p>
          </table:table-cell>
          <table:table-cell table:formula="of:=[.G35]/100000" office:value-type="percentage" office:value="0.86147" calcext:value-type="percentage">
            <text:p>86,147%</text:p>
          </table:table-cell>
          <table:table-cell table:formula="of:=[.F35]/[.E35]" office:value-type="percentage" office:value="0.861473873123207" calcext:value-type="percentage">
            <text:p>86,147%</text:p>
          </table:table-cell>
          <table:table-cell office:value-type="float" office:value="8645" calcext:value-type="float">
            <text:p>8.645</text:p>
          </table:table-cell>
          <table:table-cell office:value-type="float" office:value="13853" calcext:value-type="float">
            <text:p>13853</text:p>
          </table:table-cell>
          <table:table-cell table:formula="of:=[.K35]/100000" office:value-type="percentage" office:value="0.13853" calcext:value-type="percentage">
            <text:p>13,853%</text:p>
          </table:table-cell>
          <table:table-cell/>
          <table:table-cell table:formula="of:=[.J35]/[.E35]" office:value-type="percentage" office:value="0.138526126876793" calcext:value-type="percentage">
            <text:p>13,853%</text:p>
          </table:table-cell>
          <table:table-cell office:value-type="float" office:value="50067" calcext:value-type="float">
            <text:p>50.067</text:p>
          </table:table-cell>
          <table:table-cell office:value-type="float" office:value="93127" calcext:value-type="float">
            <text:p>93127</text:p>
          </table:table-cell>
          <table:table-cell office:value-type="float" office:value="790" calcext:value-type="float">
            <text:p>790</text:p>
          </table:table-cell>
          <table:table-cell office:value-type="float" office:value="1469" calcext:value-type="float">
            <text:p>1469</text:p>
          </table:table-cell>
          <table:table-cell office:value-type="float" office:value="2905" calcext:value-type="float">
            <text:p>2.905</text:p>
          </table:table-cell>
          <table:table-cell office:value-type="float" office:value="5403" calcext:value-type="float">
            <text:p>5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04264" calcext:value-type="float">
            <text:p>104.264</text:p>
          </table:table-cell>
          <table:table-cell office:value-type="float" office:value="83470" calcext:value-type="float">
            <text:p>83.470</text:p>
          </table:table-cell>
          <table:table-cell office:value-type="float" office:value="80056" calcext:value-type="float">
            <text:p>80056</text:p>
          </table:table-cell>
          <table:table-cell table:formula="of:=[.G36]/100000" office:value-type="percentage" office:value="0.80056" calcext:value-type="percentage">
            <text:p>80,056%</text:p>
          </table:table-cell>
          <table:table-cell table:formula="of:=[.F36]/[.E36]" office:value-type="percentage" office:value="0.800563953042277" calcext:value-type="percentage">
            <text:p>80,056%</text:p>
          </table:table-cell>
          <table:table-cell office:value-type="float" office:value="20794" calcext:value-type="float">
            <text:p>20.794</text:p>
          </table:table-cell>
          <table:table-cell office:value-type="float" office:value="19944" calcext:value-type="float">
            <text:p>19944</text:p>
          </table:table-cell>
          <table:table-cell table:formula="of:=[.K36]/100000" office:value-type="percentage" office:value="0.19944" calcext:value-type="percentage">
            <text:p>19,944%</text:p>
          </table:table-cell>
          <table:table-cell/>
          <table:table-cell table:formula="of:=[.J36]/[.E36]" office:value-type="percentage" office:value="0.199436046957723" calcext:value-type="percentage">
            <text:p>19,944%</text:p>
          </table:table-cell>
          <table:table-cell office:value-type="float" office:value="79722" calcext:value-type="float">
            <text:p>79.722</text:p>
          </table:table-cell>
          <table:table-cell office:value-type="float" office:value="95510" calcext:value-type="float">
            <text:p>95510</text:p>
          </table:table-cell>
          <table:table-cell office:value-type="float" office:value="1145" calcext:value-type="float">
            <text:p>1.145</text:p>
          </table:table-cell>
          <table:table-cell office:value-type="float" office:value="1372" calcext:value-type="float">
            <text:p>1372</text:p>
          </table:table-cell>
          <table:table-cell office:value-type="float" office:value="2603" calcext:value-type="float">
            <text:p>2.603</text:p>
          </table:table-cell>
          <table:table-cell office:value-type="float" office:value="3118" calcext:value-type="float">
            <text:p>3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3:.D36])" office:value-type="float" office:value="1267925" calcext:value-type="float">
            <text:p>1.267.925</text:p>
          </table:table-cell>
          <table:table-cell table:style-name="ce5" table:formula="of:=SUM([.E23:.E36])" office:value-type="float" office:value="1267925" calcext:value-type="float">
            <text:p>1.267.925</text:p>
          </table:table-cell>
          <table:table-cell table:style-name="ce5" table:formula="of:=SUM([.F23:.F36])" office:value-type="float" office:value="1071508" calcext:value-type="float">
            <text:p>1.071.508</text:p>
          </table:table-cell>
          <table:table-cell/>
          <table:table-cell table:style-name="ce7" table:formula="of:=[.F37]/[.E37]" office:value-type="percentage" office:value="0.845087840369107" calcext:value-type="percentage">
            <text:p>84,509%</text:p>
          </table:table-cell>
          <table:table-cell table:style-name="ce1" table:formula="of:=AVERAGE([.I23:.I36])" office:value-type="percentage" office:value="0.846220570717515" calcext:value-type="percentage">
            <text:p>84,62%</text:p>
          </table:table-cell>
          <table:table-cell table:style-name="ce5" table:formula="of:=SUM([.J23:.J36])" office:value-type="float" office:value="196417" calcext:value-type="float">
            <text:p>196.417</text:p>
          </table:table-cell>
          <table:table-cell table:number-columns-repeated="3"/>
          <table:table-cell table:style-name="ce7" table:formula="of:=[.J37]/[.E37]" office:value-type="percentage" office:value="0.154912159630893" calcext:value-type="percentage">
            <text:p>15,491%</text:p>
          </table:table-cell>
          <table:table-cell table:formula="of:=SUM([.O23:.O36])" office:value-type="float" office:value="999110" calcext:value-type="float">
            <text:p>999.110</text:p>
          </table:table-cell>
          <table:table-cell/>
          <table:table-cell table:formula="of:=SUM([.Q23:.Q36])" office:value-type="float" office:value="17814" calcext:value-type="float">
            <text:p>17.814</text:p>
          </table:table-cell>
          <table:table-cell/>
          <table:table-cell table:formula="of:=SUM([.S23:.S36])" office:value-type="float" office:value="54584" calcext:value-type="float">
            <text:p>54.58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26376" calcext:value-type="float">
            <text:p>126.376</text:p>
          </table:table-cell>
          <table:table-cell office:value-type="float" office:value="98233" calcext:value-type="float">
            <text:p>98.233</text:p>
          </table:table-cell>
          <table:table-cell office:value-type="float" office:value="77731" calcext:value-type="float">
            <text:p>77731</text:p>
          </table:table-cell>
          <table:table-cell table:formula="of:=[.G40]/100000" office:value-type="percentage" office:value="0.77731" calcext:value-type="percentage">
            <text:p>77,731%</text:p>
          </table:table-cell>
          <table:table-cell table:formula="of:=[.F40]/[.E40]" office:value-type="percentage" office:value="0.777307400139267" calcext:value-type="percentage">
            <text:p>77,731%</text:p>
          </table:table-cell>
          <table:table-cell office:value-type="float" office:value="28143" calcext:value-type="float">
            <text:p>28.143</text:p>
          </table:table-cell>
          <table:table-cell office:value-type="float" office:value="22269" calcext:value-type="float">
            <text:p>22269</text:p>
          </table:table-cell>
          <table:table-cell table:style-name="ce8" table:formula="of:=[.K40]/100000" office:value-type="percentage" office:value="0.22269" calcext:value-type="percentage">
            <text:p>22,269%</text:p>
          </table:table-cell>
          <table:table-cell table:style-name="ce11" table:formula="of:=[.L40]-[.L23]" office:value-type="float" office:value="0.01725" calcext:value-type="float">
            <text:p>0</text:p>
          </table:table-cell>
          <table:table-cell table:formula="of:=[.J40]/[.E40]" office:value-type="percentage" office:value="0.222692599860733" calcext:value-type="percentage">
            <text:p>22,269%</text:p>
          </table:table-cell>
          <table:table-cell office:value-type="float" office:value="95608" calcext:value-type="float">
            <text:p>95.608</text:p>
          </table:table-cell>
          <table:table-cell office:value-type="float" office:value="97328" calcext:value-type="float">
            <text:p>97328</text:p>
          </table:table-cell>
          <table:table-cell office:value-type="float" office:value="962" calcext:value-type="float">
            <text:p>962</text:p>
          </table:table-cell>
          <table:table-cell office:value-type="float" office:value="979" calcext:value-type="float">
            <text:p>979</text:p>
          </table:table-cell>
          <table:table-cell office:value-type="float" office:value="1663" calcext:value-type="float">
            <text:p>1.663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4158" calcext:value-type="float">
            <text:p>44.158</text:p>
          </table:table-cell>
          <table:table-cell office:value-type="float" office:value="37608" calcext:value-type="float">
            <text:p>37.608</text:p>
          </table:table-cell>
          <table:table-cell office:value-type="float" office:value="85167" calcext:value-type="float">
            <text:p>85167</text:p>
          </table:table-cell>
          <table:table-cell table:formula="of:=[.G41]/100000" office:value-type="percentage" office:value="0.85167" calcext:value-type="percentage">
            <text:p>85,167%</text:p>
          </table:table-cell>
          <table:table-cell table:formula="of:=[.F41]/[.E41]" office:value-type="percentage" office:value="0.851669006748494" calcext:value-type="percentage">
            <text:p>85,167%</text:p>
          </table:table-cell>
          <table:table-cell office:value-type="float" office:value="6550" calcext:value-type="float">
            <text:p>6.550</text:p>
          </table:table-cell>
          <table:table-cell office:value-type="float" office:value="14833" calcext:value-type="float">
            <text:p>14833</text:p>
          </table:table-cell>
          <table:table-cell table:style-name="ce9" table:formula="of:=[.K41]/100000" office:value-type="percentage" office:value="0.14833" calcext:value-type="percentage">
            <text:p>14,833%</text:p>
          </table:table-cell>
          <table:table-cell table:style-name="ce11" table:formula="of:=[.L41]-[.L24]" office:value-type="float" office:value="-0.00879000000000002" calcext:value-type="float">
            <text:p>0</text:p>
          </table:table-cell>
          <table:table-cell table:formula="of:=[.J41]/[.E41]" office:value-type="percentage" office:value="0.148330993251506" calcext:value-type="percentage">
            <text:p>14,833%</text:p>
          </table:table-cell>
          <table:table-cell office:value-type="float" office:value="36895" calcext:value-type="float">
            <text:p>36.895</text:p>
          </table:table-cell>
          <table:table-cell office:value-type="float" office:value="98104" calcext:value-type="float">
            <text:p>98104</text:p>
          </table:table-cell>
          <table:table-cell office:value-type="float" office:value="149" calcext:value-type="float">
            <text:p>149</text:p>
          </table:table-cell>
          <table:table-cell office:value-type="float" office:value="396" calcext:value-type="float">
            <text:p>396</text:p>
          </table:table-cell>
          <table:table-cell office:value-type="float" office:value="564" calcext:value-type="float">
            <text:p>56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85420" calcext:value-type="float">
            <text:p>185.420</text:p>
          </table:table-cell>
          <table:table-cell office:value-type="float" office:value="157087" calcext:value-type="float">
            <text:p>157.087</text:p>
          </table:table-cell>
          <table:table-cell office:value-type="float" office:value="84720" calcext:value-type="float">
            <text:p>84720</text:p>
          </table:table-cell>
          <table:table-cell table:formula="of:=[.G42]/100000" office:value-type="percentage" office:value="0.8472" calcext:value-type="percentage">
            <text:p>84,720%</text:p>
          </table:table-cell>
          <table:table-cell table:formula="of:=[.F42]/[.E42]" office:value-type="percentage" office:value="0.847195556034948" calcext:value-type="percentage">
            <text:p>84,720%</text:p>
          </table:table-cell>
          <table:table-cell office:value-type="float" office:value="28333" calcext:value-type="float">
            <text:p>28.333</text:p>
          </table:table-cell>
          <table:table-cell office:value-type="float" office:value="15280" calcext:value-type="float">
            <text:p>15280</text:p>
          </table:table-cell>
          <table:table-cell table:style-name="ce10" table:formula="of:=[.K42]/100000" office:value-type="percentage" office:value="0.1528" calcext:value-type="percentage">
            <text:p>15,280%</text:p>
          </table:table-cell>
          <table:table-cell table:style-name="ce11" table:formula="of:=[.L42]-[.L25]" office:value-type="float" office:value="0.00447" calcext:value-type="float">
            <text:p>0</text:p>
          </table:table-cell>
          <table:table-cell table:formula="of:=[.J42]/[.E42]" office:value-type="percentage" office:value="0.152804443965052" calcext:value-type="percentage">
            <text:p>15,280%</text:p>
          </table:table-cell>
          <table:table-cell office:value-type="float" office:value="153228" calcext:value-type="float">
            <text:p>153.228</text:p>
          </table:table-cell>
          <table:table-cell office:value-type="float" office:value="97543" calcext:value-type="float">
            <text:p>97543</text:p>
          </table:table-cell>
          <table:table-cell office:value-type="float" office:value="939" calcext:value-type="float">
            <text:p>939</text:p>
          </table:table-cell>
          <table:table-cell office:value-type="float" office:value="598" calcext:value-type="float">
            <text:p>598</text:p>
          </table:table-cell>
          <table:table-cell office:value-type="float" office:value="2920" calcext:value-type="float">
            <text:p>2.920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42444" calcext:value-type="float">
            <text:p>142.444</text:p>
          </table:table-cell>
          <table:table-cell office:value-type="float" office:value="121762" calcext:value-type="float">
            <text:p>121.762</text:p>
          </table:table-cell>
          <table:table-cell office:value-type="float" office:value="85481" calcext:value-type="float">
            <text:p>85481</text:p>
          </table:table-cell>
          <table:table-cell table:formula="of:=[.G43]/100000" office:value-type="percentage" office:value="0.85481" calcext:value-type="percentage">
            <text:p>85,481%</text:p>
          </table:table-cell>
          <table:table-cell table:formula="of:=[.F43]/[.E43]" office:value-type="percentage" office:value="0.854806099238999" calcext:value-type="percentage">
            <text:p>85,481%</text:p>
          </table:table-cell>
          <table:table-cell office:value-type="float" office:value="20682" calcext:value-type="float">
            <text:p>20.682</text:p>
          </table:table-cell>
          <table:table-cell office:value-type="float" office:value="14519" calcext:value-type="float">
            <text:p>14519</text:p>
          </table:table-cell>
          <table:table-cell table:style-name="ce8" table:formula="of:=[.K43]/100000" office:value-type="percentage" office:value="0.14519" calcext:value-type="percentage">
            <text:p>14,519%</text:p>
          </table:table-cell>
          <table:table-cell table:style-name="ce11" table:formula="of:=[.L43]-[.L26]" office:value-type="float" office:value="0.000660000000000022" calcext:value-type="float">
            <text:p>0</text:p>
          </table:table-cell>
          <table:table-cell table:formula="of:=[.J43]/[.E43]" office:value-type="percentage" office:value="0.145193900761001" calcext:value-type="percentage">
            <text:p>14,519%</text:p>
          </table:table-cell>
          <table:table-cell office:value-type="float" office:value="118731" calcext:value-type="float">
            <text:p>118.731</text:p>
          </table:table-cell>
          <table:table-cell office:value-type="float" office:value="97511" calcext:value-type="float">
            <text:p>97511</text:p>
          </table:table-cell>
          <table:table-cell office:value-type="float" office:value="734" calcext:value-type="float">
            <text:p>734</text:p>
          </table:table-cell>
          <table:table-cell office:value-type="float" office:value="603" calcext:value-type="float">
            <text:p>603</text:p>
          </table:table-cell>
          <table:table-cell office:value-type="float" office:value="2297" calcext:value-type="float">
            <text:p>2.2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71580" calcext:value-type="float">
            <text:p>71.580</text:p>
          </table:table-cell>
          <table:table-cell office:value-type="float" office:value="61337" calcext:value-type="float">
            <text:p>61.337</text:p>
          </table:table-cell>
          <table:table-cell office:value-type="float" office:value="85690" calcext:value-type="float">
            <text:p>85690</text:p>
          </table:table-cell>
          <table:table-cell table:formula="of:=[.G44]/100000" office:value-type="percentage" office:value="0.8569" calcext:value-type="percentage">
            <text:p>85,690%</text:p>
          </table:table-cell>
          <table:table-cell table:formula="of:=[.F44]/[.E44]" office:value-type="percentage" office:value="0.856901369097513" calcext:value-type="percentage">
            <text:p>85,690%</text:p>
          </table:table-cell>
          <table:table-cell office:value-type="float" office:value="10243" calcext:value-type="float">
            <text:p>10.243</text:p>
          </table:table-cell>
          <table:table-cell office:value-type="float" office:value="14310" calcext:value-type="float">
            <text:p>14310</text:p>
          </table:table-cell>
          <table:table-cell table:style-name="ce8" table:formula="of:=[.K44]/100000" office:value-type="percentage" office:value="0.1431" calcext:value-type="percentage">
            <text:p>14,310%</text:p>
          </table:table-cell>
          <table:table-cell table:style-name="ce11" table:formula="of:=[.L44]-[.L27]" office:value-type="float" office:value="0.00701000000000002" calcext:value-type="float">
            <text:p>0</text:p>
          </table:table-cell>
          <table:table-cell table:formula="of:=[.J44]/[.E44]" office:value-type="percentage" office:value="0.143098630902487" calcext:value-type="percentage">
            <text:p>14,310%</text:p>
          </table:table-cell>
          <table:table-cell office:value-type="float" office:value="59792" calcext:value-type="float">
            <text:p>59.792</text:p>
          </table:table-cell>
          <table:table-cell office:value-type="float" office:value="97481" calcext:value-type="float">
            <text:p>97481</text:p>
          </table:table-cell>
          <table:table-cell office:value-type="float" office:value="350" calcext:value-type="float">
            <text:p>350</text:p>
          </table:table-cell>
          <table:table-cell office:value-type="float" office:value="571" calcext:value-type="float">
            <text:p>571</text:p>
          </table:table-cell>
          <table:table-cell office:value-type="float" office:value="1195" calcext:value-type="float">
            <text:p>1.195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60784" calcext:value-type="float">
            <text:p>60.784</text:p>
          </table:table-cell>
          <table:table-cell office:value-type="float" office:value="52348" calcext:value-type="float">
            <text:p>52.348</text:p>
          </table:table-cell>
          <table:table-cell office:value-type="float" office:value="86121" calcext:value-type="float">
            <text:p>86121</text:p>
          </table:table-cell>
          <table:table-cell table:formula="of:=[.G45]/100000" office:value-type="percentage" office:value="0.86121" calcext:value-type="percentage">
            <text:p>86,121%</text:p>
          </table:table-cell>
          <table:table-cell table:formula="of:=[.F45]/[.E45]" office:value-type="percentage" office:value="0.86121347723085" calcext:value-type="percentage">
            <text:p>86,121%</text:p>
          </table:table-cell>
          <table:table-cell office:value-type="float" office:value="8436" calcext:value-type="float">
            <text:p>8.436</text:p>
          </table:table-cell>
          <table:table-cell office:value-type="float" office:value="13879" calcext:value-type="float">
            <text:p>13879</text:p>
          </table:table-cell>
          <table:table-cell table:style-name="ce8" table:formula="of:=[.K45]/100000" office:value-type="percentage" office:value="0.13879" calcext:value-type="percentage">
            <text:p>13,879%</text:p>
          </table:table-cell>
          <table:table-cell table:style-name="ce11" table:formula="of:=[.L45]-[.L28]" office:value-type="float" office:value="0.00178" calcext:value-type="float">
            <text:p>0</text:p>
          </table:table-cell>
          <table:table-cell table:formula="of:=[.J45]/[.E45]" office:value-type="percentage" office:value="0.13878652276915" calcext:value-type="percentage">
            <text:p>13,879%</text:p>
          </table:table-cell>
          <table:table-cell office:value-type="float" office:value="51298" calcext:value-type="float">
            <text:p>51.298</text:p>
          </table:table-cell>
          <table:table-cell office:value-type="float" office:value="97994" calcext:value-type="float">
            <text:p>97994</text:p>
          </table:table-cell>
          <table:table-cell office:value-type="float" office:value="258" calcext:value-type="float">
            <text:p>258</text:p>
          </table:table-cell>
          <table:table-cell office:value-type="float" office:value="493" calcext:value-type="float">
            <text:p>493</text:p>
          </table:table-cell>
          <table:table-cell office:value-type="float" office:value="792" calcext:value-type="float">
            <text:p>792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33972" calcext:value-type="float">
            <text:p>33.972</text:p>
          </table:table-cell>
          <table:table-cell office:value-type="float" office:value="29337" calcext:value-type="float">
            <text:p>29.337</text:p>
          </table:table-cell>
          <table:table-cell office:value-type="float" office:value="86356" calcext:value-type="float">
            <text:p>86356</text:p>
          </table:table-cell>
          <table:table-cell table:formula="of:=[.G46]/100000" office:value-type="percentage" office:value="0.86356" calcext:value-type="percentage">
            <text:p>86,356%</text:p>
          </table:table-cell>
          <table:table-cell table:formula="of:=[.F46]/[.E46]" office:value-type="percentage" office:value="0.863564111621335" calcext:value-type="percentage">
            <text:p>86,356%</text:p>
          </table:table-cell>
          <table:table-cell office:value-type="float" office:value="4635" calcext:value-type="float">
            <text:p>4.635</text:p>
          </table:table-cell>
          <table:table-cell office:value-type="float" office:value="13644" calcext:value-type="float">
            <text:p>13644</text:p>
          </table:table-cell>
          <table:table-cell table:style-name="ce8" table:formula="of:=[.K46]/100000" office:value-type="percentage" office:value="0.13644" calcext:value-type="percentage">
            <text:p>13,644%</text:p>
          </table:table-cell>
          <table:table-cell table:style-name="ce11" table:formula="of:=[.L46]-[.L29]" office:value-type="float" office:value="0.00103" calcext:value-type="float">
            <text:p>0</text:p>
          </table:table-cell>
          <table:table-cell table:formula="of:=[.J46]/[.E46]" office:value-type="percentage" office:value="0.136435888378665" calcext:value-type="percentage">
            <text:p>13,644%</text:p>
          </table:table-cell>
          <table:table-cell office:value-type="float" office:value="28736" calcext:value-type="float">
            <text:p>28.736</text:p>
          </table:table-cell>
          <table:table-cell office:value-type="float" office:value="97951" calcext:value-type="float">
            <text:p>97951</text:p>
          </table:table-cell>
          <table:table-cell office:value-type="float" office:value="137" calcext:value-type="float">
            <text:p>137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46502" calcext:value-type="float">
            <text:p>146.502</text:p>
          </table:table-cell>
          <table:table-cell office:value-type="float" office:value="125774" calcext:value-type="float">
            <text:p>125.774</text:p>
          </table:table-cell>
          <table:table-cell office:value-type="float" office:value="85851" calcext:value-type="float">
            <text:p>85851</text:p>
          </table:table-cell>
          <table:table-cell table:formula="of:=[.G47]/100000" office:value-type="percentage" office:value="0.85851" calcext:value-type="percentage">
            <text:p>85,851%</text:p>
          </table:table-cell>
          <table:table-cell table:formula="of:=[.F47]/[.E47]" office:value-type="percentage" office:value="0.858513876943659" calcext:value-type="percentage">
            <text:p>85,851%</text:p>
          </table:table-cell>
          <table:table-cell office:value-type="float" office:value="20728" calcext:value-type="float">
            <text:p>20.728</text:p>
          </table:table-cell>
          <table:table-cell office:value-type="float" office:value="14149" calcext:value-type="float">
            <text:p>14149</text:p>
          </table:table-cell>
          <table:table-cell table:style-name="ce8" table:formula="of:=[.K47]/100000" office:value-type="percentage" office:value="0.14149" calcext:value-type="percentage">
            <text:p>14,149%</text:p>
          </table:table-cell>
          <table:table-cell table:style-name="ce11" table:formula="of:=[.L47]-[.L30]" office:value-type="float" office:value="0.00218000000000002" calcext:value-type="float">
            <text:p>0</text:p>
          </table:table-cell>
          <table:table-cell table:formula="of:=[.J47]/[.E47]" office:value-type="percentage" office:value="0.141486123056341" calcext:value-type="percentage">
            <text:p>14,149%</text:p>
          </table:table-cell>
          <table:table-cell office:value-type="float" office:value="122400" calcext:value-type="float">
            <text:p>122.400</text:p>
          </table:table-cell>
          <table:table-cell office:value-type="float" office:value="97317" calcext:value-type="float">
            <text:p>97317</text:p>
          </table:table-cell>
          <table:table-cell office:value-type="float" office:value="845" calcext:value-type="float">
            <text:p>845</text:p>
          </table:table-cell>
          <table:table-cell office:value-type="float" office:value="672" calcext:value-type="float">
            <text:p>672</text:p>
          </table:table-cell>
          <table:table-cell office:value-type="float" office:value="2529" calcext:value-type="float">
            <text:p>2.529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85496" calcext:value-type="float">
            <text:p>85.496</text:p>
          </table:table-cell>
          <table:table-cell office:value-type="float" office:value="71902" calcext:value-type="float">
            <text:p>71.902</text:p>
          </table:table-cell>
          <table:table-cell office:value-type="float" office:value="84100" calcext:value-type="float">
            <text:p>84100</text:p>
          </table:table-cell>
          <table:table-cell table:formula="of:=[.G48]/100000" office:value-type="percentage" office:value="0.841" calcext:value-type="percentage">
            <text:p>84,100%</text:p>
          </table:table-cell>
          <table:table-cell table:formula="of:=[.F48]/[.E48]" office:value-type="percentage" office:value="0.840998409282306" calcext:value-type="percentage">
            <text:p>84,100%</text:p>
          </table:table-cell>
          <table:table-cell office:value-type="float" office:value="13594" calcext:value-type="float">
            <text:p>13.594</text:p>
          </table:table-cell>
          <table:table-cell office:value-type="float" office:value="15900" calcext:value-type="float">
            <text:p>15900</text:p>
          </table:table-cell>
          <table:table-cell table:style-name="ce8" table:formula="of:=[.K48]/100000" office:value-type="percentage" office:value="0.159" calcext:value-type="percentage">
            <text:p>15,900%</text:p>
          </table:table-cell>
          <table:table-cell table:style-name="ce11" table:formula="of:=[.L48]-[.L31]" office:value-type="float" office:value="0.00786000000000001" calcext:value-type="float">
            <text:p>0</text:p>
          </table:table-cell>
          <table:table-cell table:formula="of:=[.J48]/[.E48]" office:value-type="percentage" office:value="0.159001590717694" calcext:value-type="percentage">
            <text:p>15,900%</text:p>
          </table:table-cell>
          <table:table-cell office:value-type="float" office:value="70165" calcext:value-type="float">
            <text:p>70.165</text:p>
          </table:table-cell>
          <table:table-cell office:value-type="float" office:value="97584" calcext:value-type="float">
            <text:p>97584</text:p>
          </table:table-cell>
          <table:table-cell office:value-type="float" office:value="462" calcext:value-type="float">
            <text:p>462</text:p>
          </table:table-cell>
          <table:table-cell office:value-type="float" office:value="643" calcext:value-type="float">
            <text:p>643</text:p>
          </table:table-cell>
          <table:table-cell office:value-type="float" office:value="1275" calcext:value-type="float">
            <text:p>1.275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4816" calcext:value-type="float">
            <text:p>44.816</text:p>
          </table:table-cell>
          <table:table-cell office:value-type="float" office:value="37340" calcext:value-type="float">
            <text:p>37.340</text:p>
          </table:table-cell>
          <table:table-cell office:value-type="float" office:value="83318" calcext:value-type="float">
            <text:p>83318</text:p>
          </table:table-cell>
          <table:table-cell table:formula="of:=[.G49]/100000" office:value-type="percentage" office:value="0.83318" calcext:value-type="percentage">
            <text:p>83,318%</text:p>
          </table:table-cell>
          <table:table-cell table:formula="of:=[.F49]/[.E49]" office:value-type="percentage" office:value="0.833184576936808" calcext:value-type="percentage">
            <text:p>83,318%</text:p>
          </table:table-cell>
          <table:table-cell office:value-type="float" office:value="7476" calcext:value-type="float">
            <text:p>7.476</text:p>
          </table:table-cell>
          <table:table-cell office:value-type="float" office:value="16682" calcext:value-type="float">
            <text:p>16682</text:p>
          </table:table-cell>
          <table:table-cell table:style-name="ce8" table:formula="of:=[.K49]/100000" office:value-type="percentage" office:value="0.16682" calcext:value-type="percentage">
            <text:p>16,682%</text:p>
          </table:table-cell>
          <table:table-cell table:style-name="ce11" table:formula="of:=[.L49]-[.L32]" office:value-type="float" office:value="0.00689999999999999" calcext:value-type="float">
            <text:p>0</text:p>
          </table:table-cell>
          <table:table-cell table:formula="of:=[.J49]/[.E49]" office:value-type="percentage" office:value="0.166815423063192" calcext:value-type="percentage">
            <text:p>16,682%</text:p>
          </table:table-cell>
          <table:table-cell office:value-type="float" office:value="36609" calcext:value-type="float">
            <text:p>36.609</text:p>
          </table:table-cell>
          <table:table-cell office:value-type="float" office:value="98042" calcext:value-type="float">
            <text:p>98042</text:p>
          </table:table-cell>
          <table:table-cell office:value-type="float" office:value="184" calcext:value-type="float">
            <text:p>184</text:p>
          </table:table-cell>
          <table:table-cell office:value-type="float" office:value="493" calcext:value-type="float">
            <text:p>493</text:p>
          </table:table-cell>
          <table:table-cell office:value-type="float" office:value="547" calcext:value-type="float">
            <text:p>547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46520" calcext:value-type="float">
            <text:p>46.520</text:p>
          </table:table-cell>
          <table:table-cell office:value-type="float" office:value="38119" calcext:value-type="float">
            <text:p>38.119</text:p>
          </table:table-cell>
          <table:table-cell office:value-type="float" office:value="81941" calcext:value-type="float">
            <text:p>81941</text:p>
          </table:table-cell>
          <table:table-cell table:formula="of:=[.G50]/100000" office:value-type="percentage" office:value="0.81941" calcext:value-type="percentage">
            <text:p>81,941%</text:p>
          </table:table-cell>
          <table:table-cell table:formula="of:=[.F50]/[.E50]" office:value-type="percentage" office:value="0.819411006018917" calcext:value-type="percentage">
            <text:p>81,941%</text:p>
          </table:table-cell>
          <table:table-cell office:value-type="float" office:value="8401" calcext:value-type="float">
            <text:p>8.401</text:p>
          </table:table-cell>
          <table:table-cell office:value-type="float" office:value="18059" calcext:value-type="float">
            <text:p>18059</text:p>
          </table:table-cell>
          <table:table-cell table:style-name="ce8" table:formula="of:=[.K50]/100000" office:value-type="percentage" office:value="0.18059" calcext:value-type="percentage">
            <text:p>18,059%</text:p>
          </table:table-cell>
          <table:table-cell table:style-name="ce11" table:formula="of:=[.L50]-[.L33]" office:value-type="float" office:value="0.01243" calcext:value-type="float">
            <text:p>0</text:p>
          </table:table-cell>
          <table:table-cell table:formula="of:=[.J50]/[.E50]" office:value-type="percentage" office:value="0.180588993981083" calcext:value-type="percentage">
            <text:p>18,059%</text:p>
          </table:table-cell>
          <table:table-cell office:value-type="float" office:value="37107" calcext:value-type="float">
            <text:p>37.107</text:p>
          </table:table-cell>
          <table:table-cell office:value-type="float" office:value="97345" calcext:value-type="float">
            <text:p>97345</text:p>
          </table:table-cell>
          <table:table-cell office:value-type="float" office:value="292" calcext:value-type="float">
            <text:p>292</text:p>
          </table:table-cell>
          <table:table-cell office:value-type="float" office:value="766" calcext:value-type="float">
            <text:p>766</text:p>
          </table:table-cell>
          <table:table-cell office:value-type="float" office:value="720" calcext:value-type="float">
            <text:p>720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13186" calcext:value-type="float">
            <text:p>113.186</text:p>
          </table:table-cell>
          <table:table-cell office:value-type="float" office:value="97870" calcext:value-type="float">
            <text:p>97.870</text:p>
          </table:table-cell>
          <table:table-cell office:value-type="float" office:value="86468" calcext:value-type="float">
            <text:p>86468</text:p>
          </table:table-cell>
          <table:table-cell table:formula="of:=[.G51]/100000" office:value-type="percentage" office:value="0.86468" calcext:value-type="percentage">
            <text:p>86,468%</text:p>
          </table:table-cell>
          <table:table-cell table:formula="of:=[.F51]/[.E51]" office:value-type="percentage" office:value="0.86468291131412" calcext:value-type="percentage">
            <text:p>86,468%</text:p>
          </table:table-cell>
          <table:table-cell office:value-type="float" office:value="15316" calcext:value-type="float">
            <text:p>15.316</text:p>
          </table:table-cell>
          <table:table-cell office:value-type="float" office:value="13532" calcext:value-type="float">
            <text:p>13532</text:p>
          </table:table-cell>
          <table:table-cell table:style-name="ce8" table:formula="of:=[.K51]/100000" office:value-type="percentage" office:value="0.13532" calcext:value-type="percentage">
            <text:p>13,532%</text:p>
          </table:table-cell>
          <table:table-cell table:style-name="ce11" table:formula="of:=[.L51]-[.L34]" office:value-type="float" office:value="0.00281999999999999" calcext:value-type="float">
            <text:p>0</text:p>
          </table:table-cell>
          <table:table-cell table:formula="of:=[.J51]/[.E51]" office:value-type="percentage" office:value="0.13531708868588" calcext:value-type="percentage">
            <text:p>13,532%</text:p>
          </table:table-cell>
          <table:table-cell office:value-type="float" office:value="95400" calcext:value-type="float">
            <text:p>95.400</text:p>
          </table:table-cell>
          <table:table-cell office:value-type="float" office:value="97476" calcext:value-type="float">
            <text:p>97476</text:p>
          </table:table-cell>
          <table:table-cell office:value-type="float" office:value="588" calcext:value-type="float">
            <text:p>588</text:p>
          </table:table-cell>
          <table:table-cell office:value-type="float" office:value="601" calcext:value-type="float">
            <text:p>601</text:p>
          </table:table-cell>
          <table:table-cell office:value-type="float" office:value="1882" calcext:value-type="float">
            <text:p>1.882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62407" calcext:value-type="float">
            <text:p>62.407</text:p>
          </table:table-cell>
          <table:table-cell office:value-type="float" office:value="54179" calcext:value-type="float">
            <text:p>54.179</text:p>
          </table:table-cell>
          <table:table-cell office:value-type="float" office:value="86816" calcext:value-type="float">
            <text:p>86816</text:p>
          </table:table-cell>
          <table:table-cell table:formula="of:=[.G52]/100000" office:value-type="percentage" office:value="0.86816" calcext:value-type="percentage">
            <text:p>86,816%</text:p>
          </table:table-cell>
          <table:table-cell table:formula="of:=[.F52]/[.E52]" office:value-type="percentage" office:value="0.868155815853991" calcext:value-type="percentage">
            <text:p>86,816%</text:p>
          </table:table-cell>
          <table:table-cell office:value-type="float" office:value="8228" calcext:value-type="float">
            <text:p>8.228</text:p>
          </table:table-cell>
          <table:table-cell office:value-type="float" office:value="13184" calcext:value-type="float">
            <text:p>13184</text:p>
          </table:table-cell>
          <table:table-cell table:style-name="ce8" table:formula="of:=[.K52]/100000" office:value-type="percentage" office:value="0.13184" calcext:value-type="percentage">
            <text:p>13,184%</text:p>
          </table:table-cell>
          <table:table-cell table:style-name="ce11" table:formula="of:=[.L52]-[.L35]" office:value-type="float" office:value="-0.00668999999999997" calcext:value-type="float">
            <text:p>0</text:p>
          </table:table-cell>
          <table:table-cell table:formula="of:=[.J52]/[.E52]" office:value-type="percentage" office:value="0.131844184146009" calcext:value-type="percentage">
            <text:p>13,184%</text:p>
          </table:table-cell>
          <table:table-cell office:value-type="float" office:value="53261" calcext:value-type="float">
            <text:p>53.261</text:p>
          </table:table-cell>
          <table:table-cell office:value-type="float" office:value="98306" calcext:value-type="float">
            <text:p>98306</text:p>
          </table:table-cell>
          <table:table-cell office:value-type="float" office:value="197" calcext:value-type="float">
            <text:p>197</text:p>
          </table:table-cell>
          <table:table-cell office:value-type="float" office:value="364" calcext:value-type="float">
            <text:p>364</text:p>
          </table:table-cell>
          <table:table-cell office:value-type="float" office:value="721" calcext:value-type="float">
            <text:p>721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vernador</text:p>
          </table:table-cell>
          <table:table-cell table:number-columns-repeated="2" office:value-type="float" office:value="104264" calcext:value-type="float">
            <text:p>104.264</text:p>
          </table:table-cell>
          <table:table-cell office:value-type="float" office:value="82026" calcext:value-type="float">
            <text:p>82.026</text:p>
          </table:table-cell>
          <table:table-cell office:value-type="float" office:value="78671" calcext:value-type="float">
            <text:p>78671</text:p>
          </table:table-cell>
          <table:table-cell table:formula="of:=[.G53]/100000" office:value-type="percentage" office:value="0.78671" calcext:value-type="percentage">
            <text:p>78,671%</text:p>
          </table:table-cell>
          <table:table-cell table:formula="of:=[.F53]/[.E53]" office:value-type="percentage" office:value="0.786714493976828" calcext:value-type="percentage">
            <text:p>78,671%</text:p>
          </table:table-cell>
          <table:table-cell office:value-type="float" office:value="22238" calcext:value-type="float">
            <text:p>22.238</text:p>
          </table:table-cell>
          <table:table-cell office:value-type="float" office:value="21329" calcext:value-type="float">
            <text:p>21329</text:p>
          </table:table-cell>
          <table:table-cell table:style-name="ce8" table:formula="of:=[.K53]/100000" office:value-type="percentage" office:value="0.21329" calcext:value-type="percentage">
            <text:p>21,329%</text:p>
          </table:table-cell>
          <table:table-cell table:style-name="ce11" table:formula="of:=[.L53]-[.L36]" office:value-type="float" office:value="0.01385" calcext:value-type="float">
            <text:p>0</text:p>
          </table:table-cell>
          <table:table-cell table:formula="of:=[.J53]/[.E53]" office:value-type="percentage" office:value="0.213285506023172" calcext:value-type="percentage">
            <text:p>21,329%</text:p>
          </table:table-cell>
          <table:table-cell office:value-type="float" office:value="80046" calcext:value-type="float">
            <text:p>80.046</text:p>
          </table:table-cell>
          <table:table-cell office:value-type="float" office:value="97586" calcext:value-type="float">
            <text:p>97586</text:p>
          </table:table-cell>
          <table:table-cell office:value-type="float" office:value="713" calcext:value-type="float">
            <text:p>713</text:p>
          </table:table-cell>
          <table:table-cell office:value-type="float" office:value="869" calcext:value-type="float">
            <text:p>869</text:p>
          </table:table-cell>
          <table:table-cell office:value-type="float" office:value="1267" calcext:value-type="float">
            <text:p>1.267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40:.D53])" office:value-type="float" office:value="1267925" calcext:value-type="float">
            <text:p>1.267.925</text:p>
          </table:table-cell>
          <table:table-cell table:style-name="ce5" table:formula="of:=SUM([.E40:.E53])" office:value-type="float" office:value="1267925" calcext:value-type="float">
            <text:p>1.267.925</text:p>
          </table:table-cell>
          <table:table-cell table:style-name="ce5" table:formula="of:=SUM([.F40:.F53])" office:value-type="float" office:value="1064922" calcext:value-type="float">
            <text:p>1.064.922</text:p>
          </table:table-cell>
          <table:table-cell/>
          <table:table-cell table:style-name="ce7" table:formula="of:=[.F54]/[.E54]" office:value-type="percentage" office:value="0.839893526825325" calcext:value-type="percentage">
            <text:p>83,989%</text:p>
          </table:table-cell>
          <table:table-cell table:style-name="ce1" table:formula="of:=AVERAGE([.I40:.I53])" office:value-type="percentage" office:value="0.841737007888431" calcext:value-type="percentage">
            <text:p>84,17%</text:p>
          </table:table-cell>
          <table:table-cell table:style-name="ce5" table:formula="of:=SUM([.J40:.J53])" office:value-type="float" office:value="203003" calcext:value-type="float">
            <text:p>203.003</text:p>
          </table:table-cell>
          <table:table-cell table:number-columns-repeated="3"/>
          <table:table-cell table:style-name="ce7" table:formula="of:=[.J54]/[.E54]" office:value-type="percentage" office:value="0.160106473174675" calcext:value-type="percentage">
            <text:p>16,011%</text:p>
          </table:table-cell>
          <table:table-cell table:formula="of:=SUM([.O40:.O53])" office:value-type="float" office:value="1039276" calcext:value-type="float">
            <text:p>1.039.276</text:p>
          </table:table-cell>
          <table:table-cell/>
          <table:table-cell table:formula="of:=SUM([.Q40:.Q53])" office:value-type="float" office:value="6810" calcext:value-type="float">
            <text:p>6.810</text:p>
          </table:table-cell>
          <table:table-cell/>
          <table:table-cell table:formula="of:=SUM([.S40:.S53])" office:value-type="float" office:value="18836" calcext:value-type="float">
            <text:p>18.83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édias populacionais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formula="of:=[.E21]" office:value-type="float" office:value="1267925" calcext:value-type="float">
            <text:p>1.267.925</text:p>
          </table:table-cell>
          <table:table-cell table:formula="of:=[.F21]" office:value-type="float" office:value="1071508" calcext:value-type="float">
            <text:p>1.071.508</text:p>
          </table:table-cell>
          <table:table-cell table:formula="of:=[.F59]/[.E59]" office:value-type="float" office:value="0.845087840369107" calcext:value-type="float">
            <text:p>0,8450878404</text:p>
          </table:table-cell>
          <table:table-cell table:style-name="Default" table:number-columns-repeated="2"/>
          <table:table-cell table:formula="of:=[.J21]" office:value-type="float" office:value="196417" calcext:value-type="float">
            <text:p>196.417</text:p>
          </table:table-cell>
          <table:table-cell table:formula="of:=[.J59]/[.E59]" office:value-type="float" office:value="0.154912159630893" calcext:value-type="float">
            <text:p>0,154912159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formula="of:=[.E54]" office:value-type="float" office:value="1267925" calcext:value-type="float">
            <text:p>1.267.925</text:p>
          </table:table-cell>
          <table:table-cell table:formula="of:=[.F54]" office:value-type="float" office:value="1064922" calcext:value-type="float">
            <text:p>1.064.922</text:p>
          </table:table-cell>
          <table:table-cell table:formula="of:=[.F60]/[.E60]" office:value-type="float" office:value="0.839893526825325" calcext:value-type="float">
            <text:p>0,8398935268</text:p>
          </table:table-cell>
          <table:table-cell table:style-name="Default" table:number-columns-repeated="2"/>
          <table:table-cell table:formula="of:=[.J54]" office:value-type="float" office:value="203003" calcext:value-type="float">
            <text:p>203.003</text:p>
          </table:table-cell>
          <table:table-cell table:formula="of:=[.J60]/[.E60]" office:value-type="float" office:value="0.160106473174675" calcext:value-type="float">
            <text:p>0,160106473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FERENÇA</text:p>
          </table:table-cell>
          <table:table-cell table:number-columns-repeated="2"/>
          <table:table-cell table:style-name="Default"/>
          <table:table-cell table:style-name="Default" table:formula="of:=[.E59]-[.E60]" office:value-type="float" office:value="0" calcext:value-type="float">
            <text:p>0</text:p>
          </table:table-cell>
          <table:table-cell table:style-name="Default" table:formula="of:=[.F59]-[.F60]" office:value-type="float" office:value="6586" calcext:value-type="float">
            <text:p>6586</text:p>
          </table:table-cell>
          <table:table-cell table:formula="of:=[.G59]-[.G60]" office:value-type="float" office:value="0.00519431354378219" calcext:value-type="float">
            <text:p>0,0051943135</text:p>
          </table:table-cell>
          <table:table-cell table:style-name="Default" table:number-columns-repeated="2"/>
          <table:table-cell table:style-name="Default" table:formula="of:=[.J59]-[.J60]" office:value-type="float" office:value="-6586" calcext:value-type="float">
            <text:p>-6586</text:p>
          </table:table-cell>
          <table:table-cell table:formula="of:=[.K59]-[.K60]" office:value-type="float" office:value="-0.00519431354378216" calcext:value-type="float">
            <text:p>-0,0051943135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calcext:conditional-formats>
          <calcext:conditional-format calcext:target-range-address="'1998'.L41:'1998'.L41">
            <calcext:condition calcext:apply-style-name="abstencao menor" calcext:value="&lt;[$'1998'.$L$24]" calcext:base-cell-address="'1998'.L41"/>
          </calcext:conditional-format>
          <calcext:conditional-format calcext:target-range-address="'1998'.L42:'1998'.L42">
            <calcext:condition calcext:apply-style-name="abstencao menor" calcext:value="&lt;[$'1998'.$L$25]" calcext:base-cell-address="'1998'.L42"/>
          </calcext:conditional-format>
          <calcext:conditional-format calcext:target-range-address="'1998'.M40:'1998'.M53">
            <calcext:condition calcext:apply-style-name="abstencao menor" calcext:value="&lt;0" calcext:base-cell-address="'1998'.M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7" loext:min-decimal-places="7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stencao_20_menor" style:display-name="abstencao menor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3:33:51.587833687</meta:creation-date>
    <dc:date>2018-06-22T12:18:27.082503599</dc:date>
    <meta:editing-duration>PT19H21M38S</meta:editing-duration>
    <meta:editing-cycles>8</meta:editing-cycles>
    <meta:generator>LibreOffice/5.1.6.2$Linux_X86_64 LibreOffice_project/10m0$Build-2</meta:generator>
    <meta:document-statistic meta:table-count="4" meta:cell-count="2121" meta:object-count="0"/>
  </office:meta>
</office:document-meta>
</file>